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xmlns:formx="urn:openoffice:names:experimental:ooxml-odf-interop:xmlns:form:1.0" office:version="1.2" grddl:transformation="http://docs.oasis-open.org/office/1.2/xslt/odf2rdf.xsl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92in"/>
    </style:style>
    <style:style style:name="co2" style:family="table-column">
      <style:table-column-properties fo:break-before="auto" style:column-width="0.498in"/>
    </style:style>
    <style:style style:name="co7" style:family="table-column">
      <style:table-column-properties fo:break-before="auto" style:column-width="0.6917in"/>
    </style:style>
    <style:style style:name="co4" style:family="table-column">
      <style:table-column-properties fo:break-before="auto" style:column-width="3.6083in"/>
    </style:style>
    <style:style style:name="co5" style:family="table-column">
      <style:table-column-properties fo:break-before="auto" style:column-width="0.6161in"/>
    </style:style>
    <style:style style:name="co6" style:family="table-column">
      <style:table-column-properties fo:break-before="auto" style:column-width="0.6701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7382in"/>
    </style:style>
    <style:style style:name="co10" style:family="table-column">
      <style:table-column-properties fo:break-before="auto" style:column-width="0.422in"/>
    </style:style>
    <style:style style:name="co11" style:family="table-column">
      <style:table-column-properties fo:break-before="auto" style:column-width="0.7008in"/>
    </style:style>
    <style:style style:name="co12" style:family="table-column">
      <style:table-column-properties fo:break-before="auto" style:column-width="2.6618in"/>
    </style:style>
    <style:style style:name="co13" style:family="table-column">
      <style:table-column-properties fo:break-before="auto" style:column-width="0.552in"/>
    </style:style>
    <style:style style:name="ro1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 style:data-style-name="N2"/>
    <style:style style:name="ce2" style:family="table-cell" style:parent-style-name="Default" style:data-style-name="N11"/>
    <style:style style:name="ce3" style:family="table-cell" style:parent-style-name="Default">
      <style:text-properties style:font-name="Arial" style:font-name-asian="DejaVu Sans" style:font-name-complex="DejaVu Sans"/>
    </style:style>
    <style:style style:name="ce4" style:family="table-cell" style:parent-style-name="Default" style:data-style-name="N99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5" table:default-cell-style-name="ce1"/>
        <table:table-column table:style-name="co4" table:default-cell-style-name="Default"/>
        <table:table-column table:style-name="co6" table:default-cell-style-name="ce2"/>
        <table:table-column table:style-name="co8" table:number-columns-repeated="3" table:default-cell-style-name="Default"/>
        <table:table-row table:style-name="ro1">
          <table:table-cell office:value-type="float" office:value="9581460">
            <text:p>9581460</text:p>
          </table:table-cell>
          <table:table-cell office:value-type="float" office:value="20000">
            <text:p>20000</text:p>
          </table:table-cell>
          <table:table-cell office:value-type="float" office:value="479.073">
            <text:p>479.07</text:p>
          </table:table-cell>
          <table:table-cell office:value-type="string">
            <text:p>ArgumentListCacheKeyGenerator(true, true)</text:p>
          </table:table-cell>
          <table:table-cell table:number-columns-repeated="2"/>
          <table:table-cell table:formula="of:=MIN([.E2];[.E5];[.E8];[.E11];[.E14])" office:value-type="percentage" office:value="0.0987999989771991">
            <text:p>9.88%</text:p>
          </table:table-cell>
          <table:table-cell/>
        </table:table-row>
        <table:table-row table:style-name="ro1">
          <table:table-cell office:value-type="float" office:value="12721557">
            <text:p>12721557</text:p>
          </table:table-cell>
          <table:table-cell office:value-type="float" office:value="20000">
            <text:p>20000</text:p>
          </table:table-cell>
          <table:table-cell office:value-type="float" office:value="636.07785">
            <text:p>636.08</text:p>
          </table:table-cell>
          <table:table-cell office:value-type="string">
            <text:p>ArgumentListCacheKeyGenerator(true, false)</text:p>
          </table:table-cell>
          <table:table-cell table:formula="of:=([.C2]-[.C1])/[.C1]" office:value-type="percentage" office:value="0.327726359030878">
            <text:p>32.77%</text:p>
          </table:table-cell>
          <table:table-cell/>
          <table:table-cell table:formula="of:=AVERAGE([.E2];[.E5];[.E8];[.E11];[.E14])" office:value-type="percentage" office:value="0.282473406586221">
            <text:p>28.25%</text:p>
          </table:table-cell>
          <table:table-cell table:formula="of:=MIN([.E3];[.E6];[.E9];[.E12];[.E15])" office:value-type="percentage" office:value="0.27555240924207">
            <text:p>27.56%</text:p>
          </table:table-cell>
        </table:table-row>
        <table:table-row table:style-name="ro1">
          <table:table-cell office:value-type="float" office:value="18772077">
            <text:p>18772077</text:p>
          </table:table-cell>
          <table:table-cell office:value-type="float" office:value="20000">
            <text:p>20000</text:p>
          </table:table-cell>
          <table:table-cell office:value-type="float" office:value="938.60385">
            <text:p>938.60</text:p>
          </table:table-cell>
          <table:table-cell office:value-type="string">
            <text:p>ArgumentListCacheKeyGenerator(false, false)</text:p>
          </table:table-cell>
          <table:table-cell table:formula="of:=([.C3]-[.C2])/[.C2]" office:value-type="percentage" office:value="0.475611593769536">
            <text:p>47.56%</text:p>
          </table:table-cell>
          <table:table-cell/>
          <table:table-cell table:style-name="ce3" table:formula="of:=MAX([.E2];[.E5];[.E8];[.E11];[.E14])" office:value-type="percentage" office:value="0.396336079265455">
            <text:p>39.63%</text:p>
          </table:table-cell>
          <table:table-cell table:formula="of:=AVERAGE([.E3];[.E6];[.E9];[.E12];[.E15])" office:value-type="percentage" office:value="0.70946605947928">
            <text:p>70.95%</text:p>
          </table:table-cell>
        </table:table-row>
        <table:table-row table:style-name="ro1">
          <table:table-cell office:value-type="float" office:value="9883347">
            <text:p>9883347</text:p>
          </table:table-cell>
          <table:table-cell office:value-type="float" office:value="20000">
            <text:p>20000</text:p>
          </table:table-cell>
          <table:table-cell office:value-type="float" office:value="494.16735">
            <text:p>494.17</text:p>
          </table:table-cell>
          <table:table-cell office:value-type="string">
            <text:p>StringCacheKeyGenerator(true, true)</text:p>
          </table:table-cell>
          <table:table-cell table:number-columns-repeated="3"/>
          <table:table-cell table:style-name="ce3" table:formula="of:=MAX([.E3];[.E6];[.E9];[.E12];[.E15])" office:value-type="percentage" office:value="1.54791161520974">
            <text:p>154.79%</text:p>
          </table:table-cell>
        </table:table-row>
        <table:table-row table:style-name="ro1">
          <table:table-cell office:value-type="float" office:value="13800474">
            <text:p>13800474</text:p>
          </table:table-cell>
          <table:table-cell office:value-type="float" office:value="20000">
            <text:p>20000</text:p>
          </table:table-cell>
          <table:table-cell office:value-type="float" office:value="690.0237">
            <text:p>690.02</text:p>
          </table:table-cell>
          <table:table-cell office:value-type="string">
            <text:p>StringCacheKeyGenerator(true, false)</text:p>
          </table:table-cell>
          <table:table-cell table:formula="of:=([.C5]-[.C4])/[.C4]" office:value-type="percentage" office:value="0.396336079265455">
            <text:p>39.63%</text:p>
          </table:table-cell>
          <table:table-cell table:number-columns-repeated="3"/>
        </table:table-row>
        <table:table-row table:style-name="ro1">
          <table:table-cell office:value-type="float" office:value="35162388">
            <text:p>35162388</text:p>
          </table:table-cell>
          <table:table-cell office:value-type="float" office:value="20000">
            <text:p>20000</text:p>
          </table:table-cell>
          <table:table-cell office:value-type="float" office:value="1758.1194">
            <text:p>1758.12</text:p>
          </table:table-cell>
          <table:table-cell office:value-type="string">
            <text:p>StringCacheKeyGenerator(false, false)</text:p>
          </table:table-cell>
          <table:table-cell table:formula="of:=([.C6]-[.C5])/[.C5]" office:value-type="percentage" office:value="1.54791161520974">
            <text:p>154.79%</text:p>
          </table:table-cell>
          <table:table-cell table:number-columns-repeated="3"/>
        </table:table-row>
        <table:table-row table:style-name="ro1">
          <table:table-cell office:value-type="float" office:value="12830814">
            <text:p>12830814</text:p>
          </table:table-cell>
          <table:table-cell office:value-type="float" office:value="20000">
            <text:p>20000</text:p>
          </table:table-cell>
          <table:table-cell office:value-type="float" office:value="641.5407">
            <text:p>641.54</text:p>
          </table:table-cell>
          <table:table-cell office:value-type="string">
            <text:p>MessageDigestCacheKeyGenerator("MD5", true, true)</text:p>
          </table:table-cell>
          <table:table-cell table:number-columns-repeated="4"/>
        </table:table-row>
        <table:table-row table:style-name="ro1">
          <table:table-cell office:value-type="float" office:value="15374607">
            <text:p>15374607</text:p>
          </table:table-cell>
          <table:table-cell office:value-type="float" office:value="20000">
            <text:p>20000</text:p>
          </table:table-cell>
          <table:table-cell office:value-type="float" office:value="768.73035">
            <text:p>768.73</text:p>
          </table:table-cell>
          <table:table-cell office:value-type="string">
            <text:p>MessageDigestCacheKeyGenerator("MD5", true, false)</text:p>
          </table:table-cell>
          <table:table-cell table:formula="of:=([.C8]-[.C7])/[.C7]" office:value-type="percentage" office:value="0.198256556442951">
            <text:p>19.83%</text:p>
          </table:table-cell>
          <table:table-cell table:number-columns-repeated="3"/>
        </table:table-row>
        <table:table-row table:style-name="ro1">
          <table:table-cell office:value-type="float" office:value="19611117">
            <text:p>19611117</text:p>
          </table:table-cell>
          <table:table-cell office:value-type="float" office:value="20000">
            <text:p>20000</text:p>
          </table:table-cell>
          <table:table-cell office:value-type="float" office:value="980.55585">
            <text:p>980.56</text:p>
          </table:table-cell>
          <table:table-cell office:value-type="string">
            <text:p>MessageDigestCacheKeyGenerator("MD5", false, false)</text:p>
          </table:table-cell>
          <table:table-cell table:formula="of:=([.C9]-[.C8])/[.C8]" office:value-type="percentage" office:value="0.27555240924207">
            <text:p>27.56%</text:p>
          </table:table-cell>
          <table:table-cell table:number-columns-repeated="3"/>
        </table:table-row>
        <table:table-row table:style-name="ro1">
          <table:table-cell office:value-type="float" office:value="91174563">
            <text:p>91174563</text:p>
          </table:table-cell>
          <table:table-cell office:value-type="float" office:value="20000">
            <text:p>20000</text:p>
          </table:table-cell>
          <table:table-cell office:value-type="float" office:value="4558.72815">
            <text:p>4558.73</text:p>
          </table:table-cell>
          <table:table-cell office:value-type="string">
            <text:p>SimpleHashCodeCacheKeyGenerator(true, true)</text:p>
          </table:table-cell>
          <table:table-cell table:number-columns-repeated="4"/>
        </table:table-row>
        <table:table-row table:style-name="ro1">
          <table:table-cell office:value-type="float" office:value="126846432">
            <text:p>126846432</text:p>
          </table:table-cell>
          <table:table-cell office:value-type="float" office:value="20000">
            <text:p>20000</text:p>
          </table:table-cell>
          <table:table-cell office:value-type="float" office:value="6342.3216">
            <text:p>6342.32</text:p>
          </table:table-cell>
          <table:table-cell office:value-type="string">
            <text:p>SimpleHashCodeCacheKeyGenerator(true, false)</text:p>
          </table:table-cell>
          <table:table-cell table:formula="of:=([.C11]-[.C10])/[.C10]" office:value-type="percentage" office:value="0.391248039214622">
            <text:p>39.12%</text:p>
          </table:table-cell>
          <table:table-cell table:number-columns-repeated="3"/>
        </table:table-row>
        <table:table-row table:style-name="ro1">
          <table:table-cell office:value-type="float" office:value="196149831">
            <text:p>196149831</text:p>
          </table:table-cell>
          <table:table-cell office:value-type="float" office:value="20000">
            <text:p>20000</text:p>
          </table:table-cell>
          <table:table-cell office:value-type="float" office:value="9807.49155">
            <text:p>9807.49</text:p>
          </table:table-cell>
          <table:table-cell office:value-type="string">
            <text:p>SimpleHashCodeCacheKeyGenerator(false, false)</text:p>
          </table:table-cell>
          <table:table-cell table:formula="of:=([.C12]-[.C11])/[.C11]" office:value-type="percentage" office:value="0.546356707928529">
            <text:p>54.64%</text:p>
          </table:table-cell>
          <table:table-cell table:number-columns-repeated="3"/>
        </table:table-row>
        <table:table-row table:style-name="ro1">
          <table:table-cell office:value-type="float" office:value="1173249">
            <text:p>1173249</text:p>
          </table:table-cell>
          <table:table-cell office:value-type="float" office:value="20000">
            <text:p>20000</text:p>
          </table:table-cell>
          <table:table-cell office:value-type="float" office:value="58.66245">
            <text:p>58.66</text:p>
          </table:table-cell>
          <table:table-cell office:value-type="string">
            <text:p>ReflectionHashCodeCacheKeyGenerator(true, true)</text:p>
          </table:table-cell>
          <table:table-cell table:number-columns-repeated="4"/>
        </table:table-row>
        <table:table-row table:style-name="ro1">
          <table:table-cell office:value-type="float" office:value="1289166">
            <text:p>1289166</text:p>
          </table:table-cell>
          <table:table-cell office:value-type="float" office:value="20000">
            <text:p>20000</text:p>
          </table:table-cell>
          <table:table-cell office:value-type="float" office:value="64.4583">
            <text:p>64.46</text:p>
          </table:table-cell>
          <table:table-cell office:value-type="string">
            <text:p>ReflectionHashCodeCacheKeyGenerator(true, false)</text:p>
          </table:table-cell>
          <table:table-cell table:formula="of:=([.C14]-[.C13])/[.C13]" office:value-type="percentage" office:value="0.0987999989771991">
            <text:p>9.88%</text:p>
          </table:table-cell>
          <table:table-cell table:number-columns-repeated="3"/>
        </table:table-row>
        <table:table-row table:style-name="ro1">
          <table:table-cell office:value-type="float" office:value="2194029">
            <text:p>2194029</text:p>
          </table:table-cell>
          <table:table-cell office:value-type="float" office:value="20000">
            <text:p>20000</text:p>
          </table:table-cell>
          <table:table-cell office:value-type="float" office:value="109.70145">
            <text:p>109.70</text:p>
          </table:table-cell>
          <table:table-cell office:value-type="string">
            <text:p>ReflectionHashCodeCacheKeyGenerator(false, false)</text:p>
          </table:table-cell>
          <table:table-cell table:formula="of:=([.C15]-[.C14])/[.C14]" office:value-type="percentage" office:value="0.701897971246527">
            <text:p>70.19%</text:p>
          </table:table-cell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196149831">
            <text:p>196149831</text:p>
          </table:table-cell>
          <table:table-cell office:value-type="float" office:value="20000">
            <text:p>20000</text:p>
          </table:table-cell>
          <table:table-cell office:value-type="float" office:value="9807.49155">
            <text:p>9807.49</text:p>
          </table:table-cell>
          <table:table-cell office:value-type="string">
            <text:p>SimpleHashCodeCacheKeyGenerator(false, false)</text:p>
          </table:table-cell>
          <table:table-cell table:formula="of:=([.C19]-[.C20])/[.C20]" office:value-type="percentage" office:value="0.546356707928529">
            <text:p>54.64%</text:p>
          </table:table-cell>
          <table:table-cell table:style-name="ce2" table:formula="of:=([.C19]-[.C22])/[.C22]" office:value-type="percentage" office:value="4.57839902682378">
            <text:p>457.84%</text:p>
          </table:table-cell>
          <table:table-cell table:number-columns-repeated="2"/>
        </table:table-row>
        <table:table-row table:style-name="ro1">
          <table:table-cell office:value-type="float" office:value="126846432">
            <text:p>126846432</text:p>
          </table:table-cell>
          <table:table-cell office:value-type="float" office:value="20000">
            <text:p>20000</text:p>
          </table:table-cell>
          <table:table-cell office:value-type="float" office:value="6342.3216">
            <text:p>6342.32</text:p>
          </table:table-cell>
          <table:table-cell office:value-type="string">
            <text:p>SimpleHashCodeCacheKeyGenerator(true, false)</text:p>
          </table:table-cell>
          <table:table-cell table:formula="of:=([.C20]-[.C21])/[.C21]" office:value-type="percentage" office:value="0.391248039214622">
            <text:p>39.12%</text:p>
          </table:table-cell>
          <table:table-cell table:number-columns-repeated="3"/>
        </table:table-row>
        <table:table-row table:style-name="ro1">
          <table:table-cell office:value-type="float" office:value="91174563">
            <text:p>91174563</text:p>
          </table:table-cell>
          <table:table-cell office:value-type="float" office:value="20000">
            <text:p>20000</text:p>
          </table:table-cell>
          <table:table-cell office:value-type="float" office:value="4558.72815">
            <text:p>4558.73</text:p>
          </table:table-cell>
          <table:table-cell office:value-type="string">
            <text:p>SimpleHashCodeCacheKeyGenerator(true, true)</text:p>
          </table:table-cell>
          <table:table-cell table:formula="of:=([.C21]-[.C22])/[.C22]" office:value-type="percentage" office:value="1.59295708243706">
            <text:p>159.30%</text:p>
          </table:table-cell>
          <table:table-cell table:number-columns-repeated="3"/>
        </table:table-row>
        <table:table-row table:style-name="ro1">
          <table:table-cell office:value-type="float" office:value="35162388">
            <text:p>35162388</text:p>
          </table:table-cell>
          <table:table-cell office:value-type="float" office:value="20000">
            <text:p>20000</text:p>
          </table:table-cell>
          <table:table-cell office:value-type="float" office:value="1758.1194">
            <text:p>1758.12</text:p>
          </table:table-cell>
          <table:table-cell office:value-type="string">
            <text:p>StringCacheKeyGenerator(false, false)</text:p>
          </table:table-cell>
          <table:table-cell table:formula="of:=([.C22]-[.C23])/[.C23]" office:value-type="percentage" office:value="0.792982419104429">
            <text:p>79.30%</text:p>
          </table:table-cell>
          <table:table-cell table:number-columns-repeated="3"/>
        </table:table-row>
        <table:table-row table:style-name="ro1">
          <table:table-cell office:value-type="float" office:value="19611117">
            <text:p>19611117</text:p>
          </table:table-cell>
          <table:table-cell office:value-type="float" office:value="20000">
            <text:p>20000</text:p>
          </table:table-cell>
          <table:table-cell office:value-type="float" office:value="980.55585">
            <text:p>980.56</text:p>
          </table:table-cell>
          <table:table-cell office:value-type="string">
            <text:p>MessageDigestCacheKeyGenerator("MD5", false, false)</text:p>
          </table:table-cell>
          <table:table-cell table:formula="of:=([.C23]-[.C24])/[.C24]" office:value-type="percentage" office:value="0.0446961729381357">
            <text:p>4.47%</text:p>
          </table:table-cell>
          <table:table-cell table:number-columns-repeated="3"/>
        </table:table-row>
        <table:table-row table:style-name="ro1">
          <table:table-cell office:value-type="float" office:value="18772077">
            <text:p>18772077</text:p>
          </table:table-cell>
          <table:table-cell office:value-type="float" office:value="20000">
            <text:p>20000</text:p>
          </table:table-cell>
          <table:table-cell office:value-type="float" office:value="938.60385">
            <text:p>938.60</text:p>
          </table:table-cell>
          <table:table-cell office:value-type="string">
            <text:p>ArgumentListCacheKeyGenerator(false, false)</text:p>
          </table:table-cell>
          <table:table-cell table:formula="of:=([.C24]-[.C25])/[.C25]" office:value-type="percentage" office:value="0.220979306983261">
            <text:p>22.10%</text:p>
          </table:table-cell>
          <table:table-cell table:number-columns-repeated="3"/>
        </table:table-row>
        <table:table-row table:style-name="ro1">
          <table:table-cell office:value-type="float" office:value="15374607">
            <text:p>15374607</text:p>
          </table:table-cell>
          <table:table-cell office:value-type="float" office:value="20000">
            <text:p>20000</text:p>
          </table:table-cell>
          <table:table-cell office:value-type="float" office:value="768.73035">
            <text:p>768.73</text:p>
          </table:table-cell>
          <table:table-cell office:value-type="string">
            <text:p>MessageDigestCacheKeyGenerator("MD5", true, false)</text:p>
          </table:table-cell>
          <table:table-cell table:formula="of:=([.C25]-[.C26])/[.C26]" office:value-type="percentage" office:value="0.114063690855836">
            <text:p>11.41%</text:p>
          </table:table-cell>
          <table:table-cell table:number-columns-repeated="3"/>
        </table:table-row>
        <table:table-row table:style-name="ro1">
          <table:table-cell office:value-type="float" office:value="13800474">
            <text:p>13800474</text:p>
          </table:table-cell>
          <table:table-cell office:value-type="float" office:value="20000">
            <text:p>20000</text:p>
          </table:table-cell>
          <table:table-cell office:value-type="float" office:value="690.0237">
            <text:p>690.02</text:p>
          </table:table-cell>
          <table:table-cell office:value-type="string">
            <text:p>StringCacheKeyGenerator(true, false)</text:p>
          </table:table-cell>
          <table:table-cell table:formula="of:=([.C26]-[.C27])/[.C27]" office:value-type="percentage" office:value="0.0755727578936145">
            <text:p>7.56%</text:p>
          </table:table-cell>
          <table:table-cell table:number-columns-repeated="3"/>
        </table:table-row>
        <table:table-row table:style-name="ro1">
          <table:table-cell office:value-type="float" office:value="12830814">
            <text:p>12830814</text:p>
          </table:table-cell>
          <table:table-cell office:value-type="float" office:value="20000">
            <text:p>20000</text:p>
          </table:table-cell>
          <table:table-cell office:value-type="float" office:value="641.5407">
            <text:p>641.54</text:p>
          </table:table-cell>
          <table:table-cell office:value-type="string">
            <text:p>MessageDigestCacheKeyGenerator("MD5", true, true)</text:p>
          </table:table-cell>
          <table:table-cell table:formula="of:=([.C27]-[.C28])/[.C28]" office:value-type="percentage" office:value="0.00858833553157055">
            <text:p>0.86%</text:p>
          </table:table-cell>
          <table:table-cell table:number-columns-repeated="3"/>
        </table:table-row>
        <table:table-row table:style-name="ro1">
          <table:table-cell office:value-type="float" office:value="12721557">
            <text:p>12721557</text:p>
          </table:table-cell>
          <table:table-cell office:value-type="float" office:value="20000">
            <text:p>20000</text:p>
          </table:table-cell>
          <table:table-cell office:value-type="float" office:value="636.07785">
            <text:p>636.08</text:p>
          </table:table-cell>
          <table:table-cell office:value-type="string">
            <text:p>ArgumentListCacheKeyGenerator(true, false)</text:p>
          </table:table-cell>
          <table:table-cell table:formula="of:=([.C28]-[.C29])/[.C29]" office:value-type="percentage" office:value="0.287170935109331">
            <text:p>28.72%</text:p>
          </table:table-cell>
          <table:table-cell table:number-columns-repeated="3"/>
        </table:table-row>
        <table:table-row table:style-name="ro1">
          <table:table-cell office:value-type="float" office:value="9883347">
            <text:p>9883347</text:p>
          </table:table-cell>
          <table:table-cell office:value-type="float" office:value="20000">
            <text:p>20000</text:p>
          </table:table-cell>
          <table:table-cell office:value-type="float" office:value="494.16735">
            <text:p>494.17</text:p>
          </table:table-cell>
          <table:table-cell office:value-type="string">
            <text:p>StringCacheKeyGenerator(true, true)</text:p>
          </table:table-cell>
          <table:table-cell table:formula="of:=([.C29]-[.C30])/[.C30]" office:value-type="percentage" office:value="0.0315074111878566">
            <text:p>3.15%</text:p>
          </table:table-cell>
          <table:table-cell table:number-columns-repeated="3"/>
        </table:table-row>
        <table:table-row table:style-name="ro1">
          <table:table-cell office:value-type="float" office:value="9581460">
            <text:p>9581460</text:p>
          </table:table-cell>
          <table:table-cell office:value-type="float" office:value="20000">
            <text:p>20000</text:p>
          </table:table-cell>
          <table:table-cell office:value-type="float" office:value="479.073">
            <text:p>479.07</text:p>
          </table:table-cell>
          <table:table-cell office:value-type="string">
            <text:p>ArgumentListCacheKeyGenerator(true, true)</text:p>
          </table:table-cell>
          <table:table-cell table:formula="of:=([.C30]-[.C31])/[.C31]" office:value-type="percentage" office:value="3.36706169335045">
            <text:p>336.71%</text:p>
          </table:table-cell>
          <table:table-cell table:number-columns-repeated="3"/>
        </table:table-row>
        <table:table-row table:style-name="ro1">
          <table:table-cell office:value-type="float" office:value="2194029">
            <text:p>2194029</text:p>
          </table:table-cell>
          <table:table-cell office:value-type="float" office:value="20000">
            <text:p>20000</text:p>
          </table:table-cell>
          <table:table-cell office:value-type="float" office:value="109.70145">
            <text:p>109.70</text:p>
          </table:table-cell>
          <table:table-cell office:value-type="string">
            <text:p>ReflectionHashCodeCacheKeyGenerator(false, false)</text:p>
          </table:table-cell>
          <table:table-cell table:formula="of:=([.C31]-[.C32])/[.C32]" office:value-type="percentage" office:value="0.701897971246527">
            <text:p>70.19%</text:p>
          </table:table-cell>
          <table:table-cell table:number-columns-repeated="3"/>
        </table:table-row>
        <table:table-row table:style-name="ro1">
          <table:table-cell office:value-type="float" office:value="1289166">
            <text:p>1289166</text:p>
          </table:table-cell>
          <table:table-cell office:value-type="float" office:value="20000">
            <text:p>20000</text:p>
          </table:table-cell>
          <table:table-cell office:value-type="float" office:value="64.4583">
            <text:p>64.46</text:p>
          </table:table-cell>
          <table:table-cell office:value-type="string">
            <text:p>ReflectionHashCodeCacheKeyGenerator(true, false)</text:p>
          </table:table-cell>
          <table:table-cell table:formula="of:=([.C32]-[.C33])/[.C33]" office:value-type="percentage" office:value="0.0987999989771991">
            <text:p>9.88%</text:p>
          </table:table-cell>
          <table:table-cell table:number-columns-repeated="3"/>
        </table:table-row>
        <table:table-row table:style-name="ro1">
          <table:table-cell office:value-type="float" office:value="1173249">
            <text:p>1173249</text:p>
          </table:table-cell>
          <table:table-cell office:value-type="float" office:value="20000">
            <text:p>20000</text:p>
          </table:table-cell>
          <table:table-cell office:value-type="float" office:value="58.66245">
            <text:p>58.66</text:p>
          </table:table-cell>
          <table:table-cell office:value-type="string">
            <text:p>ReflectionHashCodeCacheKeyGenerator(true, true)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7" table:default-cell-style-name="ce1"/>
        <table:table-column table:style-name="co4" table:default-cell-style-name="Default"/>
        <table:table-row table:style-name="ro1">
          <table:table-cell office:value-type="float" office:value="320046">
            <text:p>320046</text:p>
          </table:table-cell>
          <table:table-cell office:value-type="float" office:value="1000">
            <text:p>1000</text:p>
          </table:table-cell>
          <table:table-cell office:value-type="float" office:value="320.046">
            <text:p>320.05</text:p>
          </table:table-cell>
          <table:table-cell office:value-type="string">
            <text:p>ArgumentListCacheKeyGenerator(true, true)</text:p>
          </table:table-cell>
        </table:table-row>
        <table:table-row table:style-name="ro1">
          <table:table-cell office:value-type="float" office:value="921264">
            <text:p>921264</text:p>
          </table:table-cell>
          <table:table-cell office:value-type="float" office:value="1000">
            <text:p>1000</text:p>
          </table:table-cell>
          <table:table-cell office:value-type="float" office:value="921.264">
            <text:p>921.26</text:p>
          </table:table-cell>
          <table:table-cell office:value-type="string">
            <text:p>ArgumentListCacheKeyGenerator(true, false)</text:p>
          </table:table-cell>
        </table:table-row>
        <table:table-row table:style-name="ro1">
          <table:table-cell office:value-type="float" office:value="972246">
            <text:p>972246</text:p>
          </table:table-cell>
          <table:table-cell office:value-type="float" office:value="1000">
            <text:p>1000</text:p>
          </table:table-cell>
          <table:table-cell office:value-type="float" office:value="972.246">
            <text:p>972.25</text:p>
          </table:table-cell>
          <table:table-cell office:value-type="string">
            <text:p>ArgumentListCacheKeyGenerator(false, false)</text:p>
          </table:table-cell>
        </table:table-row>
        <table:table-row table:style-name="ro1">
          <table:table-cell office:value-type="float" office:value="289212">
            <text:p>289212</text:p>
          </table:table-cell>
          <table:table-cell office:value-type="float" office:value="1000">
            <text:p>1000</text:p>
          </table:table-cell>
          <table:table-cell office:value-type="float" office:value="289.212">
            <text:p>289.21</text:p>
          </table:table-cell>
          <table:table-cell office:value-type="string">
            <text:p>StringCacheKeyGenerator(true, true)</text:p>
          </table:table-cell>
        </table:table-row>
        <table:table-row table:style-name="ro1">
          <table:table-cell office:value-type="float" office:value="737793">
            <text:p>737793</text:p>
          </table:table-cell>
          <table:table-cell office:value-type="float" office:value="1000">
            <text:p>1000</text:p>
          </table:table-cell>
          <table:table-cell office:value-type="float" office:value="737.793">
            <text:p>737.79</text:p>
          </table:table-cell>
          <table:table-cell office:value-type="string">
            <text:p>StringCacheKeyGenerator(true, false)</text:p>
          </table:table-cell>
        </table:table-row>
        <table:table-row table:style-name="ro1">
          <table:table-cell office:value-type="float" office:value="2104299">
            <text:p>2104299</text:p>
          </table:table-cell>
          <table:table-cell office:value-type="float" office:value="1000">
            <text:p>1000</text:p>
          </table:table-cell>
          <table:table-cell office:value-type="float" office:value="2104.299">
            <text:p>2104.30</text:p>
          </table:table-cell>
          <table:table-cell office:value-type="string">
            <text:p>StringCacheKeyGenerator(false, false)</text:p>
          </table:table-cell>
        </table:table-row>
        <table:table-row table:style-name="ro1">
          <table:table-cell office:value-type="float" office:value="173322">
            <text:p>173322</text:p>
          </table:table-cell>
          <table:table-cell office:value-type="float" office:value="1000">
            <text:p>1000</text:p>
          </table:table-cell>
          <table:table-cell office:value-type="float" office:value="173.322">
            <text:p>173.32</text:p>
          </table:table-cell>
          <table:table-cell office:value-type="string">
            <text:p>MessageDigestCacheKeyGenerator("MD5", true, true)</text:p>
          </table:table-cell>
        </table:table-row>
        <table:table-row table:style-name="ro1">
          <table:table-cell office:value-type="float" office:value="895833">
            <text:p>895833</text:p>
          </table:table-cell>
          <table:table-cell office:value-type="float" office:value="1000">
            <text:p>1000</text:p>
          </table:table-cell>
          <table:table-cell office:value-type="float" office:value="895.833">
            <text:p>895.83</text:p>
          </table:table-cell>
          <table:table-cell office:value-type="string">
            <text:p>MessageDigestCacheKeyGenerator("MD5", true, false)</text:p>
          </table:table-cell>
        </table:table-row>
        <table:table-row table:style-name="ro1">
          <table:table-cell office:value-type="float" office:value="1287531">
            <text:p>1287531</text:p>
          </table:table-cell>
          <table:table-cell office:value-type="float" office:value="1000">
            <text:p>1000</text:p>
          </table:table-cell>
          <table:table-cell office:value-type="float" office:value="1287.531">
            <text:p>1287.53</text:p>
          </table:table-cell>
          <table:table-cell office:value-type="string">
            <text:p>MessageDigestCacheKeyGenerator("MD5", false, false)</text:p>
          </table:table-cell>
        </table:table-row>
        <table:table-row table:style-name="ro1">
          <table:table-cell office:value-type="float" office:value="2484150">
            <text:p>2484150</text:p>
          </table:table-cell>
          <table:table-cell office:value-type="float" office:value="1000">
            <text:p>1000</text:p>
          </table:table-cell>
          <table:table-cell office:value-type="float" office:value="2484.15">
            <text:p>2484.15</text:p>
          </table:table-cell>
          <table:table-cell office:value-type="string">
            <text:p>SimpleHashCodeCacheKeyGenerator(true, true)</text:p>
          </table:table-cell>
        </table:table-row>
        <table:table-row table:style-name="ro1">
          <table:table-cell office:value-type="float" office:value="7029852">
            <text:p>7029852</text:p>
          </table:table-cell>
          <table:table-cell office:value-type="float" office:value="1000">
            <text:p>1000</text:p>
          </table:table-cell>
          <table:table-cell office:value-type="float" office:value="7029.852">
            <text:p>7029.85</text:p>
          </table:table-cell>
          <table:table-cell office:value-type="string">
            <text:p>SimpleHashCodeCacheKeyGenerator(true, false)</text:p>
          </table:table-cell>
        </table:table-row>
        <table:table-row table:style-name="ro1">
          <table:table-cell office:value-type="float" office:value="11356518">
            <text:p>11356518</text:p>
          </table:table-cell>
          <table:table-cell office:value-type="float" office:value="1000">
            <text:p>1000</text:p>
          </table:table-cell>
          <table:table-cell office:value-type="float" office:value="11356.518">
            <text:p>11356.52</text:p>
          </table:table-cell>
          <table:table-cell office:value-type="string">
            <text:p>SimpleHashCodeCacheKeyGenerator(false, false)</text:p>
          </table:table-cell>
        </table:table-row>
        <table:table-row table:style-name="ro1">
          <table:table-cell office:value-type="float" office:value="33024">
            <text:p>33024</text:p>
          </table:table-cell>
          <table:table-cell office:value-type="float" office:value="1000">
            <text:p>1000</text:p>
          </table:table-cell>
          <table:table-cell office:value-type="float" office:value="33.024">
            <text:p>33.02</text:p>
          </table:table-cell>
          <table:table-cell office:value-type="string">
            <text:p>ReflectionHashCodeCacheKeyGenerator(true, true)</text:p>
          </table:table-cell>
        </table:table-row>
        <table:table-row table:style-name="ro1">
          <table:table-cell office:value-type="float" office:value="26571">
            <text:p>26571</text:p>
          </table:table-cell>
          <table:table-cell office:value-type="float" office:value="1000">
            <text:p>1000</text:p>
          </table:table-cell>
          <table:table-cell office:value-type="float" office:value="26.571">
            <text:p>26.57</text:p>
          </table:table-cell>
          <table:table-cell office:value-type="string">
            <text:p>ReflectionHashCodeCacheKeyGenerator(true, false)</text:p>
          </table:table-cell>
        </table:table-row>
        <table:table-row table:style-name="ro1">
          <table:table-cell office:value-type="float" office:value="49686">
            <text:p>49686</text:p>
          </table:table-cell>
          <table:table-cell office:value-type="float" office:value="1000">
            <text:p>1000</text:p>
          </table:table-cell>
          <table:table-cell office:value-type="float" office:value="49.686">
            <text:p>49.69</text:p>
          </table:table-cell>
          <table:table-cell office:value-type="string">
            <text:p>ReflectionHashCodeCacheKeyGenerator(false, false)</text:p>
          </table:table-cell>
        </table:table-row>
        <table:table-row table:style-name="ro1">
          <table:table-cell office:value-type="float" office:value="1254924">
            <text:p>1254924</text:p>
          </table:table-cell>
          <table:table-cell office:value-type="float" office:value="2000">
            <text:p>2000</text:p>
          </table:table-cell>
          <table:table-cell office:value-type="float" office:value="627.462">
            <text:p>627.46</text:p>
          </table:table-cell>
          <table:table-cell office:value-type="string">
            <text:p>ArgumentListCacheKeyGenerator(true, true)</text:p>
          </table:table-cell>
        </table:table-row>
        <table:table-row table:style-name="ro1">
          <table:table-cell office:value-type="float" office:value="1323684">
            <text:p>1323684</text:p>
          </table:table-cell>
          <table:table-cell office:value-type="float" office:value="2000">
            <text:p>2000</text:p>
          </table:table-cell>
          <table:table-cell office:value-type="float" office:value="661.842">
            <text:p>661.84</text:p>
          </table:table-cell>
          <table:table-cell office:value-type="string">
            <text:p>ArgumentListCacheKeyGenerator(true, false)</text:p>
          </table:table-cell>
        </table:table-row>
        <table:table-row table:style-name="ro1">
          <table:table-cell office:value-type="float" office:value="1963335">
            <text:p>1963335</text:p>
          </table:table-cell>
          <table:table-cell office:value-type="float" office:value="2000">
            <text:p>2000</text:p>
          </table:table-cell>
          <table:table-cell office:value-type="float" office:value="981.6675">
            <text:p>981.67</text:p>
          </table:table-cell>
          <table:table-cell office:value-type="string">
            <text:p>ArgumentListCacheKeyGenerator(false, false)</text:p>
          </table:table-cell>
        </table:table-row>
        <table:table-row table:style-name="ro1">
          <table:table-cell office:value-type="float" office:value="950946">
            <text:p>950946</text:p>
          </table:table-cell>
          <table:table-cell office:value-type="float" office:value="2000">
            <text:p>2000</text:p>
          </table:table-cell>
          <table:table-cell office:value-type="float" office:value="475.473">
            <text:p>475.47</text:p>
          </table:table-cell>
          <table:table-cell office:value-type="string">
            <text:p>StringCacheKeyGenerator(true, true)</text:p>
          </table:table-cell>
        </table:table-row>
        <table:table-row table:style-name="ro1">
          <table:table-cell office:value-type="float" office:value="1399242">
            <text:p>1399242</text:p>
          </table:table-cell>
          <table:table-cell office:value-type="float" office:value="2000">
            <text:p>2000</text:p>
          </table:table-cell>
          <table:table-cell office:value-type="float" office:value="699.621">
            <text:p>699.62</text:p>
          </table:table-cell>
          <table:table-cell office:value-type="string">
            <text:p>StringCacheKeyGenerator(true, false)</text:p>
          </table:table-cell>
        </table:table-row>
        <table:table-row table:style-name="ro1">
          <table:table-cell office:value-type="float" office:value="3692970">
            <text:p>3692970</text:p>
          </table:table-cell>
          <table:table-cell office:value-type="float" office:value="2000">
            <text:p>2000</text:p>
          </table:table-cell>
          <table:table-cell office:value-type="float" office:value="1846.485">
            <text:p>1846.49</text:p>
          </table:table-cell>
          <table:table-cell office:value-type="string">
            <text:p>StringCacheKeyGenerator(false, false)</text:p>
          </table:table-cell>
        </table:table-row>
        <table:table-row table:style-name="ro1">
          <table:table-cell office:value-type="float" office:value="1307052">
            <text:p>1307052</text:p>
          </table:table-cell>
          <table:table-cell office:value-type="float" office:value="2000">
            <text:p>2000</text:p>
          </table:table-cell>
          <table:table-cell office:value-type="float" office:value="653.526">
            <text:p>653.53</text:p>
          </table:table-cell>
          <table:table-cell office:value-type="string">
            <text:p>MessageDigestCacheKeyGenerator("MD5", true, true)</text:p>
          </table:table-cell>
        </table:table-row>
        <table:table-row table:style-name="ro1">
          <table:table-cell office:value-type="float" office:value="1634367">
            <text:p>1634367</text:p>
          </table:table-cell>
          <table:table-cell office:value-type="float" office:value="2000">
            <text:p>2000</text:p>
          </table:table-cell>
          <table:table-cell office:value-type="float" office:value="817.1835">
            <text:p>817.18</text:p>
          </table:table-cell>
          <table:table-cell office:value-type="string">
            <text:p>MessageDigestCacheKeyGenerator("MD5", true, false)</text:p>
          </table:table-cell>
        </table:table-row>
        <table:table-row table:style-name="ro1">
          <table:table-cell office:value-type="float" office:value="1872609">
            <text:p>1872609</text:p>
          </table:table-cell>
          <table:table-cell office:value-type="float" office:value="2000">
            <text:p>2000</text:p>
          </table:table-cell>
          <table:table-cell office:value-type="float" office:value="936.3045">
            <text:p>936.30</text:p>
          </table:table-cell>
          <table:table-cell office:value-type="string">
            <text:p>MessageDigestCacheKeyGenerator("MD5", false, false)</text:p>
          </table:table-cell>
        </table:table-row>
        <table:table-row table:style-name="ro1">
          <table:table-cell office:value-type="float" office:value="8469612">
            <text:p>8469612</text:p>
          </table:table-cell>
          <table:table-cell office:value-type="float" office:value="2000">
            <text:p>2000</text:p>
          </table:table-cell>
          <table:table-cell office:value-type="float" office:value="4234.806">
            <text:p>4234.81</text:p>
          </table:table-cell>
          <table:table-cell office:value-type="string">
            <text:p>SimpleHashCodeCacheKeyGenerator(true, true)</text:p>
          </table:table-cell>
        </table:table-row>
        <table:table-row table:style-name="ro1">
          <table:table-cell office:value-type="float" office:value="11789919">
            <text:p>11789919</text:p>
          </table:table-cell>
          <table:table-cell office:value-type="float" office:value="2000">
            <text:p>2000</text:p>
          </table:table-cell>
          <table:table-cell office:value-type="float" office:value="5894.9595">
            <text:p>5894.96</text:p>
          </table:table-cell>
          <table:table-cell office:value-type="string">
            <text:p>SimpleHashCodeCacheKeyGenerator(true, false)</text:p>
          </table:table-cell>
        </table:table-row>
        <table:table-row table:style-name="ro1">
          <table:table-cell office:value-type="float" office:value="23481087">
            <text:p>23481087</text:p>
          </table:table-cell>
          <table:table-cell office:value-type="float" office:value="2000">
            <text:p>2000</text:p>
          </table:table-cell>
          <table:table-cell office:value-type="float" office:value="11740.5435">
            <text:p>11740.54</text:p>
          </table:table-cell>
          <table:table-cell office:value-type="string">
            <text:p>SimpleHashCodeCacheKeyGenerator(false, false)</text:p>
          </table:table-cell>
        </table:table-row>
        <table:table-row table:style-name="ro1">
          <table:table-cell office:value-type="float" office:value="135240">
            <text:p>135240</text:p>
          </table:table-cell>
          <table:table-cell office:value-type="float" office:value="2000">
            <text:p>2000</text:p>
          </table:table-cell>
          <table:table-cell office:value-type="float" office:value="67.62">
            <text:p>67.62</text:p>
          </table:table-cell>
          <table:table-cell office:value-type="string">
            <text:p>ReflectionHashCodeCacheKeyGenerator(true, true)</text:p>
          </table:table-cell>
        </table:table-row>
        <table:table-row table:style-name="ro1">
          <table:table-cell office:value-type="float" office:value="116205">
            <text:p>116205</text:p>
          </table:table-cell>
          <table:table-cell office:value-type="float" office:value="2000">
            <text:p>2000</text:p>
          </table:table-cell>
          <table:table-cell office:value-type="float" office:value="58.1025">
            <text:p>58.10</text:p>
          </table:table-cell>
          <table:table-cell office:value-type="string">
            <text:p>ReflectionHashCodeCacheKeyGenerator(true, false)</text:p>
          </table:table-cell>
        </table:table-row>
        <table:table-row table:style-name="ro1">
          <table:table-cell office:value-type="float" office:value="206337">
            <text:p>206337</text:p>
          </table:table-cell>
          <table:table-cell office:value-type="float" office:value="2000">
            <text:p>2000</text:p>
          </table:table-cell>
          <table:table-cell office:value-type="float" office:value="103.1685">
            <text:p>103.17</text:p>
          </table:table-cell>
          <table:table-cell office:value-type="string">
            <text:p>ReflectionHashCodeCacheKeyGenerator(false, false)</text:p>
          </table:table-cell>
        </table:table-row>
        <table:table-row table:style-name="ro1">
          <table:table-cell office:value-type="float" office:value="1561476">
            <text:p>1561476</text:p>
          </table:table-cell>
          <table:table-cell office:value-type="float" office:value="3000">
            <text:p>3000</text:p>
          </table:table-cell>
          <table:table-cell office:value-type="float" office:value="520.492">
            <text:p>520.49</text:p>
          </table:table-cell>
          <table:table-cell office:value-type="string">
            <text:p>ArgumentListCacheKeyGenerator(true, true)</text:p>
          </table:table-cell>
        </table:table-row>
        <table:table-row table:style-name="ro1">
          <table:table-cell office:value-type="float" office:value="1822422">
            <text:p>1822422</text:p>
          </table:table-cell>
          <table:table-cell office:value-type="float" office:value="3000">
            <text:p>3000</text:p>
          </table:table-cell>
          <table:table-cell office:value-type="float" office:value="607.474">
            <text:p>607.47</text:p>
          </table:table-cell>
          <table:table-cell office:value-type="string">
            <text:p>ArgumentListCacheKeyGenerator(true, false)</text:p>
          </table:table-cell>
        </table:table-row>
        <table:table-row table:style-name="ro1">
          <table:table-cell office:value-type="float" office:value="2725770">
            <text:p>2725770</text:p>
          </table:table-cell>
          <table:table-cell office:value-type="float" office:value="3000">
            <text:p>3000</text:p>
          </table:table-cell>
          <table:table-cell office:value-type="float" office:value="908.59">
            <text:p>908.59</text:p>
          </table:table-cell>
          <table:table-cell office:value-type="string">
            <text:p>ArgumentListCacheKeyGenerator(false, false)</text:p>
          </table:table-cell>
        </table:table-row>
        <table:table-row table:style-name="ro1">
          <table:table-cell office:value-type="float" office:value="1530201">
            <text:p>1530201</text:p>
          </table:table-cell>
          <table:table-cell office:value-type="float" office:value="3000">
            <text:p>3000</text:p>
          </table:table-cell>
          <table:table-cell office:value-type="float" office:value="510.067">
            <text:p>510.07</text:p>
          </table:table-cell>
          <table:table-cell office:value-type="string">
            <text:p>StringCacheKeyGenerator(true, true)</text:p>
          </table:table-cell>
        </table:table-row>
        <table:table-row table:style-name="ro1">
          <table:table-cell office:value-type="float" office:value="2125779">
            <text:p>2125779</text:p>
          </table:table-cell>
          <table:table-cell office:value-type="float" office:value="3000">
            <text:p>3000</text:p>
          </table:table-cell>
          <table:table-cell office:value-type="float" office:value="708.593">
            <text:p>708.59</text:p>
          </table:table-cell>
          <table:table-cell office:value-type="string">
            <text:p>StringCacheKeyGenerator(true, false)</text:p>
          </table:table-cell>
        </table:table-row>
        <table:table-row table:style-name="ro1">
          <table:table-cell office:value-type="float" office:value="5365053">
            <text:p>5365053</text:p>
          </table:table-cell>
          <table:table-cell office:value-type="float" office:value="3000">
            <text:p>3000</text:p>
          </table:table-cell>
          <table:table-cell office:value-type="float" office:value="1788.351">
            <text:p>1788.35</text:p>
          </table:table-cell>
          <table:table-cell office:value-type="string">
            <text:p>StringCacheKeyGenerator(false, false)</text:p>
          </table:table-cell>
        </table:table-row>
        <table:table-row table:style-name="ro1">
          <table:table-cell office:value-type="float" office:value="1905855">
            <text:p>1905855</text:p>
          </table:table-cell>
          <table:table-cell office:value-type="float" office:value="3000">
            <text:p>3000</text:p>
          </table:table-cell>
          <table:table-cell office:value-type="float" office:value="635.285">
            <text:p>635.29</text:p>
          </table:table-cell>
          <table:table-cell office:value-type="string">
            <text:p>MessageDigestCacheKeyGenerator("MD5", true, true)</text:p>
          </table:table-cell>
        </table:table-row>
        <table:table-row table:style-name="ro1">
          <table:table-cell office:value-type="float" office:value="2261271">
            <text:p>2261271</text:p>
          </table:table-cell>
          <table:table-cell office:value-type="float" office:value="3000">
            <text:p>3000</text:p>
          </table:table-cell>
          <table:table-cell office:value-type="float" office:value="753.757">
            <text:p>753.76</text:p>
          </table:table-cell>
          <table:table-cell office:value-type="string">
            <text:p>MessageDigestCacheKeyGenerator("MD5", true, false)</text:p>
          </table:table-cell>
        </table:table-row>
        <table:table-row table:style-name="ro1">
          <table:table-cell office:value-type="float" office:value="2572560">
            <text:p>2572560</text:p>
          </table:table-cell>
          <table:table-cell office:value-type="float" office:value="3000">
            <text:p>3000</text:p>
          </table:table-cell>
          <table:table-cell office:value-type="float" office:value="857.52">
            <text:p>857.52</text:p>
          </table:table-cell>
          <table:table-cell office:value-type="string">
            <text:p>MessageDigestCacheKeyGenerator("MD5", false, false)</text:p>
          </table:table-cell>
        </table:table-row>
        <table:table-row table:style-name="ro1">
          <table:table-cell office:value-type="float" office:value="13350204">
            <text:p>13350204</text:p>
          </table:table-cell>
          <table:table-cell office:value-type="float" office:value="3000">
            <text:p>3000</text:p>
          </table:table-cell>
          <table:table-cell office:value-type="float" office:value="4450.068">
            <text:p>4450.07</text:p>
          </table:table-cell>
          <table:table-cell office:value-type="string">
            <text:p>SimpleHashCodeCacheKeyGenerator(true, true)</text:p>
          </table:table-cell>
        </table:table-row>
        <table:table-row table:style-name="ro1">
          <table:table-cell office:value-type="float" office:value="16625802">
            <text:p>16625802</text:p>
          </table:table-cell>
          <table:table-cell office:value-type="float" office:value="3000">
            <text:p>3000</text:p>
          </table:table-cell>
          <table:table-cell office:value-type="float" office:value="5541.934">
            <text:p>5541.93</text:p>
          </table:table-cell>
          <table:table-cell office:value-type="string">
            <text:p>SimpleHashCodeCacheKeyGenerator(true, false)</text:p>
          </table:table-cell>
        </table:table-row>
        <table:table-row table:style-name="ro1">
          <table:table-cell office:value-type="float" office:value="30515580">
            <text:p>30515580</text:p>
          </table:table-cell>
          <table:table-cell office:value-type="float" office:value="3000">
            <text:p>3000</text:p>
          </table:table-cell>
          <table:table-cell office:value-type="float" office:value="10171.86">
            <text:p>10171.86</text:p>
          </table:table-cell>
          <table:table-cell office:value-type="string">
            <text:p>SimpleHashCodeCacheKeyGenerator(false, false)</text:p>
          </table:table-cell>
        </table:table-row>
        <table:table-row table:style-name="ro1">
          <table:table-cell office:value-type="float" office:value="198726">
            <text:p>198726</text:p>
          </table:table-cell>
          <table:table-cell office:value-type="float" office:value="3000">
            <text:p>3000</text:p>
          </table:table-cell>
          <table:table-cell office:value-type="float" office:value="66.242">
            <text:p>66.24</text:p>
          </table:table-cell>
          <table:table-cell office:value-type="string">
            <text:p>ReflectionHashCodeCacheKeyGenerator(true, true)</text:p>
          </table:table-cell>
        </table:table-row>
        <table:table-row table:style-name="ro1">
          <table:table-cell office:value-type="float" office:value="195867">
            <text:p>195867</text:p>
          </table:table-cell>
          <table:table-cell office:value-type="float" office:value="3000">
            <text:p>3000</text:p>
          </table:table-cell>
          <table:table-cell office:value-type="float" office:value="65.289">
            <text:p>65.29</text:p>
          </table:table-cell>
          <table:table-cell office:value-type="string">
            <text:p>ReflectionHashCodeCacheKeyGenerator(true, false)</text:p>
          </table:table-cell>
        </table:table-row>
        <table:table-row table:style-name="ro1">
          <table:table-cell office:value-type="float" office:value="370098">
            <text:p>370098</text:p>
          </table:table-cell>
          <table:table-cell office:value-type="float" office:value="3000">
            <text:p>3000</text:p>
          </table:table-cell>
          <table:table-cell office:value-type="float" office:value="123.366">
            <text:p>123.37</text:p>
          </table:table-cell>
          <table:table-cell office:value-type="string">
            <text:p>ReflectionHashCodeCacheKeyGenerator(false, false)</text:p>
          </table:table-cell>
        </table:table-row>
        <table:table-row table:style-name="ro1">
          <table:table-cell office:value-type="float" office:value="2191938">
            <text:p>2191938</text:p>
          </table:table-cell>
          <table:table-cell office:value-type="float" office:value="4000">
            <text:p>4000</text:p>
          </table:table-cell>
          <table:table-cell office:value-type="float" office:value="547.9845">
            <text:p>547.98</text:p>
          </table:table-cell>
          <table:table-cell office:value-type="string">
            <text:p>ArgumentListCacheKeyGenerator(true, true)</text:p>
          </table:table-cell>
        </table:table-row>
        <table:table-row table:style-name="ro1">
          <table:table-cell office:value-type="float" office:value="2733903">
            <text:p>2733903</text:p>
          </table:table-cell>
          <table:table-cell office:value-type="float" office:value="4000">
            <text:p>4000</text:p>
          </table:table-cell>
          <table:table-cell office:value-type="float" office:value="683.47575">
            <text:p>683.48</text:p>
          </table:table-cell>
          <table:table-cell office:value-type="string">
            <text:p>ArgumentListCacheKeyGenerator(true, false)</text:p>
          </table:table-cell>
        </table:table-row>
        <table:table-row table:style-name="ro1">
          <table:table-cell office:value-type="float" office:value="3787995">
            <text:p>3787995</text:p>
          </table:table-cell>
          <table:table-cell office:value-type="float" office:value="4000">
            <text:p>4000</text:p>
          </table:table-cell>
          <table:table-cell office:value-type="float" office:value="946.99875">
            <text:p>947.00</text:p>
          </table:table-cell>
          <table:table-cell office:value-type="string">
            <text:p>ArgumentListCacheKeyGenerator(false, false)</text:p>
          </table:table-cell>
        </table:table-row>
        <table:table-row table:style-name="ro1">
          <table:table-cell office:value-type="float" office:value="2057541">
            <text:p>2057541</text:p>
          </table:table-cell>
          <table:table-cell office:value-type="float" office:value="4000">
            <text:p>4000</text:p>
          </table:table-cell>
          <table:table-cell office:value-type="float" office:value="514.38525">
            <text:p>514.39</text:p>
          </table:table-cell>
          <table:table-cell office:value-type="string">
            <text:p>StringCacheKeyGenerator(true, true)</text:p>
          </table:table-cell>
        </table:table-row>
        <table:table-row table:style-name="ro1">
          <table:table-cell office:value-type="float" office:value="2822799">
            <text:p>2822799</text:p>
          </table:table-cell>
          <table:table-cell office:value-type="float" office:value="4000">
            <text:p>4000</text:p>
          </table:table-cell>
          <table:table-cell office:value-type="float" office:value="705.69975">
            <text:p>705.70</text:p>
          </table:table-cell>
          <table:table-cell office:value-type="string">
            <text:p>StringCacheKeyGenerator(true, false)</text:p>
          </table:table-cell>
        </table:table-row>
        <table:table-row table:style-name="ro1">
          <table:table-cell office:value-type="float" office:value="8134872">
            <text:p>8134872</text:p>
          </table:table-cell>
          <table:table-cell office:value-type="float" office:value="4000">
            <text:p>4000</text:p>
          </table:table-cell>
          <table:table-cell office:value-type="float" office:value="2033.718">
            <text:p>2033.72</text:p>
          </table:table-cell>
          <table:table-cell office:value-type="string">
            <text:p>StringCacheKeyGenerator(false, false)</text:p>
          </table:table-cell>
        </table:table-row>
        <table:table-row table:style-name="ro1">
          <table:table-cell office:value-type="float" office:value="2875122">
            <text:p>2875122</text:p>
          </table:table-cell>
          <table:table-cell office:value-type="float" office:value="4000">
            <text:p>4000</text:p>
          </table:table-cell>
          <table:table-cell office:value-type="float" office:value="718.7805">
            <text:p>718.78</text:p>
          </table:table-cell>
          <table:table-cell office:value-type="string">
            <text:p>MessageDigestCacheKeyGenerator("MD5", true, true)</text:p>
          </table:table-cell>
        </table:table-row>
        <table:table-row table:style-name="ro1">
          <table:table-cell office:value-type="float" office:value="3589542">
            <text:p>3589542</text:p>
          </table:table-cell>
          <table:table-cell office:value-type="float" office:value="4000">
            <text:p>4000</text:p>
          </table:table-cell>
          <table:table-cell office:value-type="float" office:value="897.3855">
            <text:p>897.39</text:p>
          </table:table-cell>
          <table:table-cell office:value-type="string">
            <text:p>MessageDigestCacheKeyGenerator("MD5", true, false)</text:p>
          </table:table-cell>
        </table:table-row>
        <table:table-row table:style-name="ro1">
          <table:table-cell office:value-type="float" office:value="3805854">
            <text:p>3805854</text:p>
          </table:table-cell>
          <table:table-cell office:value-type="float" office:value="4000">
            <text:p>4000</text:p>
          </table:table-cell>
          <table:table-cell office:value-type="float" office:value="951.4635">
            <text:p>951.46</text:p>
          </table:table-cell>
          <table:table-cell office:value-type="string">
            <text:p>MessageDigestCacheKeyGenerator("MD5", false, false)</text:p>
          </table:table-cell>
        </table:table-row>
        <table:table-row table:style-name="ro1">
          <table:table-cell office:value-type="float" office:value="17706135">
            <text:p>17706135</text:p>
          </table:table-cell>
          <table:table-cell office:value-type="float" office:value="4000">
            <text:p>4000</text:p>
          </table:table-cell>
          <table:table-cell office:value-type="float" office:value="4426.53375">
            <text:p>4426.53</text:p>
          </table:table-cell>
          <table:table-cell office:value-type="string">
            <text:p>SimpleHashCodeCacheKeyGenerator(true, true)</text:p>
          </table:table-cell>
        </table:table-row>
        <table:table-row table:style-name="ro1">
          <table:table-cell office:value-type="float" office:value="25860117">
            <text:p>25860117</text:p>
          </table:table-cell>
          <table:table-cell office:value-type="float" office:value="4000">
            <text:p>4000</text:p>
          </table:table-cell>
          <table:table-cell office:value-type="float" office:value="6465.02925">
            <text:p>6465.03</text:p>
          </table:table-cell>
          <table:table-cell office:value-type="string">
            <text:p>SimpleHashCodeCacheKeyGenerator(true, false)</text:p>
          </table:table-cell>
        </table:table-row>
        <table:table-row table:style-name="ro1">
          <table:table-cell office:value-type="float" office:value="41556813">
            <text:p>41556813</text:p>
          </table:table-cell>
          <table:table-cell office:value-type="float" office:value="4000">
            <text:p>4000</text:p>
          </table:table-cell>
          <table:table-cell office:value-type="float" office:value="10389.20325">
            <text:p>10389.20</text:p>
          </table:table-cell>
          <table:table-cell office:value-type="string">
            <text:p>SimpleHashCodeCacheKeyGenerator(false, false)</text:p>
          </table:table-cell>
        </table:table-row>
        <table:table-row table:style-name="ro1">
          <table:table-cell office:value-type="float" office:value="281412">
            <text:p>281412</text:p>
          </table:table-cell>
          <table:table-cell office:value-type="float" office:value="4000">
            <text:p>4000</text:p>
          </table:table-cell>
          <table:table-cell office:value-type="float" office:value="70.353">
            <text:p>70.35</text:p>
          </table:table-cell>
          <table:table-cell office:value-type="string">
            <text:p>ReflectionHashCodeCacheKeyGenerator(true, true)</text:p>
          </table:table-cell>
        </table:table-row>
        <table:table-row table:style-name="ro1">
          <table:table-cell office:value-type="float" office:value="281667">
            <text:p>281667</text:p>
          </table:table-cell>
          <table:table-cell office:value-type="float" office:value="4000">
            <text:p>4000</text:p>
          </table:table-cell>
          <table:table-cell office:value-type="float" office:value="70.41675">
            <text:p>70.42</text:p>
          </table:table-cell>
          <table:table-cell office:value-type="string">
            <text:p>ReflectionHashCodeCacheKeyGenerator(true, false)</text:p>
          </table:table-cell>
        </table:table-row>
        <table:table-row table:style-name="ro1">
          <table:table-cell office:value-type="float" office:value="450963">
            <text:p>450963</text:p>
          </table:table-cell>
          <table:table-cell office:value-type="float" office:value="4000">
            <text:p>4000</text:p>
          </table:table-cell>
          <table:table-cell office:value-type="float" office:value="112.74075">
            <text:p>112.74</text:p>
          </table:table-cell>
          <table:table-cell office:value-type="string">
            <text:p>ReflectionHashCodeCacheKeyGenerator(false, false)</text:p>
          </table:table-cell>
        </table:table-row>
        <table:table-row table:style-name="ro1">
          <table:table-cell office:value-type="float" office:value="2614887">
            <text:p>2614887</text:p>
          </table:table-cell>
          <table:table-cell office:value-type="float" office:value="5000">
            <text:p>5000</text:p>
          </table:table-cell>
          <table:table-cell office:value-type="float" office:value="522.9774">
            <text:p>522.98</text:p>
          </table:table-cell>
          <table:table-cell office:value-type="string">
            <text:p>ArgumentListCacheKeyGenerator(true, true)</text:p>
          </table:table-cell>
        </table:table-row>
        <table:table-row table:style-name="ro1">
          <table:table-cell office:value-type="float" office:value="3589875">
            <text:p>3589875</text:p>
          </table:table-cell>
          <table:table-cell office:value-type="float" office:value="5000">
            <text:p>5000</text:p>
          </table:table-cell>
          <table:table-cell office:value-type="float" office:value="717.975">
            <text:p>717.98</text:p>
          </table:table-cell>
          <table:table-cell office:value-type="string">
            <text:p>ArgumentListCacheKeyGenerator(true, false)</text:p>
          </table:table-cell>
        </table:table-row>
        <table:table-row table:style-name="ro1">
          <table:table-cell office:value-type="float" office:value="5023914">
            <text:p>5023914</text:p>
          </table:table-cell>
          <table:table-cell office:value-type="float" office:value="5000">
            <text:p>5000</text:p>
          </table:table-cell>
          <table:table-cell office:value-type="float" office:value="1004.7828">
            <text:p>1004.78</text:p>
          </table:table-cell>
          <table:table-cell office:value-type="string">
            <text:p>ArgumentListCacheKeyGenerator(false, false)</text:p>
          </table:table-cell>
        </table:table-row>
        <table:table-row table:style-name="ro1">
          <table:table-cell office:value-type="float" office:value="2615901">
            <text:p>2615901</text:p>
          </table:table-cell>
          <table:table-cell office:value-type="float" office:value="5000">
            <text:p>5000</text:p>
          </table:table-cell>
          <table:table-cell office:value-type="float" office:value="523.1802">
            <text:p>523.18</text:p>
          </table:table-cell>
          <table:table-cell office:value-type="string">
            <text:p>StringCacheKeyGenerator(true, true)</text:p>
          </table:table-cell>
        </table:table-row>
        <table:table-row table:style-name="ro1">
          <table:table-cell office:value-type="float" office:value="3633258">
            <text:p>3633258</text:p>
          </table:table-cell>
          <table:table-cell office:value-type="float" office:value="5000">
            <text:p>5000</text:p>
          </table:table-cell>
          <table:table-cell office:value-type="float" office:value="726.6516">
            <text:p>726.65</text:p>
          </table:table-cell>
          <table:table-cell office:value-type="string">
            <text:p>StringCacheKeyGenerator(true, false)</text:p>
          </table:table-cell>
        </table:table-row>
        <table:table-row table:style-name="ro1">
          <table:table-cell office:value-type="float" office:value="9913869">
            <text:p>9913869</text:p>
          </table:table-cell>
          <table:table-cell office:value-type="float" office:value="5000">
            <text:p>5000</text:p>
          </table:table-cell>
          <table:table-cell office:value-type="float" office:value="1982.7738">
            <text:p>1982.77</text:p>
          </table:table-cell>
          <table:table-cell office:value-type="string">
            <text:p>StringCacheKeyGenerator(false, false)</text:p>
          </table:table-cell>
        </table:table-row>
        <table:table-row table:style-name="ro1">
          <table:table-cell office:value-type="float" office:value="3476817">
            <text:p>3476817</text:p>
          </table:table-cell>
          <table:table-cell office:value-type="float" office:value="5000">
            <text:p>5000</text:p>
          </table:table-cell>
          <table:table-cell office:value-type="float" office:value="695.3634">
            <text:p>695.36</text:p>
          </table:table-cell>
          <table:table-cell office:value-type="string">
            <text:p>MessageDigestCacheKeyGenerator("MD5", true, true)</text:p>
          </table:table-cell>
        </table:table-row>
        <table:table-row table:style-name="ro1">
          <table:table-cell office:value-type="float" office:value="3920214">
            <text:p>3920214</text:p>
          </table:table-cell>
          <table:table-cell office:value-type="float" office:value="5000">
            <text:p>5000</text:p>
          </table:table-cell>
          <table:table-cell office:value-type="float" office:value="784.0428">
            <text:p>784.04</text:p>
          </table:table-cell>
          <table:table-cell office:value-type="string">
            <text:p>MessageDigestCacheKeyGenerator("MD5", true, false)</text:p>
          </table:table-cell>
        </table:table-row>
        <table:table-row table:style-name="ro1">
          <table:table-cell office:value-type="float" office:value="4767504">
            <text:p>4767504</text:p>
          </table:table-cell>
          <table:table-cell office:value-type="float" office:value="5000">
            <text:p>5000</text:p>
          </table:table-cell>
          <table:table-cell office:value-type="float" office:value="953.5008">
            <text:p>953.50</text:p>
          </table:table-cell>
          <table:table-cell office:value-type="string">
            <text:p>MessageDigestCacheKeyGenerator("MD5", false, false)</text:p>
          </table:table-cell>
        </table:table-row>
        <table:table-row table:style-name="ro1">
          <table:table-cell office:value-type="float" office:value="23686725">
            <text:p>23686725</text:p>
          </table:table-cell>
          <table:table-cell office:value-type="float" office:value="5000">
            <text:p>5000</text:p>
          </table:table-cell>
          <table:table-cell office:value-type="float" office:value="4737.345">
            <text:p>4737.35</text:p>
          </table:table-cell>
          <table:table-cell office:value-type="string">
            <text:p>SimpleHashCodeCacheKeyGenerator(true, true)</text:p>
          </table:table-cell>
        </table:table-row>
        <table:table-row table:style-name="ro1">
          <table:table-cell office:value-type="float" office:value="34797282">
            <text:p>34797282</text:p>
          </table:table-cell>
          <table:table-cell office:value-type="float" office:value="5000">
            <text:p>5000</text:p>
          </table:table-cell>
          <table:table-cell office:value-type="float" office:value="6959.4564">
            <text:p>6959.46</text:p>
          </table:table-cell>
          <table:table-cell office:value-type="string">
            <text:p>SimpleHashCodeCacheKeyGenerator(true, false)</text:p>
          </table:table-cell>
        </table:table-row>
        <table:table-row table:style-name="ro1">
          <table:table-cell office:value-type="float" office:value="50989713">
            <text:p>50989713</text:p>
          </table:table-cell>
          <table:table-cell office:value-type="float" office:value="5000">
            <text:p>5000</text:p>
          </table:table-cell>
          <table:table-cell office:value-type="float" office:value="10197.9426">
            <text:p>10197.94</text:p>
          </table:table-cell>
          <table:table-cell office:value-type="string">
            <text:p>SimpleHashCodeCacheKeyGenerator(false, false)</text:p>
          </table:table-cell>
        </table:table-row>
        <table:table-row table:style-name="ro1">
          <table:table-cell office:value-type="float" office:value="331701">
            <text:p>331701</text:p>
          </table:table-cell>
          <table:table-cell office:value-type="float" office:value="5000">
            <text:p>5000</text:p>
          </table:table-cell>
          <table:table-cell office:value-type="float" office:value="66.3402">
            <text:p>66.34</text:p>
          </table:table-cell>
          <table:table-cell office:value-type="string">
            <text:p>ReflectionHashCodeCacheKeyGenerator(true, true)</text:p>
          </table:table-cell>
        </table:table-row>
        <table:table-row table:style-name="ro1">
          <table:table-cell office:value-type="float" office:value="337263">
            <text:p>337263</text:p>
          </table:table-cell>
          <table:table-cell office:value-type="float" office:value="5000">
            <text:p>5000</text:p>
          </table:table-cell>
          <table:table-cell office:value-type="float" office:value="67.4526">
            <text:p>67.45</text:p>
          </table:table-cell>
          <table:table-cell office:value-type="string">
            <text:p>ReflectionHashCodeCacheKeyGenerator(true, false)</text:p>
          </table:table-cell>
        </table:table-row>
        <table:table-row table:style-name="ro1">
          <table:table-cell office:value-type="float" office:value="551697">
            <text:p>551697</text:p>
          </table:table-cell>
          <table:table-cell office:value-type="float" office:value="5000">
            <text:p>5000</text:p>
          </table:table-cell>
          <table:table-cell office:value-type="float" office:value="110.3394">
            <text:p>110.34</text:p>
          </table:table-cell>
          <table:table-cell office:value-type="string">
            <text:p>ReflectionHashCodeCacheKeyGenerator(false, false)</text:p>
          </table:table-cell>
        </table:table-row>
        <table:table-row table:style-name="ro1">
          <table:table-cell office:value-type="float" office:value="3260745">
            <text:p>3260745</text:p>
          </table:table-cell>
          <table:table-cell office:value-type="float" office:value="6000">
            <text:p>6000</text:p>
          </table:table-cell>
          <table:table-cell office:value-type="float" office:value="543.4575">
            <text:p>543.46</text:p>
          </table:table-cell>
          <table:table-cell office:value-type="string">
            <text:p>ArgumentListCacheKeyGenerator(true, true)</text:p>
          </table:table-cell>
        </table:table-row>
        <table:table-row table:style-name="ro1">
          <table:table-cell office:value-type="float" office:value="4186617">
            <text:p>4186617</text:p>
          </table:table-cell>
          <table:table-cell office:value-type="float" office:value="6000">
            <text:p>6000</text:p>
          </table:table-cell>
          <table:table-cell office:value-type="float" office:value="697.7695">
            <text:p>697.77</text:p>
          </table:table-cell>
          <table:table-cell office:value-type="string">
            <text:p>ArgumentListCacheKeyGenerator(true, false)</text:p>
          </table:table-cell>
        </table:table-row>
        <table:table-row table:style-name="ro1">
          <table:table-cell office:value-type="float" office:value="6032097">
            <text:p>6032097</text:p>
          </table:table-cell>
          <table:table-cell office:value-type="float" office:value="6000">
            <text:p>6000</text:p>
          </table:table-cell>
          <table:table-cell office:value-type="float" office:value="1005.3495">
            <text:p>1005.35</text:p>
          </table:table-cell>
          <table:table-cell office:value-type="string">
            <text:p>ArgumentListCacheKeyGenerator(false, false)</text:p>
          </table:table-cell>
        </table:table-row>
        <table:table-row table:style-name="ro1">
          <table:table-cell office:value-type="float" office:value="2818821">
            <text:p>2818821</text:p>
          </table:table-cell>
          <table:table-cell office:value-type="float" office:value="6000">
            <text:p>6000</text:p>
          </table:table-cell>
          <table:table-cell office:value-type="float" office:value="469.8035">
            <text:p>469.80</text:p>
          </table:table-cell>
          <table:table-cell office:value-type="string">
            <text:p>StringCacheKeyGenerator(true, true)</text:p>
          </table:table-cell>
        </table:table-row>
        <table:table-row table:style-name="ro1">
          <table:table-cell office:value-type="float" office:value="3910023">
            <text:p>3910023</text:p>
          </table:table-cell>
          <table:table-cell office:value-type="float" office:value="6000">
            <text:p>6000</text:p>
          </table:table-cell>
          <table:table-cell office:value-type="float" office:value="651.6705">
            <text:p>651.67</text:p>
          </table:table-cell>
          <table:table-cell office:value-type="string">
            <text:p>StringCacheKeyGenerator(true, false)</text:p>
          </table:table-cell>
        </table:table-row>
        <table:table-row table:style-name="ro1">
          <table:table-cell office:value-type="float" office:value="10403349">
            <text:p>10403349</text:p>
          </table:table-cell>
          <table:table-cell office:value-type="float" office:value="6000">
            <text:p>6000</text:p>
          </table:table-cell>
          <table:table-cell office:value-type="float" office:value="1733.8915">
            <text:p>1733.89</text:p>
          </table:table-cell>
          <table:table-cell office:value-type="string">
            <text:p>StringCacheKeyGenerator(false, false)</text:p>
          </table:table-cell>
        </table:table-row>
        <table:table-row table:style-name="ro1">
          <table:table-cell office:value-type="float" office:value="4169712">
            <text:p>4169712</text:p>
          </table:table-cell>
          <table:table-cell office:value-type="float" office:value="6000">
            <text:p>6000</text:p>
          </table:table-cell>
          <table:table-cell office:value-type="float" office:value="694.952">
            <text:p>694.95</text:p>
          </table:table-cell>
          <table:table-cell office:value-type="string">
            <text:p>MessageDigestCacheKeyGenerator("MD5", true, true)</text:p>
          </table:table-cell>
        </table:table-row>
        <table:table-row table:style-name="ro1">
          <table:table-cell office:value-type="float" office:value="4614087">
            <text:p>4614087</text:p>
          </table:table-cell>
          <table:table-cell office:value-type="float" office:value="6000">
            <text:p>6000</text:p>
          </table:table-cell>
          <table:table-cell office:value-type="float" office:value="769.0145">
            <text:p>769.01</text:p>
          </table:table-cell>
          <table:table-cell office:value-type="string">
            <text:p>MessageDigestCacheKeyGenerator("MD5", true, false)</text:p>
          </table:table-cell>
        </table:table-row>
        <table:table-row table:style-name="ro1">
          <table:table-cell office:value-type="float" office:value="5112201">
            <text:p>5112201</text:p>
          </table:table-cell>
          <table:table-cell office:value-type="float" office:value="6000">
            <text:p>6000</text:p>
          </table:table-cell>
          <table:table-cell office:value-type="float" office:value="852.0335">
            <text:p>852.03</text:p>
          </table:table-cell>
          <table:table-cell office:value-type="string">
            <text:p>MessageDigestCacheKeyGenerator("MD5", false, false)</text:p>
          </table:table-cell>
        </table:table-row>
        <table:table-row table:style-name="ro1">
          <table:table-cell office:value-type="float" office:value="30282738">
            <text:p>30282738</text:p>
          </table:table-cell>
          <table:table-cell office:value-type="float" office:value="6000">
            <text:p>6000</text:p>
          </table:table-cell>
          <table:table-cell office:value-type="float" office:value="5047.123">
            <text:p>5047.12</text:p>
          </table:table-cell>
          <table:table-cell office:value-type="string">
            <text:p>SimpleHashCodeCacheKeyGenerator(true, true)</text:p>
          </table:table-cell>
        </table:table-row>
        <table:table-row table:style-name="ro1">
          <table:table-cell office:value-type="float" office:value="35092614">
            <text:p>35092614</text:p>
          </table:table-cell>
          <table:table-cell office:value-type="float" office:value="6000">
            <text:p>6000</text:p>
          </table:table-cell>
          <table:table-cell office:value-type="float" office:value="5848.769">
            <text:p>5848.77</text:p>
          </table:table-cell>
          <table:table-cell office:value-type="string">
            <text:p>SimpleHashCodeCacheKeyGenerator(true, false)</text:p>
          </table:table-cell>
        </table:table-row>
        <table:table-row table:style-name="ro1">
          <table:table-cell office:value-type="float" office:value="68160429">
            <text:p>68160429</text:p>
          </table:table-cell>
          <table:table-cell office:value-type="float" office:value="6000">
            <text:p>6000</text:p>
          </table:table-cell>
          <table:table-cell office:value-type="float" office:value="11360.0715">
            <text:p>11360.07</text:p>
          </table:table-cell>
          <table:table-cell office:value-type="string">
            <text:p>SimpleHashCodeCacheKeyGenerator(false, false)</text:p>
          </table:table-cell>
        </table:table-row>
        <table:table-row table:style-name="ro1">
          <table:table-cell office:value-type="float" office:value="362655">
            <text:p>362655</text:p>
          </table:table-cell>
          <table:table-cell office:value-type="float" office:value="6000">
            <text:p>6000</text:p>
          </table:table-cell>
          <table:table-cell office:value-type="float" office:value="60.4425">
            <text:p>60.44</text:p>
          </table:table-cell>
          <table:table-cell office:value-type="string">
            <text:p>ReflectionHashCodeCacheKeyGenerator(true, true)</text:p>
          </table:table-cell>
        </table:table-row>
        <table:table-row table:style-name="ro1">
          <table:table-cell office:value-type="float" office:value="360888">
            <text:p>360888</text:p>
          </table:table-cell>
          <table:table-cell office:value-type="float" office:value="6000">
            <text:p>6000</text:p>
          </table:table-cell>
          <table:table-cell office:value-type="float" office:value="60.148">
            <text:p>60.15</text:p>
          </table:table-cell>
          <table:table-cell office:value-type="string">
            <text:p>ReflectionHashCodeCacheKeyGenerator(true, false)</text:p>
          </table:table-cell>
        </table:table-row>
        <table:table-row table:style-name="ro1">
          <table:table-cell office:value-type="float" office:value="603150">
            <text:p>603150</text:p>
          </table:table-cell>
          <table:table-cell office:value-type="float" office:value="6000">
            <text:p>6000</text:p>
          </table:table-cell>
          <table:table-cell office:value-type="float" office:value="100.525">
            <text:p>100.53</text:p>
          </table:table-cell>
          <table:table-cell office:value-type="string">
            <text:p>ReflectionHashCodeCacheKeyGenerator(false, false)</text:p>
          </table:table-cell>
        </table:table-row>
        <table:table-row table:style-name="ro1">
          <table:table-cell office:value-type="float" office:value="3510576">
            <text:p>3510576</text:p>
          </table:table-cell>
          <table:table-cell office:value-type="float" office:value="7000">
            <text:p>7000</text:p>
          </table:table-cell>
          <table:table-cell office:value-type="float" office:value="501.510857142857">
            <text:p>501.51</text:p>
          </table:table-cell>
          <table:table-cell office:value-type="string">
            <text:p>ArgumentListCacheKeyGenerator(true, true)</text:p>
          </table:table-cell>
        </table:table-row>
        <table:table-row table:style-name="ro1">
          <table:table-cell office:value-type="float" office:value="4548435">
            <text:p>4548435</text:p>
          </table:table-cell>
          <table:table-cell office:value-type="float" office:value="7000">
            <text:p>7000</text:p>
          </table:table-cell>
          <table:table-cell office:value-type="float" office:value="649.776428571429">
            <text:p>649.78</text:p>
          </table:table-cell>
          <table:table-cell office:value-type="string">
            <text:p>ArgumentListCacheKeyGenerator(true, false)</text:p>
          </table:table-cell>
        </table:table-row>
        <table:table-row table:style-name="ro1">
          <table:table-cell office:value-type="float" office:value="6329691">
            <text:p>6329691</text:p>
          </table:table-cell>
          <table:table-cell office:value-type="float" office:value="7000">
            <text:p>7000</text:p>
          </table:table-cell>
          <table:table-cell office:value-type="float" office:value="904.241571428572">
            <text:p>904.24</text:p>
          </table:table-cell>
          <table:table-cell office:value-type="string">
            <text:p>ArgumentListCacheKeyGenerator(false, false)</text:p>
          </table:table-cell>
        </table:table-row>
        <table:table-row table:style-name="ro1">
          <table:table-cell office:value-type="float" office:value="3466134">
            <text:p>3466134</text:p>
          </table:table-cell>
          <table:table-cell office:value-type="float" office:value="7000">
            <text:p>7000</text:p>
          </table:table-cell>
          <table:table-cell office:value-type="float" office:value="495.162">
            <text:p>495.16</text:p>
          </table:table-cell>
          <table:table-cell office:value-type="string">
            <text:p>StringCacheKeyGenerator(true, true)</text:p>
          </table:table-cell>
        </table:table-row>
        <table:table-row table:style-name="ro1">
          <table:table-cell office:value-type="float" office:value="4873647">
            <text:p>4873647</text:p>
          </table:table-cell>
          <table:table-cell office:value-type="float" office:value="7000">
            <text:p>7000</text:p>
          </table:table-cell>
          <table:table-cell office:value-type="float" office:value="696.235285714286">
            <text:p>696.24</text:p>
          </table:table-cell>
          <table:table-cell office:value-type="string">
            <text:p>StringCacheKeyGenerator(true, false)</text:p>
          </table:table-cell>
        </table:table-row>
        <table:table-row table:style-name="ro1">
          <table:table-cell office:value-type="float" office:value="13054416">
            <text:p>13054416</text:p>
          </table:table-cell>
          <table:table-cell office:value-type="float" office:value="7000">
            <text:p>7000</text:p>
          </table:table-cell>
          <table:table-cell office:value-type="float" office:value="1864.91657142857">
            <text:p>1864.92</text:p>
          </table:table-cell>
          <table:table-cell office:value-type="string">
            <text:p>StringCacheKeyGenerator(false, false)</text:p>
          </table:table-cell>
        </table:table-row>
        <table:table-row table:style-name="ro1">
          <table:table-cell office:value-type="float" office:value="4406565">
            <text:p>4406565</text:p>
          </table:table-cell>
          <table:table-cell office:value-type="float" office:value="7000">
            <text:p>7000</text:p>
          </table:table-cell>
          <table:table-cell office:value-type="float" office:value="629.509285714286">
            <text:p>629.51</text:p>
          </table:table-cell>
          <table:table-cell office:value-type="string">
            <text:p>MessageDigestCacheKeyGenerator("MD5", true, true)</text:p>
          </table:table-cell>
        </table:table-row>
        <table:table-row table:style-name="ro1">
          <table:table-cell office:value-type="float" office:value="5225430">
            <text:p>5225430</text:p>
          </table:table-cell>
          <table:table-cell office:value-type="float" office:value="7000">
            <text:p>7000</text:p>
          </table:table-cell>
          <table:table-cell office:value-type="float" office:value="746.49">
            <text:p>746.49</text:p>
          </table:table-cell>
          <table:table-cell office:value-type="string">
            <text:p>MessageDigestCacheKeyGenerator("MD5", true, false)</text:p>
          </table:table-cell>
        </table:table-row>
        <table:table-row table:style-name="ro1">
          <table:table-cell office:value-type="float" office:value="6522984">
            <text:p>6522984</text:p>
          </table:table-cell>
          <table:table-cell office:value-type="float" office:value="7000">
            <text:p>7000</text:p>
          </table:table-cell>
          <table:table-cell office:value-type="float" office:value="931.854857142857">
            <text:p>931.85</text:p>
          </table:table-cell>
          <table:table-cell office:value-type="string">
            <text:p>MessageDigestCacheKeyGenerator("MD5", false, false)</text:p>
          </table:table-cell>
        </table:table-row>
        <table:table-row table:style-name="ro1">
          <table:table-cell office:value-type="float" office:value="31271751">
            <text:p>31271751</text:p>
          </table:table-cell>
          <table:table-cell office:value-type="float" office:value="7000">
            <text:p>7000</text:p>
          </table:table-cell>
          <table:table-cell office:value-type="float" office:value="4467.393">
            <text:p>4467.39</text:p>
          </table:table-cell>
          <table:table-cell office:value-type="string">
            <text:p>SimpleHashCodeCacheKeyGenerator(true, true)</text:p>
          </table:table-cell>
        </table:table-row>
        <table:table-row table:style-name="ro1">
          <table:table-cell office:value-type="float" office:value="38495856">
            <text:p>38495856</text:p>
          </table:table-cell>
          <table:table-cell office:value-type="float" office:value="7000">
            <text:p>7000</text:p>
          </table:table-cell>
          <table:table-cell office:value-type="float" office:value="5499.408">
            <text:p>5499.41</text:p>
          </table:table-cell>
          <table:table-cell office:value-type="string">
            <text:p>SimpleHashCodeCacheKeyGenerator(true, false)</text:p>
          </table:table-cell>
        </table:table-row>
        <table:table-row table:style-name="ro1">
          <table:table-cell office:value-type="float" office:value="74527089">
            <text:p>74527089</text:p>
          </table:table-cell>
          <table:table-cell office:value-type="float" office:value="7000">
            <text:p>7000</text:p>
          </table:table-cell>
          <table:table-cell office:value-type="float" office:value="10646.727">
            <text:p>10646.73</text:p>
          </table:table-cell>
          <table:table-cell office:value-type="string">
            <text:p>SimpleHashCodeCacheKeyGenerator(false, false)</text:p>
          </table:table-cell>
        </table:table-row>
        <table:table-row table:style-name="ro1">
          <table:table-cell office:value-type="float" office:value="460857">
            <text:p>460857</text:p>
          </table:table-cell>
          <table:table-cell office:value-type="float" office:value="7000">
            <text:p>7000</text:p>
          </table:table-cell>
          <table:table-cell office:value-type="float" office:value="65.8367142857143">
            <text:p>65.84</text:p>
          </table:table-cell>
          <table:table-cell office:value-type="string">
            <text:p>ReflectionHashCodeCacheKeyGenerator(true, true)</text:p>
          </table:table-cell>
        </table:table-row>
        <table:table-row table:style-name="ro1">
          <table:table-cell office:value-type="float" office:value="456747">
            <text:p>456747</text:p>
          </table:table-cell>
          <table:table-cell office:value-type="float" office:value="7000">
            <text:p>7000</text:p>
          </table:table-cell>
          <table:table-cell office:value-type="float" office:value="65.2495714285714">
            <text:p>65.25</text:p>
          </table:table-cell>
          <table:table-cell office:value-type="string">
            <text:p>ReflectionHashCodeCacheKeyGenerator(true, false)</text:p>
          </table:table-cell>
        </table:table-row>
        <table:table-row table:style-name="ro1">
          <table:table-cell office:value-type="float" office:value="783273">
            <text:p>783273</text:p>
          </table:table-cell>
          <table:table-cell office:value-type="float" office:value="7000">
            <text:p>7000</text:p>
          </table:table-cell>
          <table:table-cell office:value-type="float" office:value="111.896142857143">
            <text:p>111.90</text:p>
          </table:table-cell>
          <table:table-cell office:value-type="string">
            <text:p>ReflectionHashCodeCacheKeyGenerator(false, false)</text:p>
          </table:table-cell>
        </table:table-row>
        <table:table-row table:style-name="ro1">
          <table:table-cell office:value-type="float" office:value="4136949">
            <text:p>4136949</text:p>
          </table:table-cell>
          <table:table-cell office:value-type="float" office:value="8000">
            <text:p>8000</text:p>
          </table:table-cell>
          <table:table-cell office:value-type="float" office:value="517.118625">
            <text:p>517.12</text:p>
          </table:table-cell>
          <table:table-cell office:value-type="string">
            <text:p>ArgumentListCacheKeyGenerator(true, true)</text:p>
          </table:table-cell>
        </table:table-row>
        <table:table-row table:style-name="ro1">
          <table:table-cell office:value-type="float" office:value="5428011">
            <text:p>5428011</text:p>
          </table:table-cell>
          <table:table-cell office:value-type="float" office:value="8000">
            <text:p>8000</text:p>
          </table:table-cell>
          <table:table-cell office:value-type="float" office:value="678.501375">
            <text:p>678.50</text:p>
          </table:table-cell>
          <table:table-cell office:value-type="string">
            <text:p>ArgumentListCacheKeyGenerator(true, false)</text:p>
          </table:table-cell>
        </table:table-row>
        <table:table-row table:style-name="ro1">
          <table:table-cell office:value-type="float" office:value="7388637">
            <text:p>7388637</text:p>
          </table:table-cell>
          <table:table-cell office:value-type="float" office:value="8000">
            <text:p>8000</text:p>
          </table:table-cell>
          <table:table-cell office:value-type="float" office:value="923.579625">
            <text:p>923.58</text:p>
          </table:table-cell>
          <table:table-cell office:value-type="string">
            <text:p>ArgumentListCacheKeyGenerator(false, false)</text:p>
          </table:table-cell>
        </table:table-row>
        <table:table-row table:style-name="ro1">
          <table:table-cell office:value-type="float" office:value="4053600">
            <text:p>4053600</text:p>
          </table:table-cell>
          <table:table-cell office:value-type="float" office:value="8000">
            <text:p>8000</text:p>
          </table:table-cell>
          <table:table-cell office:value-type="float" office:value="506.7">
            <text:p>506.70</text:p>
          </table:table-cell>
          <table:table-cell office:value-type="string">
            <text:p>StringCacheKeyGenerator(true, true)</text:p>
          </table:table-cell>
        </table:table-row>
        <table:table-row table:style-name="ro1">
          <table:table-cell office:value-type="float" office:value="5615862">
            <text:p>5615862</text:p>
          </table:table-cell>
          <table:table-cell office:value-type="float" office:value="8000">
            <text:p>8000</text:p>
          </table:table-cell>
          <table:table-cell office:value-type="float" office:value="701.98275">
            <text:p>701.98</text:p>
          </table:table-cell>
          <table:table-cell office:value-type="string">
            <text:p>StringCacheKeyGenerator(true, false)</text:p>
          </table:table-cell>
        </table:table-row>
        <table:table-row table:style-name="ro1">
          <table:table-cell office:value-type="float" office:value="13859232">
            <text:p>13859232</text:p>
          </table:table-cell>
          <table:table-cell office:value-type="float" office:value="8000">
            <text:p>8000</text:p>
          </table:table-cell>
          <table:table-cell office:value-type="float" office:value="1732.404">
            <text:p>1732.40</text:p>
          </table:table-cell>
          <table:table-cell office:value-type="string">
            <text:p>StringCacheKeyGenerator(false, false)</text:p>
          </table:table-cell>
        </table:table-row>
        <table:table-row table:style-name="ro1">
          <table:table-cell office:value-type="float" office:value="5777688">
            <text:p>5777688</text:p>
          </table:table-cell>
          <table:table-cell office:value-type="float" office:value="8000">
            <text:p>8000</text:p>
          </table:table-cell>
          <table:table-cell office:value-type="float" office:value="722.211">
            <text:p>722.21</text:p>
          </table:table-cell>
          <table:table-cell office:value-type="string">
            <text:p>MessageDigestCacheKeyGenerator("MD5", true, true)</text:p>
          </table:table-cell>
        </table:table-row>
        <table:table-row table:style-name="ro1">
          <table:table-cell office:value-type="float" office:value="6614505">
            <text:p>6614505</text:p>
          </table:table-cell>
          <table:table-cell office:value-type="float" office:value="8000">
            <text:p>8000</text:p>
          </table:table-cell>
          <table:table-cell office:value-type="float" office:value="826.813125">
            <text:p>826.81</text:p>
          </table:table-cell>
          <table:table-cell office:value-type="string">
            <text:p>MessageDigestCacheKeyGenerator("MD5", true, false)</text:p>
          </table:table-cell>
        </table:table-row>
        <table:table-row table:style-name="ro1">
          <table:table-cell office:value-type="float" office:value="6785307">
            <text:p>6785307</text:p>
          </table:table-cell>
          <table:table-cell office:value-type="float" office:value="8000">
            <text:p>8000</text:p>
          </table:table-cell>
          <table:table-cell office:value-type="float" office:value="848.163375">
            <text:p>848.16</text:p>
          </table:table-cell>
          <table:table-cell office:value-type="string">
            <text:p>MessageDigestCacheKeyGenerator("MD5", false, false)</text:p>
          </table:table-cell>
        </table:table-row>
        <table:table-row table:style-name="ro1">
          <table:table-cell office:value-type="float" office:value="40623918">
            <text:p>40623918</text:p>
          </table:table-cell>
          <table:table-cell office:value-type="float" office:value="8000">
            <text:p>8000</text:p>
          </table:table-cell>
          <table:table-cell office:value-type="float" office:value="5077.98975">
            <text:p>5077.99</text:p>
          </table:table-cell>
          <table:table-cell office:value-type="string">
            <text:p>SimpleHashCodeCacheKeyGenerator(true, true)</text:p>
          </table:table-cell>
        </table:table-row>
        <table:table-row table:style-name="ro1">
          <table:table-cell office:value-type="float" office:value="53423844">
            <text:p>53423844</text:p>
          </table:table-cell>
          <table:table-cell office:value-type="float" office:value="8000">
            <text:p>8000</text:p>
          </table:table-cell>
          <table:table-cell office:value-type="float" office:value="6677.9805">
            <text:p>6677.98</text:p>
          </table:table-cell>
          <table:table-cell office:value-type="string">
            <text:p>SimpleHashCodeCacheKeyGenerator(true, false)</text:p>
          </table:table-cell>
        </table:table-row>
        <table:table-row table:style-name="ro1">
          <table:table-cell office:value-type="float" office:value="90221046">
            <text:p>90221046</text:p>
          </table:table-cell>
          <table:table-cell office:value-type="float" office:value="8000">
            <text:p>8000</text:p>
          </table:table-cell>
          <table:table-cell office:value-type="float" office:value="11277.63075">
            <text:p>11277.63</text:p>
          </table:table-cell>
          <table:table-cell office:value-type="string">
            <text:p>SimpleHashCodeCacheKeyGenerator(false, false)</text:p>
          </table:table-cell>
        </table:table-row>
        <table:table-row table:style-name="ro1">
          <table:table-cell office:value-type="float" office:value="474648">
            <text:p>474648</text:p>
          </table:table-cell>
          <table:table-cell office:value-type="float" office:value="8000">
            <text:p>8000</text:p>
          </table:table-cell>
          <table:table-cell office:value-type="float" office:value="59.331">
            <text:p>59.33</text:p>
          </table:table-cell>
          <table:table-cell office:value-type="string">
            <text:p>ReflectionHashCodeCacheKeyGenerator(true, true)</text:p>
          </table:table-cell>
        </table:table-row>
        <table:table-row table:style-name="ro1">
          <table:table-cell office:value-type="float" office:value="484200">
            <text:p>484200</text:p>
          </table:table-cell>
          <table:table-cell office:value-type="float" office:value="8000">
            <text:p>8000</text:p>
          </table:table-cell>
          <table:table-cell office:value-type="float" office:value="60.525">
            <text:p>60.53</text:p>
          </table:table-cell>
          <table:table-cell office:value-type="string">
            <text:p>ReflectionHashCodeCacheKeyGenerator(true, false)</text:p>
          </table:table-cell>
        </table:table-row>
        <table:table-row table:style-name="ro1">
          <table:table-cell office:value-type="float" office:value="848715">
            <text:p>848715</text:p>
          </table:table-cell>
          <table:table-cell office:value-type="float" office:value="8000">
            <text:p>8000</text:p>
          </table:table-cell>
          <table:table-cell office:value-type="float" office:value="106.089375">
            <text:p>106.09</text:p>
          </table:table-cell>
          <table:table-cell office:value-type="string">
            <text:p>ReflectionHashCodeCacheKeyGenerator(false, false)</text:p>
          </table:table-cell>
        </table:table-row>
        <table:table-row table:style-name="ro1">
          <table:table-cell office:value-type="float" office:value="4425516">
            <text:p>4425516</text:p>
          </table:table-cell>
          <table:table-cell office:value-type="float" office:value="9000">
            <text:p>9000</text:p>
          </table:table-cell>
          <table:table-cell office:value-type="float" office:value="491.724">
            <text:p>491.72</text:p>
          </table:table-cell>
          <table:table-cell office:value-type="string">
            <text:p>ArgumentListCacheKeyGenerator(true, true)</text:p>
          </table:table-cell>
        </table:table-row>
        <table:table-row table:style-name="ro1">
          <table:table-cell office:value-type="float" office:value="5667426">
            <text:p>5667426</text:p>
          </table:table-cell>
          <table:table-cell office:value-type="float" office:value="9000">
            <text:p>9000</text:p>
          </table:table-cell>
          <table:table-cell office:value-type="float" office:value="629.714">
            <text:p>629.71</text:p>
          </table:table-cell>
          <table:table-cell office:value-type="string">
            <text:p>ArgumentListCacheKeyGenerator(true, false)</text:p>
          </table:table-cell>
        </table:table-row>
        <table:table-row table:style-name="ro1">
          <table:table-cell office:value-type="float" office:value="8298777">
            <text:p>8298777</text:p>
          </table:table-cell>
          <table:table-cell office:value-type="float" office:value="9000">
            <text:p>9000</text:p>
          </table:table-cell>
          <table:table-cell office:value-type="float" office:value="922.086333333333">
            <text:p>922.09</text:p>
          </table:table-cell>
          <table:table-cell office:value-type="string">
            <text:p>ArgumentListCacheKeyGenerator(false, false)</text:p>
          </table:table-cell>
        </table:table-row>
        <table:table-row table:style-name="ro1">
          <table:table-cell office:value-type="float" office:value="4470942">
            <text:p>4470942</text:p>
          </table:table-cell>
          <table:table-cell office:value-type="float" office:value="9000">
            <text:p>9000</text:p>
          </table:table-cell>
          <table:table-cell office:value-type="float" office:value="496.771333333333">
            <text:p>496.77</text:p>
          </table:table-cell>
          <table:table-cell office:value-type="string">
            <text:p>StringCacheKeyGenerator(true, true)</text:p>
          </table:table-cell>
        </table:table-row>
        <table:table-row table:style-name="ro1">
          <table:table-cell office:value-type="float" office:value="6240201">
            <text:p>6240201</text:p>
          </table:table-cell>
          <table:table-cell office:value-type="float" office:value="9000">
            <text:p>9000</text:p>
          </table:table-cell>
          <table:table-cell office:value-type="float" office:value="693.355666666667">
            <text:p>693.36</text:p>
          </table:table-cell>
          <table:table-cell office:value-type="string">
            <text:p>StringCacheKeyGenerator(true, false)</text:p>
          </table:table-cell>
        </table:table-row>
        <table:table-row table:style-name="ro1">
          <table:table-cell office:value-type="float" office:value="15788595">
            <text:p>15788595</text:p>
          </table:table-cell>
          <table:table-cell office:value-type="float" office:value="9000">
            <text:p>9000</text:p>
          </table:table-cell>
          <table:table-cell office:value-type="float" office:value="1754.28833333333">
            <text:p>1754.29</text:p>
          </table:table-cell>
          <table:table-cell office:value-type="string">
            <text:p>StringCacheKeyGenerator(false, false)</text:p>
          </table:table-cell>
        </table:table-row>
        <table:table-row table:style-name="ro1">
          <table:table-cell office:value-type="float" office:value="5745453">
            <text:p>5745453</text:p>
          </table:table-cell>
          <table:table-cell office:value-type="float" office:value="9000">
            <text:p>9000</text:p>
          </table:table-cell>
          <table:table-cell office:value-type="float" office:value="638.383666666667">
            <text:p>638.38</text:p>
          </table:table-cell>
          <table:table-cell office:value-type="string">
            <text:p>MessageDigestCacheKeyGenerator("MD5", true, true)</text:p>
          </table:table-cell>
        </table:table-row>
        <table:table-row table:style-name="ro1">
          <table:table-cell office:value-type="float" office:value="6842331">
            <text:p>6842331</text:p>
          </table:table-cell>
          <table:table-cell office:value-type="float" office:value="9000">
            <text:p>9000</text:p>
          </table:table-cell>
          <table:table-cell office:value-type="float" office:value="760.259">
            <text:p>760.26</text:p>
          </table:table-cell>
          <table:table-cell office:value-type="string">
            <text:p>MessageDigestCacheKeyGenerator("MD5", true, false)</text:p>
          </table:table-cell>
        </table:table-row>
        <table:table-row table:style-name="ro1">
          <table:table-cell office:value-type="float" office:value="9368433">
            <text:p>9368433</text:p>
          </table:table-cell>
          <table:table-cell office:value-type="float" office:value="9000">
            <text:p>9000</text:p>
          </table:table-cell>
          <table:table-cell office:value-type="float" office:value="1040.937">
            <text:p>1040.94</text:p>
          </table:table-cell>
          <table:table-cell office:value-type="string">
            <text:p>MessageDigestCacheKeyGenerator("MD5", false, false)</text:p>
          </table:table-cell>
        </table:table-row>
        <table:table-row table:style-name="ro1">
          <table:table-cell office:value-type="float" office:value="39843735">
            <text:p>39843735</text:p>
          </table:table-cell>
          <table:table-cell office:value-type="float" office:value="9000">
            <text:p>9000</text:p>
          </table:table-cell>
          <table:table-cell office:value-type="float" office:value="4427.08166666667">
            <text:p>4427.08</text:p>
          </table:table-cell>
          <table:table-cell office:value-type="string">
            <text:p>SimpleHashCodeCacheKeyGenerator(true, true)</text:p>
          </table:table-cell>
        </table:table-row>
        <table:table-row table:style-name="ro1">
          <table:table-cell office:value-type="float" office:value="55222035">
            <text:p>55222035</text:p>
          </table:table-cell>
          <table:table-cell office:value-type="float" office:value="9000">
            <text:p>9000</text:p>
          </table:table-cell>
          <table:table-cell office:value-type="float" office:value="6135.78166666667">
            <text:p>6135.78</text:p>
          </table:table-cell>
          <table:table-cell office:value-type="string">
            <text:p>SimpleHashCodeCacheKeyGenerator(true, false)</text:p>
          </table:table-cell>
        </table:table-row>
        <table:table-row table:style-name="ro1">
          <table:table-cell office:value-type="float" office:value="86145816">
            <text:p>86145816</text:p>
          </table:table-cell>
          <table:table-cell office:value-type="float" office:value="9000">
            <text:p>9000</text:p>
          </table:table-cell>
          <table:table-cell office:value-type="float" office:value="9571.75733333333">
            <text:p>9571.76</text:p>
          </table:table-cell>
          <table:table-cell office:value-type="string">
            <text:p>SimpleHashCodeCacheKeyGenerator(false, false)</text:p>
          </table:table-cell>
        </table:table-row>
        <table:table-row table:style-name="ro1">
          <table:table-cell office:value-type="float" office:value="574920">
            <text:p>574920</text:p>
          </table:table-cell>
          <table:table-cell office:value-type="float" office:value="9000">
            <text:p>9000</text:p>
          </table:table-cell>
          <table:table-cell office:value-type="float" office:value="63.88">
            <text:p>63.88</text:p>
          </table:table-cell>
          <table:table-cell office:value-type="string">
            <text:p>ReflectionHashCodeCacheKeyGenerator(true, true)</text:p>
          </table:table-cell>
        </table:table-row>
        <table:table-row table:style-name="ro1">
          <table:table-cell office:value-type="float" office:value="590652">
            <text:p>590652</text:p>
          </table:table-cell>
          <table:table-cell office:value-type="float" office:value="9000">
            <text:p>9000</text:p>
          </table:table-cell>
          <table:table-cell office:value-type="float" office:value="65.628">
            <text:p>65.63</text:p>
          </table:table-cell>
          <table:table-cell office:value-type="string">
            <text:p>ReflectionHashCodeCacheKeyGenerator(true, false)</text:p>
          </table:table-cell>
        </table:table-row>
        <table:table-row table:style-name="ro1">
          <table:table-cell office:value-type="float" office:value="973995">
            <text:p>973995</text:p>
          </table:table-cell>
          <table:table-cell office:value-type="float" office:value="9000">
            <text:p>9000</text:p>
          </table:table-cell>
          <table:table-cell office:value-type="float" office:value="108.221666666667">
            <text:p>108.22</text:p>
          </table:table-cell>
          <table:table-cell office:value-type="string">
            <text:p>ReflectionHashCodeCacheKeyGenerator(false, false)</text:p>
          </table:table-cell>
        </table:table-row>
        <table:table-row table:style-name="ro1">
          <table:table-cell office:value-type="float" office:value="4951290">
            <text:p>4951290</text:p>
          </table:table-cell>
          <table:table-cell office:value-type="float" office:value="10000">
            <text:p>10000</text:p>
          </table:table-cell>
          <table:table-cell office:value-type="float" office:value="495.129">
            <text:p>495.13</text:p>
          </table:table-cell>
          <table:table-cell office:value-type="string">
            <text:p>ArgumentListCacheKeyGenerator(true, true)</text:p>
          </table:table-cell>
        </table:table-row>
        <table:table-row table:style-name="ro1">
          <table:table-cell office:value-type="float" office:value="6081957">
            <text:p>6081957</text:p>
          </table:table-cell>
          <table:table-cell office:value-type="float" office:value="10000">
            <text:p>10000</text:p>
          </table:table-cell>
          <table:table-cell office:value-type="float" office:value="608.1957">
            <text:p>608.20</text:p>
          </table:table-cell>
          <table:table-cell office:value-type="string">
            <text:p>ArgumentListCacheKeyGenerator(true, false)</text:p>
          </table:table-cell>
        </table:table-row>
        <table:table-row table:style-name="ro1">
          <table:table-cell office:value-type="float" office:value="9354759">
            <text:p>9354759</text:p>
          </table:table-cell>
          <table:table-cell office:value-type="float" office:value="10000">
            <text:p>10000</text:p>
          </table:table-cell>
          <table:table-cell office:value-type="float" office:value="935.4759">
            <text:p>935.48</text:p>
          </table:table-cell>
          <table:table-cell office:value-type="string">
            <text:p>ArgumentListCacheKeyGenerator(false, false)</text:p>
          </table:table-cell>
        </table:table-row>
        <table:table-row table:style-name="ro1">
          <table:table-cell office:value-type="float" office:value="4919886">
            <text:p>4919886</text:p>
          </table:table-cell>
          <table:table-cell office:value-type="float" office:value="10000">
            <text:p>10000</text:p>
          </table:table-cell>
          <table:table-cell office:value-type="float" office:value="491.9886">
            <text:p>491.99</text:p>
          </table:table-cell>
          <table:table-cell office:value-type="string">
            <text:p>StringCacheKeyGenerator(true, true)</text:p>
          </table:table-cell>
        </table:table-row>
        <table:table-row table:style-name="ro1">
          <table:table-cell office:value-type="float" office:value="6761652">
            <text:p>6761652</text:p>
          </table:table-cell>
          <table:table-cell office:value-type="float" office:value="10000">
            <text:p>10000</text:p>
          </table:table-cell>
          <table:table-cell office:value-type="float" office:value="676.1652">
            <text:p>676.17</text:p>
          </table:table-cell>
          <table:table-cell office:value-type="string">
            <text:p>StringCacheKeyGenerator(true, false)</text:p>
          </table:table-cell>
        </table:table-row>
        <table:table-row table:style-name="ro1">
          <table:table-cell office:value-type="float" office:value="17503749">
            <text:p>17503749</text:p>
          </table:table-cell>
          <table:table-cell office:value-type="float" office:value="10000">
            <text:p>10000</text:p>
          </table:table-cell>
          <table:table-cell office:value-type="float" office:value="1750.3749">
            <text:p>1750.37</text:p>
          </table:table-cell>
          <table:table-cell office:value-type="string">
            <text:p>StringCacheKeyGenerator(false, false)</text:p>
          </table:table-cell>
        </table:table-row>
        <table:table-row table:style-name="ro1">
          <table:table-cell office:value-type="float" office:value="6245967">
            <text:p>6245967</text:p>
          </table:table-cell>
          <table:table-cell office:value-type="float" office:value="10000">
            <text:p>10000</text:p>
          </table:table-cell>
          <table:table-cell office:value-type="float" office:value="624.5967">
            <text:p>624.60</text:p>
          </table:table-cell>
          <table:table-cell office:value-type="string">
            <text:p>MessageDigestCacheKeyGenerator("MD5", true, true)</text:p>
          </table:table-cell>
        </table:table-row>
        <table:table-row table:style-name="ro1">
          <table:table-cell office:value-type="float" office:value="7562661">
            <text:p>7562661</text:p>
          </table:table-cell>
          <table:table-cell office:value-type="float" office:value="10000">
            <text:p>10000</text:p>
          </table:table-cell>
          <table:table-cell office:value-type="float" office:value="756.2661">
            <text:p>756.27</text:p>
          </table:table-cell>
          <table:table-cell office:value-type="string">
            <text:p>MessageDigestCacheKeyGenerator("MD5", true, false)</text:p>
          </table:table-cell>
        </table:table-row>
        <table:table-row table:style-name="ro1">
          <table:table-cell office:value-type="float" office:value="9214743">
            <text:p>9214743</text:p>
          </table:table-cell>
          <table:table-cell office:value-type="float" office:value="10000">
            <text:p>10000</text:p>
          </table:table-cell>
          <table:table-cell office:value-type="float" office:value="921.4743">
            <text:p>921.47</text:p>
          </table:table-cell>
          <table:table-cell office:value-type="string">
            <text:p>MessageDigestCacheKeyGenerator("MD5", false, false)</text:p>
          </table:table-cell>
        </table:table-row>
        <table:table-row table:style-name="ro1">
          <table:table-cell office:value-type="float" office:value="42944667">
            <text:p>42944667</text:p>
          </table:table-cell>
          <table:table-cell office:value-type="float" office:value="10000">
            <text:p>10000</text:p>
          </table:table-cell>
          <table:table-cell office:value-type="float" office:value="4294.4667">
            <text:p>4294.47</text:p>
          </table:table-cell>
          <table:table-cell office:value-type="string">
            <text:p>SimpleHashCodeCacheKeyGenerator(true, true)</text:p>
          </table:table-cell>
        </table:table-row>
        <table:table-row table:style-name="ro1">
          <table:table-cell office:value-type="float" office:value="61991205">
            <text:p>61991205</text:p>
          </table:table-cell>
          <table:table-cell office:value-type="float" office:value="10000">
            <text:p>10000</text:p>
          </table:table-cell>
          <table:table-cell office:value-type="float" office:value="6199.1205">
            <text:p>6199.12</text:p>
          </table:table-cell>
          <table:table-cell office:value-type="string">
            <text:p>SimpleHashCodeCacheKeyGenerator(true, false)</text:p>
          </table:table-cell>
        </table:table-row>
        <table:table-row table:style-name="ro1">
          <table:table-cell office:value-type="float" office:value="94636344">
            <text:p>94636344</text:p>
          </table:table-cell>
          <table:table-cell office:value-type="float" office:value="10000">
            <text:p>10000</text:p>
          </table:table-cell>
          <table:table-cell office:value-type="float" office:value="9463.6344">
            <text:p>9463.63</text:p>
          </table:table-cell>
          <table:table-cell office:value-type="string">
            <text:p>SimpleHashCodeCacheKeyGenerator(false, false)</text:p>
          </table:table-cell>
        </table:table-row>
        <table:table-row table:style-name="ro1">
          <table:table-cell office:value-type="float" office:value="639720">
            <text:p>639720</text:p>
          </table:table-cell>
          <table:table-cell office:value-type="float" office:value="10000">
            <text:p>10000</text:p>
          </table:table-cell>
          <table:table-cell office:value-type="float" office:value="63.972">
            <text:p>63.97</text:p>
          </table:table-cell>
          <table:table-cell office:value-type="string">
            <text:p>ReflectionHashCodeCacheKeyGenerator(true, true)</text:p>
          </table:table-cell>
        </table:table-row>
        <table:table-row table:style-name="ro1">
          <table:table-cell office:value-type="float" office:value="639648">
            <text:p>639648</text:p>
          </table:table-cell>
          <table:table-cell office:value-type="float" office:value="10000">
            <text:p>10000</text:p>
          </table:table-cell>
          <table:table-cell office:value-type="float" office:value="63.9648">
            <text:p>63.96</text:p>
          </table:table-cell>
          <table:table-cell office:value-type="string">
            <text:p>ReflectionHashCodeCacheKeyGenerator(true, false)</text:p>
          </table:table-cell>
        </table:table-row>
        <table:table-row table:style-name="ro1">
          <table:table-cell office:value-type="float" office:value="1129101">
            <text:p>1129101</text:p>
          </table:table-cell>
          <table:table-cell office:value-type="float" office:value="10000">
            <text:p>10000</text:p>
          </table:table-cell>
          <table:table-cell office:value-type="float" office:value="112.9101">
            <text:p>112.91</text:p>
          </table:table-cell>
          <table:table-cell office:value-type="string">
            <text:p>ReflectionHashCodeCacheKeyGenerator(false, false)</text:p>
          </table:table-cell>
        </table:table-row>
        <table:table-row table:style-name="ro1">
          <table:table-cell office:value-type="float" office:value="5854110">
            <text:p>5854110</text:p>
          </table:table-cell>
          <table:table-cell office:value-type="float" office:value="11000">
            <text:p>11000</text:p>
          </table:table-cell>
          <table:table-cell office:value-type="float" office:value="532.191818181818">
            <text:p>532.19</text:p>
          </table:table-cell>
          <table:table-cell office:value-type="string">
            <text:p>ArgumentListCacheKeyGenerator(true, true)</text:p>
          </table:table-cell>
        </table:table-row>
        <table:table-row table:style-name="ro1">
          <table:table-cell office:value-type="float" office:value="7329093">
            <text:p>7329093</text:p>
          </table:table-cell>
          <table:table-cell office:value-type="float" office:value="11000">
            <text:p>11000</text:p>
          </table:table-cell>
          <table:table-cell office:value-type="float" office:value="666.281181818182">
            <text:p>666.28</text:p>
          </table:table-cell>
          <table:table-cell office:value-type="string">
            <text:p>ArgumentListCacheKeyGenerator(true, false)</text:p>
          </table:table-cell>
        </table:table-row>
        <table:table-row table:style-name="ro1">
          <table:table-cell office:value-type="float" office:value="10651806">
            <text:p>10651806</text:p>
          </table:table-cell>
          <table:table-cell office:value-type="float" office:value="11000">
            <text:p>11000</text:p>
          </table:table-cell>
          <table:table-cell office:value-type="float" office:value="968.346">
            <text:p>968.35</text:p>
          </table:table-cell>
          <table:table-cell office:value-type="string">
            <text:p>ArgumentListCacheKeyGenerator(false, false)</text:p>
          </table:table-cell>
        </table:table-row>
        <table:table-row table:style-name="ro1">
          <table:table-cell office:value-type="float" office:value="5926287">
            <text:p>5926287</text:p>
          </table:table-cell>
          <table:table-cell office:value-type="float" office:value="11000">
            <text:p>11000</text:p>
          </table:table-cell>
          <table:table-cell office:value-type="float" office:value="538.753363636364">
            <text:p>538.75</text:p>
          </table:table-cell>
          <table:table-cell office:value-type="string">
            <text:p>StringCacheKeyGenerator(true, true)</text:p>
          </table:table-cell>
        </table:table-row>
        <table:table-row table:style-name="ro1">
          <table:table-cell office:value-type="float" office:value="8033916">
            <text:p>8033916</text:p>
          </table:table-cell>
          <table:table-cell office:value-type="float" office:value="11000">
            <text:p>11000</text:p>
          </table:table-cell>
          <table:table-cell office:value-type="float" office:value="730.356">
            <text:p>730.36</text:p>
          </table:table-cell>
          <table:table-cell office:value-type="string">
            <text:p>StringCacheKeyGenerator(true, false)</text:p>
          </table:table-cell>
        </table:table-row>
        <table:table-row table:style-name="ro1">
          <table:table-cell office:value-type="float" office:value="20933241">
            <text:p>20933241</text:p>
          </table:table-cell>
          <table:table-cell office:value-type="float" office:value="11000">
            <text:p>11000</text:p>
          </table:table-cell>
          <table:table-cell office:value-type="float" office:value="1903.02190909091">
            <text:p>1903.02</text:p>
          </table:table-cell>
          <table:table-cell office:value-type="string">
            <text:p>StringCacheKeyGenerator(false, false)</text:p>
          </table:table-cell>
        </table:table-row>
        <table:table-row table:style-name="ro1">
          <table:table-cell office:value-type="float" office:value="7708284">
            <text:p>7708284</text:p>
          </table:table-cell>
          <table:table-cell office:value-type="float" office:value="11000">
            <text:p>11000</text:p>
          </table:table-cell>
          <table:table-cell office:value-type="float" office:value="700.753090909091">
            <text:p>700.75</text:p>
          </table:table-cell>
          <table:table-cell office:value-type="string">
            <text:p>MessageDigestCacheKeyGenerator("MD5", true, true)</text:p>
          </table:table-cell>
        </table:table-row>
        <table:table-row table:style-name="ro1">
          <table:table-cell office:value-type="float" office:value="8758941">
            <text:p>8758941</text:p>
          </table:table-cell>
          <table:table-cell office:value-type="float" office:value="11000">
            <text:p>11000</text:p>
          </table:table-cell>
          <table:table-cell office:value-type="float" office:value="796.267363636364">
            <text:p>796.27</text:p>
          </table:table-cell>
          <table:table-cell office:value-type="string">
            <text:p>MessageDigestCacheKeyGenerator("MD5", true, false)</text:p>
          </table:table-cell>
        </table:table-row>
        <table:table-row table:style-name="ro1">
          <table:table-cell office:value-type="float" office:value="9604773">
            <text:p>9604773</text:p>
          </table:table-cell>
          <table:table-cell office:value-type="float" office:value="11000">
            <text:p>11000</text:p>
          </table:table-cell>
          <table:table-cell office:value-type="float" office:value="873.161181818182">
            <text:p>873.16</text:p>
          </table:table-cell>
          <table:table-cell office:value-type="string">
            <text:p>MessageDigestCacheKeyGenerator("MD5", false, false)</text:p>
          </table:table-cell>
        </table:table-row>
        <table:table-row table:style-name="ro1">
          <table:table-cell office:value-type="float" office:value="46734609">
            <text:p>46734609</text:p>
          </table:table-cell>
          <table:table-cell office:value-type="float" office:value="11000">
            <text:p>11000</text:p>
          </table:table-cell>
          <table:table-cell office:value-type="float" office:value="4248.60081818182">
            <text:p>4248.60</text:p>
          </table:table-cell>
          <table:table-cell office:value-type="string">
            <text:p>SimpleHashCodeCacheKeyGenerator(true, true)</text:p>
          </table:table-cell>
        </table:table-row>
        <table:table-row table:style-name="ro1">
          <table:table-cell office:value-type="float" office:value="71643030">
            <text:p>71643030</text:p>
          </table:table-cell>
          <table:table-cell office:value-type="float" office:value="11000">
            <text:p>11000</text:p>
          </table:table-cell>
          <table:table-cell office:value-type="float" office:value="6513.00272727273">
            <text:p>6513.00</text:p>
          </table:table-cell>
          <table:table-cell office:value-type="string">
            <text:p>SimpleHashCodeCacheKeyGenerator(true, false)</text:p>
          </table:table-cell>
        </table:table-row>
        <table:table-row table:style-name="ro1">
          <table:table-cell office:value-type="float" office:value="123329487">
            <text:p>123329487</text:p>
          </table:table-cell>
          <table:table-cell office:value-type="float" office:value="11000">
            <text:p>11000</text:p>
          </table:table-cell>
          <table:table-cell office:value-type="float" office:value="11211.7715454545">
            <text:p>11211.77</text:p>
          </table:table-cell>
          <table:table-cell office:value-type="string">
            <text:p>SimpleHashCodeCacheKeyGenerator(false, false)</text:p>
          </table:table-cell>
        </table:table-row>
        <table:table-row table:style-name="ro1">
          <table:table-cell office:value-type="float" office:value="675198">
            <text:p>675198</text:p>
          </table:table-cell>
          <table:table-cell office:value-type="float" office:value="11000">
            <text:p>11000</text:p>
          </table:table-cell>
          <table:table-cell office:value-type="float" office:value="61.3816363636364">
            <text:p>61.38</text:p>
          </table:table-cell>
          <table:table-cell office:value-type="string">
            <text:p>ReflectionHashCodeCacheKeyGenerator(true, true)</text:p>
          </table:table-cell>
        </table:table-row>
        <table:table-row table:style-name="ro1">
          <table:table-cell office:value-type="float" office:value="708330">
            <text:p>708330</text:p>
          </table:table-cell>
          <table:table-cell office:value-type="float" office:value="11000">
            <text:p>11000</text:p>
          </table:table-cell>
          <table:table-cell office:value-type="float" office:value="64.3936363636364">
            <text:p>64.39</text:p>
          </table:table-cell>
          <table:table-cell office:value-type="string">
            <text:p>ReflectionHashCodeCacheKeyGenerator(true, false)</text:p>
          </table:table-cell>
        </table:table-row>
        <table:table-row table:style-name="ro1">
          <table:table-cell office:value-type="float" office:value="1205328">
            <text:p>1205328</text:p>
          </table:table-cell>
          <table:table-cell office:value-type="float" office:value="11000">
            <text:p>11000</text:p>
          </table:table-cell>
          <table:table-cell office:value-type="float" office:value="109.575272727273">
            <text:p>109.58</text:p>
          </table:table-cell>
          <table:table-cell office:value-type="string">
            <text:p>ReflectionHashCodeCacheKeyGenerator(false, false)</text:p>
          </table:table-cell>
        </table:table-row>
        <table:table-row table:style-name="ro1">
          <table:table-cell office:value-type="float" office:value="6120762">
            <text:p>6120762</text:p>
          </table:table-cell>
          <table:table-cell office:value-type="float" office:value="12000">
            <text:p>12000</text:p>
          </table:table-cell>
          <table:table-cell office:value-type="float" office:value="510.0635">
            <text:p>510.06</text:p>
          </table:table-cell>
          <table:table-cell office:value-type="string">
            <text:p>ArgumentListCacheKeyGenerator(true, true)</text:p>
          </table:table-cell>
        </table:table-row>
        <table:table-row table:style-name="ro1">
          <table:table-cell office:value-type="float" office:value="7778160">
            <text:p>7778160</text:p>
          </table:table-cell>
          <table:table-cell office:value-type="float" office:value="12000">
            <text:p>12000</text:p>
          </table:table-cell>
          <table:table-cell office:value-type="float" office:value="648.18">
            <text:p>648.18</text:p>
          </table:table-cell>
          <table:table-cell office:value-type="string">
            <text:p>ArgumentListCacheKeyGenerator(true, false)</text:p>
          </table:table-cell>
        </table:table-row>
        <table:table-row table:style-name="ro1">
          <table:table-cell office:value-type="float" office:value="12224397">
            <text:p>12224397</text:p>
          </table:table-cell>
          <table:table-cell office:value-type="float" office:value="12000">
            <text:p>12000</text:p>
          </table:table-cell>
          <table:table-cell office:value-type="float" office:value="1018.69975">
            <text:p>1018.70</text:p>
          </table:table-cell>
          <table:table-cell office:value-type="string">
            <text:p>ArgumentListCacheKeyGenerator(false, false)</text:p>
          </table:table-cell>
        </table:table-row>
        <table:table-row table:style-name="ro1">
          <table:table-cell office:value-type="float" office:value="6357861">
            <text:p>6357861</text:p>
          </table:table-cell>
          <table:table-cell office:value-type="float" office:value="12000">
            <text:p>12000</text:p>
          </table:table-cell>
          <table:table-cell office:value-type="float" office:value="529.82175">
            <text:p>529.82</text:p>
          </table:table-cell>
          <table:table-cell office:value-type="string">
            <text:p>StringCacheKeyGenerator(true, true)</text:p>
          </table:table-cell>
        </table:table-row>
        <table:table-row table:style-name="ro1">
          <table:table-cell office:value-type="float" office:value="8377461">
            <text:p>8377461</text:p>
          </table:table-cell>
          <table:table-cell office:value-type="float" office:value="12000">
            <text:p>12000</text:p>
          </table:table-cell>
          <table:table-cell office:value-type="float" office:value="698.12175">
            <text:p>698.12</text:p>
          </table:table-cell>
          <table:table-cell office:value-type="string">
            <text:p>StringCacheKeyGenerator(true, false)</text:p>
          </table:table-cell>
        </table:table-row>
        <table:table-row table:style-name="ro1">
          <table:table-cell office:value-type="float" office:value="22261866">
            <text:p>22261866</text:p>
          </table:table-cell>
          <table:table-cell office:value-type="float" office:value="12000">
            <text:p>12000</text:p>
          </table:table-cell>
          <table:table-cell office:value-type="float" office:value="1855.1555">
            <text:p>1855.16</text:p>
          </table:table-cell>
          <table:table-cell office:value-type="string">
            <text:p>StringCacheKeyGenerator(false, false)</text:p>
          </table:table-cell>
        </table:table-row>
        <table:table-row table:style-name="ro1">
          <table:table-cell office:value-type="float" office:value="7870809">
            <text:p>7870809</text:p>
          </table:table-cell>
          <table:table-cell office:value-type="float" office:value="12000">
            <text:p>12000</text:p>
          </table:table-cell>
          <table:table-cell office:value-type="float" office:value="655.90075">
            <text:p>655.90</text:p>
          </table:table-cell>
          <table:table-cell office:value-type="string">
            <text:p>MessageDigestCacheKeyGenerator("MD5", true, true)</text:p>
          </table:table-cell>
        </table:table-row>
        <table:table-row table:style-name="ro1">
          <table:table-cell office:value-type="float" office:value="8958717">
            <text:p>8958717</text:p>
          </table:table-cell>
          <table:table-cell office:value-type="float" office:value="12000">
            <text:p>12000</text:p>
          </table:table-cell>
          <table:table-cell office:value-type="float" office:value="746.55975">
            <text:p>746.56</text:p>
          </table:table-cell>
          <table:table-cell office:value-type="string">
            <text:p>MessageDigestCacheKeyGenerator("MD5", true, false)</text:p>
          </table:table-cell>
        </table:table-row>
        <table:table-row table:style-name="ro1">
          <table:table-cell office:value-type="float" office:value="11151819">
            <text:p>11151819</text:p>
          </table:table-cell>
          <table:table-cell office:value-type="float" office:value="12000">
            <text:p>12000</text:p>
          </table:table-cell>
          <table:table-cell office:value-type="float" office:value="929.31825">
            <text:p>929.32</text:p>
          </table:table-cell>
          <table:table-cell office:value-type="string">
            <text:p>MessageDigestCacheKeyGenerator("MD5", false, false)</text:p>
          </table:table-cell>
        </table:table-row>
        <table:table-row table:style-name="ro1">
          <table:table-cell office:value-type="float" office:value="52585416">
            <text:p>52585416</text:p>
          </table:table-cell>
          <table:table-cell office:value-type="float" office:value="12000">
            <text:p>12000</text:p>
          </table:table-cell>
          <table:table-cell office:value-type="float" office:value="4382.118">
            <text:p>4382.12</text:p>
          </table:table-cell>
          <table:table-cell office:value-type="string">
            <text:p>SimpleHashCodeCacheKeyGenerator(true, true)</text:p>
          </table:table-cell>
        </table:table-row>
        <table:table-row table:style-name="ro1">
          <table:table-cell office:value-type="float" office:value="74373333">
            <text:p>74373333</text:p>
          </table:table-cell>
          <table:table-cell office:value-type="float" office:value="12000">
            <text:p>12000</text:p>
          </table:table-cell>
          <table:table-cell office:value-type="float" office:value="6197.77775">
            <text:p>6197.78</text:p>
          </table:table-cell>
          <table:table-cell office:value-type="string">
            <text:p>SimpleHashCodeCacheKeyGenerator(true, false)</text:p>
          </table:table-cell>
        </table:table-row>
        <table:table-row table:style-name="ro1">
          <table:table-cell office:value-type="float" office:value="113159130">
            <text:p>113159130</text:p>
          </table:table-cell>
          <table:table-cell office:value-type="float" office:value="12000">
            <text:p>12000</text:p>
          </table:table-cell>
          <table:table-cell office:value-type="float" office:value="9429.9275">
            <text:p>9429.93</text:p>
          </table:table-cell>
          <table:table-cell office:value-type="string">
            <text:p>SimpleHashCodeCacheKeyGenerator(false, false)</text:p>
          </table:table-cell>
        </table:table-row>
        <table:table-row table:style-name="ro1">
          <table:table-cell office:value-type="float" office:value="777645">
            <text:p>777645</text:p>
          </table:table-cell>
          <table:table-cell office:value-type="float" office:value="12000">
            <text:p>12000</text:p>
          </table:table-cell>
          <table:table-cell office:value-type="float" office:value="64.80375">
            <text:p>64.80</text:p>
          </table:table-cell>
          <table:table-cell office:value-type="string">
            <text:p>ReflectionHashCodeCacheKeyGenerator(true, true)</text:p>
          </table:table-cell>
        </table:table-row>
        <table:table-row table:style-name="ro1">
          <table:table-cell office:value-type="float" office:value="708867">
            <text:p>708867</text:p>
          </table:table-cell>
          <table:table-cell office:value-type="float" office:value="12000">
            <text:p>12000</text:p>
          </table:table-cell>
          <table:table-cell office:value-type="float" office:value="59.07225">
            <text:p>59.07</text:p>
          </table:table-cell>
          <table:table-cell office:value-type="string">
            <text:p>ReflectionHashCodeCacheKeyGenerator(true, false)</text:p>
          </table:table-cell>
        </table:table-row>
        <table:table-row table:style-name="ro1">
          <table:table-cell office:value-type="float" office:value="1194168">
            <text:p>1194168</text:p>
          </table:table-cell>
          <table:table-cell office:value-type="float" office:value="12000">
            <text:p>12000</text:p>
          </table:table-cell>
          <table:table-cell office:value-type="float" office:value="99.514">
            <text:p>99.51</text:p>
          </table:table-cell>
          <table:table-cell office:value-type="string">
            <text:p>ReflectionHashCodeCacheKeyGenerator(false, false)</text:p>
          </table:table-cell>
        </table:table-row>
        <table:table-row table:style-name="ro1">
          <table:table-cell office:value-type="float" office:value="6359070">
            <text:p>6359070</text:p>
          </table:table-cell>
          <table:table-cell office:value-type="float" office:value="13000">
            <text:p>13000</text:p>
          </table:table-cell>
          <table:table-cell office:value-type="float" office:value="489.159230769231">
            <text:p>489.16</text:p>
          </table:table-cell>
          <table:table-cell office:value-type="string">
            <text:p>ArgumentListCacheKeyGenerator(true, true)</text:p>
          </table:table-cell>
        </table:table-row>
        <table:table-row table:style-name="ro1">
          <table:table-cell office:value-type="float" office:value="7769991">
            <text:p>7769991</text:p>
          </table:table-cell>
          <table:table-cell office:value-type="float" office:value="13000">
            <text:p>13000</text:p>
          </table:table-cell>
          <table:table-cell office:value-type="float" office:value="597.691615384615">
            <text:p>597.69</text:p>
          </table:table-cell>
          <table:table-cell office:value-type="string">
            <text:p>ArgumentListCacheKeyGenerator(true, false)</text:p>
          </table:table-cell>
        </table:table-row>
        <table:table-row table:style-name="ro1">
          <table:table-cell office:value-type="float" office:value="11441166">
            <text:p>11441166</text:p>
          </table:table-cell>
          <table:table-cell office:value-type="float" office:value="13000">
            <text:p>13000</text:p>
          </table:table-cell>
          <table:table-cell office:value-type="float" office:value="880.089692307692">
            <text:p>880.09</text:p>
          </table:table-cell>
          <table:table-cell office:value-type="string">
            <text:p>ArgumentListCacheKeyGenerator(false, false)</text:p>
          </table:table-cell>
        </table:table-row>
        <table:table-row table:style-name="ro1">
          <table:table-cell office:value-type="float" office:value="6366219">
            <text:p>6366219</text:p>
          </table:table-cell>
          <table:table-cell office:value-type="float" office:value="13000">
            <text:p>13000</text:p>
          </table:table-cell>
          <table:table-cell office:value-type="float" office:value="489.709153846154">
            <text:p>489.71</text:p>
          </table:table-cell>
          <table:table-cell office:value-type="string">
            <text:p>StringCacheKeyGenerator(true, true)</text:p>
          </table:table-cell>
        </table:table-row>
        <table:table-row table:style-name="ro1">
          <table:table-cell office:value-type="float" office:value="8764620">
            <text:p>8764620</text:p>
          </table:table-cell>
          <table:table-cell office:value-type="float" office:value="13000">
            <text:p>13000</text:p>
          </table:table-cell>
          <table:table-cell office:value-type="float" office:value="674.201538461538">
            <text:p>674.20</text:p>
          </table:table-cell>
          <table:table-cell office:value-type="string">
            <text:p>StringCacheKeyGenerator(true, false)</text:p>
          </table:table-cell>
        </table:table-row>
        <table:table-row table:style-name="ro1">
          <table:table-cell office:value-type="float" office:value="22884843">
            <text:p>22884843</text:p>
          </table:table-cell>
          <table:table-cell office:value-type="float" office:value="13000">
            <text:p>13000</text:p>
          </table:table-cell>
          <table:table-cell office:value-type="float" office:value="1760.37253846154">
            <text:p>1760.37</text:p>
          </table:table-cell>
          <table:table-cell office:value-type="string">
            <text:p>StringCacheKeyGenerator(false, false)</text:p>
          </table:table-cell>
        </table:table-row>
        <table:table-row table:style-name="ro1">
          <table:table-cell office:value-type="float" office:value="8527608">
            <text:p>8527608</text:p>
          </table:table-cell>
          <table:table-cell office:value-type="float" office:value="13000">
            <text:p>13000</text:p>
          </table:table-cell>
          <table:table-cell office:value-type="float" office:value="655.969846153846">
            <text:p>655.97</text:p>
          </table:table-cell>
          <table:table-cell office:value-type="string">
            <text:p>MessageDigestCacheKeyGenerator("MD5", true, true)</text:p>
          </table:table-cell>
        </table:table-row>
        <table:table-row table:style-name="ro1">
          <table:table-cell office:value-type="float" office:value="9966546">
            <text:p>9966546</text:p>
          </table:table-cell>
          <table:table-cell office:value-type="float" office:value="13000">
            <text:p>13000</text:p>
          </table:table-cell>
          <table:table-cell office:value-type="float" office:value="766.657384615385">
            <text:p>766.66</text:p>
          </table:table-cell>
          <table:table-cell office:value-type="string">
            <text:p>MessageDigestCacheKeyGenerator("MD5", true, false)</text:p>
          </table:table-cell>
        </table:table-row>
        <table:table-row table:style-name="ro1">
          <table:table-cell office:value-type="float" office:value="11908575">
            <text:p>11908575</text:p>
          </table:table-cell>
          <table:table-cell office:value-type="float" office:value="13000">
            <text:p>13000</text:p>
          </table:table-cell>
          <table:table-cell office:value-type="float" office:value="916.044230769231">
            <text:p>916.04</text:p>
          </table:table-cell>
          <table:table-cell office:value-type="string">
            <text:p>MessageDigestCacheKeyGenerator("MD5", false, false)</text:p>
          </table:table-cell>
        </table:table-row>
        <table:table-row table:style-name="ro1">
          <table:table-cell office:value-type="float" office:value="56459511">
            <text:p>56459511</text:p>
          </table:table-cell>
          <table:table-cell office:value-type="float" office:value="13000">
            <text:p>13000</text:p>
          </table:table-cell>
          <table:table-cell office:value-type="float" office:value="4343.03930769231">
            <text:p>4343.04</text:p>
          </table:table-cell>
          <table:table-cell office:value-type="string">
            <text:p>SimpleHashCodeCacheKeyGenerator(true, true)</text:p>
          </table:table-cell>
        </table:table-row>
        <table:table-row table:style-name="ro1">
          <table:table-cell office:value-type="float" office:value="77805921">
            <text:p>77805921</text:p>
          </table:table-cell>
          <table:table-cell office:value-type="float" office:value="13000">
            <text:p>13000</text:p>
          </table:table-cell>
          <table:table-cell office:value-type="float" office:value="5985.07084615385">
            <text:p>5985.07</text:p>
          </table:table-cell>
          <table:table-cell office:value-type="string">
            <text:p>SimpleHashCodeCacheKeyGenerator(true, false)</text:p>
          </table:table-cell>
        </table:table-row>
        <table:table-row table:style-name="ro1">
          <table:table-cell office:value-type="float" office:value="119053803">
            <text:p>119053803</text:p>
          </table:table-cell>
          <table:table-cell office:value-type="float" office:value="13000">
            <text:p>13000</text:p>
          </table:table-cell>
          <table:table-cell office:value-type="float" office:value="9157.98484615385">
            <text:p>9157.98</text:p>
          </table:table-cell>
          <table:table-cell office:value-type="string">
            <text:p>SimpleHashCodeCacheKeyGenerator(false, false)</text:p>
          </table:table-cell>
        </table:table-row>
        <table:table-row table:style-name="ro1">
          <table:table-cell office:value-type="float" office:value="845055">
            <text:p>845055</text:p>
          </table:table-cell>
          <table:table-cell office:value-type="float" office:value="13000">
            <text:p>13000</text:p>
          </table:table-cell>
          <table:table-cell office:value-type="float" office:value="65.0042307692308">
            <text:p>65.00</text:p>
          </table:table-cell>
          <table:table-cell office:value-type="string">
            <text:p>ReflectionHashCodeCacheKeyGenerator(true, true)</text:p>
          </table:table-cell>
        </table:table-row>
        <table:table-row table:style-name="ro1">
          <table:table-cell office:value-type="float" office:value="760662">
            <text:p>760662</text:p>
          </table:table-cell>
          <table:table-cell office:value-type="float" office:value="13000">
            <text:p>13000</text:p>
          </table:table-cell>
          <table:table-cell office:value-type="float" office:value="58.5124615384615">
            <text:p>58.51</text:p>
          </table:table-cell>
          <table:table-cell office:value-type="string">
            <text:p>ReflectionHashCodeCacheKeyGenerator(true, false)</text:p>
          </table:table-cell>
        </table:table-row>
        <table:table-row table:style-name="ro1">
          <table:table-cell office:value-type="float" office:value="1276122">
            <text:p>1276122</text:p>
          </table:table-cell>
          <table:table-cell office:value-type="float" office:value="13000">
            <text:p>13000</text:p>
          </table:table-cell>
          <table:table-cell office:value-type="float" office:value="98.1632307692308">
            <text:p>98.16</text:p>
          </table:table-cell>
          <table:table-cell office:value-type="string">
            <text:p>ReflectionHashCodeCacheKeyGenerator(false, false)</text:p>
          </table:table-cell>
        </table:table-row>
        <table:table-row table:style-name="ro1">
          <table:table-cell office:value-type="float" office:value="6182847">
            <text:p>6182847</text:p>
          </table:table-cell>
          <table:table-cell office:value-type="float" office:value="14000">
            <text:p>14000</text:p>
          </table:table-cell>
          <table:table-cell office:value-type="float" office:value="441.631928571429">
            <text:p>441.63</text:p>
          </table:table-cell>
          <table:table-cell office:value-type="string">
            <text:p>ArgumentListCacheKeyGenerator(true, true)</text:p>
          </table:table-cell>
        </table:table-row>
        <table:table-row table:style-name="ro1">
          <table:table-cell office:value-type="float" office:value="8459529">
            <text:p>8459529</text:p>
          </table:table-cell>
          <table:table-cell office:value-type="float" office:value="14000">
            <text:p>14000</text:p>
          </table:table-cell>
          <table:table-cell office:value-type="float" office:value="604.252071428571">
            <text:p>604.25</text:p>
          </table:table-cell>
          <table:table-cell office:value-type="string">
            <text:p>ArgumentListCacheKeyGenerator(true, false)</text:p>
          </table:table-cell>
        </table:table-row>
        <table:table-row table:style-name="ro1">
          <table:table-cell office:value-type="float" office:value="12047277">
            <text:p>12047277</text:p>
          </table:table-cell>
          <table:table-cell office:value-type="float" office:value="14000">
            <text:p>14000</text:p>
          </table:table-cell>
          <table:table-cell office:value-type="float" office:value="860.519785714286">
            <text:p>860.52</text:p>
          </table:table-cell>
          <table:table-cell office:value-type="string">
            <text:p>ArgumentListCacheKeyGenerator(false, false)</text:p>
          </table:table-cell>
        </table:table-row>
        <table:table-row table:style-name="ro1">
          <table:table-cell office:value-type="float" office:value="6940035">
            <text:p>6940035</text:p>
          </table:table-cell>
          <table:table-cell office:value-type="float" office:value="14000">
            <text:p>14000</text:p>
          </table:table-cell>
          <table:table-cell office:value-type="float" office:value="495.716785714286">
            <text:p>495.72</text:p>
          </table:table-cell>
          <table:table-cell office:value-type="string">
            <text:p>StringCacheKeyGenerator(true, true)</text:p>
          </table:table-cell>
        </table:table-row>
        <table:table-row table:style-name="ro1">
          <table:table-cell office:value-type="float" office:value="9681342">
            <text:p>9681342</text:p>
          </table:table-cell>
          <table:table-cell office:value-type="float" office:value="14000">
            <text:p>14000</text:p>
          </table:table-cell>
          <table:table-cell office:value-type="float" office:value="691.524428571429">
            <text:p>691.52</text:p>
          </table:table-cell>
          <table:table-cell office:value-type="string">
            <text:p>StringCacheKeyGenerator(true, false)</text:p>
          </table:table-cell>
        </table:table-row>
        <table:table-row table:style-name="ro1">
          <table:table-cell office:value-type="float" office:value="25419249">
            <text:p>25419249</text:p>
          </table:table-cell>
          <table:table-cell office:value-type="float" office:value="14000">
            <text:p>14000</text:p>
          </table:table-cell>
          <table:table-cell office:value-type="float" office:value="1815.66064285714">
            <text:p>1815.66</text:p>
          </table:table-cell>
          <table:table-cell office:value-type="string">
            <text:p>StringCacheKeyGenerator(false, false)</text:p>
          </table:table-cell>
        </table:table-row>
        <table:table-row table:style-name="ro1">
          <table:table-cell office:value-type="float" office:value="8861895">
            <text:p>8861895</text:p>
          </table:table-cell>
          <table:table-cell office:value-type="float" office:value="14000">
            <text:p>14000</text:p>
          </table:table-cell>
          <table:table-cell office:value-type="float" office:value="632.9925">
            <text:p>632.99</text:p>
          </table:table-cell>
          <table:table-cell office:value-type="string">
            <text:p>MessageDigestCacheKeyGenerator("MD5", true, true)</text:p>
          </table:table-cell>
        </table:table-row>
        <table:table-row table:style-name="ro1">
          <table:table-cell office:value-type="float" office:value="10048512">
            <text:p>10048512</text:p>
          </table:table-cell>
          <table:table-cell office:value-type="float" office:value="14000">
            <text:p>14000</text:p>
          </table:table-cell>
          <table:table-cell office:value-type="float" office:value="717.750857142857">
            <text:p>717.75</text:p>
          </table:table-cell>
          <table:table-cell office:value-type="string">
            <text:p>MessageDigestCacheKeyGenerator("MD5", true, false)</text:p>
          </table:table-cell>
        </table:table-row>
        <table:table-row table:style-name="ro1">
          <table:table-cell office:value-type="float" office:value="12303552">
            <text:p>12303552</text:p>
          </table:table-cell>
          <table:table-cell office:value-type="float" office:value="14000">
            <text:p>14000</text:p>
          </table:table-cell>
          <table:table-cell office:value-type="float" office:value="878.825142857143">
            <text:p>878.83</text:p>
          </table:table-cell>
          <table:table-cell office:value-type="string">
            <text:p>MessageDigestCacheKeyGenerator("MD5", false, false)</text:p>
          </table:table-cell>
        </table:table-row>
        <table:table-row table:style-name="ro1">
          <table:table-cell office:value-type="float" office:value="60964356">
            <text:p>60964356</text:p>
          </table:table-cell>
          <table:table-cell office:value-type="float" office:value="14000">
            <text:p>14000</text:p>
          </table:table-cell>
          <table:table-cell office:value-type="float" office:value="4354.59685714286">
            <text:p>4354.60</text:p>
          </table:table-cell>
          <table:table-cell office:value-type="string">
            <text:p>SimpleHashCodeCacheKeyGenerator(true, true)</text:p>
          </table:table-cell>
        </table:table-row>
        <table:table-row table:style-name="ro1">
          <table:table-cell office:value-type="float" office:value="86306412">
            <text:p>86306412</text:p>
          </table:table-cell>
          <table:table-cell office:value-type="float" office:value="14000">
            <text:p>14000</text:p>
          </table:table-cell>
          <table:table-cell office:value-type="float" office:value="6164.74371428571">
            <text:p>6164.74</text:p>
          </table:table-cell>
          <table:table-cell office:value-type="string">
            <text:p>SimpleHashCodeCacheKeyGenerator(true, false)</text:p>
          </table:table-cell>
        </table:table-row>
        <table:table-row table:style-name="ro1">
          <table:table-cell office:value-type="float" office:value="133394670">
            <text:p>133394670</text:p>
          </table:table-cell>
          <table:table-cell office:value-type="float" office:value="14000">
            <text:p>14000</text:p>
          </table:table-cell>
          <table:table-cell office:value-type="float" office:value="9528.19071428571">
            <text:p>9528.19</text:p>
          </table:table-cell>
          <table:table-cell office:value-type="string">
            <text:p>SimpleHashCodeCacheKeyGenerator(false, false)</text:p>
          </table:table-cell>
        </table:table-row>
        <table:table-row table:style-name="ro1">
          <table:table-cell office:value-type="float" office:value="916392">
            <text:p>916392</text:p>
          </table:table-cell>
          <table:table-cell office:value-type="float" office:value="14000">
            <text:p>14000</text:p>
          </table:table-cell>
          <table:table-cell office:value-type="float" office:value="65.4565714285714">
            <text:p>65.46</text:p>
          </table:table-cell>
          <table:table-cell office:value-type="string">
            <text:p>ReflectionHashCodeCacheKeyGenerator(true, true)</text:p>
          </table:table-cell>
        </table:table-row>
        <table:table-row table:style-name="ro1">
          <table:table-cell office:value-type="float" office:value="885105">
            <text:p>885105</text:p>
          </table:table-cell>
          <table:table-cell office:value-type="float" office:value="14000">
            <text:p>14000</text:p>
          </table:table-cell>
          <table:table-cell office:value-type="float" office:value="63.2217857142857">
            <text:p>63.22</text:p>
          </table:table-cell>
          <table:table-cell office:value-type="string">
            <text:p>ReflectionHashCodeCacheKeyGenerator(true, false)</text:p>
          </table:table-cell>
        </table:table-row>
        <table:table-row table:style-name="ro1">
          <table:table-cell office:value-type="float" office:value="1439925">
            <text:p>1439925</text:p>
          </table:table-cell>
          <table:table-cell office:value-type="float" office:value="14000">
            <text:p>14000</text:p>
          </table:table-cell>
          <table:table-cell office:value-type="float" office:value="102.851785714286">
            <text:p>102.85</text:p>
          </table:table-cell>
          <table:table-cell office:value-type="string">
            <text:p>ReflectionHashCodeCacheKeyGenerator(false, false)</text:p>
          </table:table-cell>
        </table:table-row>
        <table:table-row table:style-name="ro1">
          <table:table-cell office:value-type="float" office:value="7379970">
            <text:p>7379970</text:p>
          </table:table-cell>
          <table:table-cell office:value-type="float" office:value="15000">
            <text:p>15000</text:p>
          </table:table-cell>
          <table:table-cell office:value-type="float" office:value="491.998">
            <text:p>492.00</text:p>
          </table:table-cell>
          <table:table-cell office:value-type="string">
            <text:p>ArgumentListCacheKeyGenerator(true, true)</text:p>
          </table:table-cell>
        </table:table-row>
        <table:table-row table:style-name="ro1">
          <table:table-cell office:value-type="float" office:value="9279060">
            <text:p>9279060</text:p>
          </table:table-cell>
          <table:table-cell office:value-type="float" office:value="15000">
            <text:p>15000</text:p>
          </table:table-cell>
          <table:table-cell office:value-type="float" office:value="618.604">
            <text:p>618.60</text:p>
          </table:table-cell>
          <table:table-cell office:value-type="string">
            <text:p>ArgumentListCacheKeyGenerator(true, false)</text:p>
          </table:table-cell>
        </table:table-row>
        <table:table-row table:style-name="ro1">
          <table:table-cell office:value-type="float" office:value="13734816">
            <text:p>13734816</text:p>
          </table:table-cell>
          <table:table-cell office:value-type="float" office:value="15000">
            <text:p>15000</text:p>
          </table:table-cell>
          <table:table-cell office:value-type="float" office:value="915.6544">
            <text:p>915.65</text:p>
          </table:table-cell>
          <table:table-cell office:value-type="string">
            <text:p>ArgumentListCacheKeyGenerator(false, false)</text:p>
          </table:table-cell>
        </table:table-row>
        <table:table-row table:style-name="ro1">
          <table:table-cell office:value-type="float" office:value="7180779">
            <text:p>7180779</text:p>
          </table:table-cell>
          <table:table-cell office:value-type="float" office:value="15000">
            <text:p>15000</text:p>
          </table:table-cell>
          <table:table-cell office:value-type="float" office:value="478.7186">
            <text:p>478.72</text:p>
          </table:table-cell>
          <table:table-cell office:value-type="string">
            <text:p>StringCacheKeyGenerator(true, true)</text:p>
          </table:table-cell>
        </table:table-row>
        <table:table-row table:style-name="ro1">
          <table:table-cell office:value-type="float" office:value="10179486">
            <text:p>10179486</text:p>
          </table:table-cell>
          <table:table-cell office:value-type="float" office:value="15000">
            <text:p>15000</text:p>
          </table:table-cell>
          <table:table-cell office:value-type="float" office:value="678.6324">
            <text:p>678.63</text:p>
          </table:table-cell>
          <table:table-cell office:value-type="string">
            <text:p>StringCacheKeyGenerator(true, false)</text:p>
          </table:table-cell>
        </table:table-row>
        <table:table-row table:style-name="ro1">
          <table:table-cell office:value-type="float" office:value="26646273">
            <text:p>26646273</text:p>
          </table:table-cell>
          <table:table-cell office:value-type="float" office:value="15000">
            <text:p>15000</text:p>
          </table:table-cell>
          <table:table-cell office:value-type="float" office:value="1776.4182">
            <text:p>1776.42</text:p>
          </table:table-cell>
          <table:table-cell office:value-type="string">
            <text:p>StringCacheKeyGenerator(false, false)</text:p>
          </table:table-cell>
        </table:table-row>
        <table:table-row table:style-name="ro1">
          <table:table-cell office:value-type="float" office:value="9515376">
            <text:p>9515376</text:p>
          </table:table-cell>
          <table:table-cell office:value-type="float" office:value="15000">
            <text:p>15000</text:p>
          </table:table-cell>
          <table:table-cell office:value-type="float" office:value="634.3584">
            <text:p>634.36</text:p>
          </table:table-cell>
          <table:table-cell office:value-type="string">
            <text:p>MessageDigestCacheKeyGenerator("MD5", true, true)</text:p>
          </table:table-cell>
        </table:table-row>
        <table:table-row table:style-name="ro1">
          <table:table-cell office:value-type="float" office:value="11182704">
            <text:p>11182704</text:p>
          </table:table-cell>
          <table:table-cell office:value-type="float" office:value="15000">
            <text:p>15000</text:p>
          </table:table-cell>
          <table:table-cell office:value-type="float" office:value="745.5136">
            <text:p>745.51</text:p>
          </table:table-cell>
          <table:table-cell office:value-type="string">
            <text:p>MessageDigestCacheKeyGenerator("MD5", true, false)</text:p>
          </table:table-cell>
        </table:table-row>
        <table:table-row table:style-name="ro1">
          <table:table-cell office:value-type="float" office:value="14311422">
            <text:p>14311422</text:p>
          </table:table-cell>
          <table:table-cell office:value-type="float" office:value="15000">
            <text:p>15000</text:p>
          </table:table-cell>
          <table:table-cell office:value-type="float" office:value="954.0948">
            <text:p>954.09</text:p>
          </table:table-cell>
          <table:table-cell office:value-type="string">
            <text:p>MessageDigestCacheKeyGenerator("MD5", false, false)</text:p>
          </table:table-cell>
        </table:table-row>
        <table:table-row table:style-name="ro1">
          <table:table-cell office:value-type="float" office:value="67548018">
            <text:p>67548018</text:p>
          </table:table-cell>
          <table:table-cell office:value-type="float" office:value="15000">
            <text:p>15000</text:p>
          </table:table-cell>
          <table:table-cell office:value-type="float" office:value="4503.2012">
            <text:p>4503.20</text:p>
          </table:table-cell>
          <table:table-cell office:value-type="string">
            <text:p>SimpleHashCodeCacheKeyGenerator(true, true)</text:p>
          </table:table-cell>
        </table:table-row>
        <table:table-row table:style-name="ro1">
          <table:table-cell office:value-type="float" office:value="92108394">
            <text:p>92108394</text:p>
          </table:table-cell>
          <table:table-cell office:value-type="float" office:value="15000">
            <text:p>15000</text:p>
          </table:table-cell>
          <table:table-cell office:value-type="float" office:value="6140.5596">
            <text:p>6140.56</text:p>
          </table:table-cell>
          <table:table-cell office:value-type="string">
            <text:p>SimpleHashCodeCacheKeyGenerator(true, false)</text:p>
          </table:table-cell>
        </table:table-row>
        <table:table-row table:style-name="ro1">
          <table:table-cell office:value-type="float" office:value="145117488">
            <text:p>145117488</text:p>
          </table:table-cell>
          <table:table-cell office:value-type="float" office:value="15000">
            <text:p>15000</text:p>
          </table:table-cell>
          <table:table-cell office:value-type="float" office:value="9674.4992">
            <text:p>9674.50</text:p>
          </table:table-cell>
          <table:table-cell office:value-type="string">
            <text:p>SimpleHashCodeCacheKeyGenerator(false, false)</text:p>
          </table:table-cell>
        </table:table-row>
        <table:table-row table:style-name="ro1">
          <table:table-cell office:value-type="float" office:value="939507">
            <text:p>939507</text:p>
          </table:table-cell>
          <table:table-cell office:value-type="float" office:value="15000">
            <text:p>15000</text:p>
          </table:table-cell>
          <table:table-cell office:value-type="float" office:value="62.6338">
            <text:p>62.63</text:p>
          </table:table-cell>
          <table:table-cell office:value-type="string">
            <text:p>ReflectionHashCodeCacheKeyGenerator(true, true)</text:p>
          </table:table-cell>
        </table:table-row>
        <table:table-row table:style-name="ro1">
          <table:table-cell office:value-type="float" office:value="837015">
            <text:p>837015</text:p>
          </table:table-cell>
          <table:table-cell office:value-type="float" office:value="15000">
            <text:p>15000</text:p>
          </table:table-cell>
          <table:table-cell office:value-type="float" office:value="55.801">
            <text:p>55.80</text:p>
          </table:table-cell>
          <table:table-cell office:value-type="string">
            <text:p>ReflectionHashCodeCacheKeyGenerator(true, false)</text:p>
          </table:table-cell>
        </table:table-row>
        <table:table-row table:style-name="ro1">
          <table:table-cell office:value-type="float" office:value="1523082">
            <text:p>1523082</text:p>
          </table:table-cell>
          <table:table-cell office:value-type="float" office:value="15000">
            <text:p>15000</text:p>
          </table:table-cell>
          <table:table-cell office:value-type="float" office:value="101.5388">
            <text:p>101.54</text:p>
          </table:table-cell>
          <table:table-cell office:value-type="string">
            <text:p>ReflectionHashCodeCacheKeyGenerator(false, false)</text:p>
          </table:table-cell>
        </table:table-row>
        <table:table-row table:style-name="ro1">
          <table:table-cell office:value-type="float" office:value="7857978">
            <text:p>7857978</text:p>
          </table:table-cell>
          <table:table-cell office:value-type="float" office:value="16000">
            <text:p>16000</text:p>
          </table:table-cell>
          <table:table-cell office:value-type="float" office:value="491.123625">
            <text:p>491.12</text:p>
          </table:table-cell>
          <table:table-cell office:value-type="string">
            <text:p>ArgumentListCacheKeyGenerator(true, true)</text:p>
          </table:table-cell>
        </table:table-row>
        <table:table-row table:style-name="ro1">
          <table:table-cell office:value-type="float" office:value="10195881">
            <text:p>10195881</text:p>
          </table:table-cell>
          <table:table-cell office:value-type="float" office:value="16000">
            <text:p>16000</text:p>
          </table:table-cell>
          <table:table-cell office:value-type="float" office:value="637.2425625">
            <text:p>637.24</text:p>
          </table:table-cell>
          <table:table-cell office:value-type="string">
            <text:p>ArgumentListCacheKeyGenerator(true, false)</text:p>
          </table:table-cell>
        </table:table-row>
        <table:table-row table:style-name="ro1">
          <table:table-cell office:value-type="float" office:value="14393646">
            <text:p>14393646</text:p>
          </table:table-cell>
          <table:table-cell office:value-type="float" office:value="16000">
            <text:p>16000</text:p>
          </table:table-cell>
          <table:table-cell office:value-type="float" office:value="899.602875">
            <text:p>899.60</text:p>
          </table:table-cell>
          <table:table-cell office:value-type="string">
            <text:p>ArgumentListCacheKeyGenerator(false, false)</text:p>
          </table:table-cell>
        </table:table-row>
        <table:table-row table:style-name="ro1">
          <table:table-cell office:value-type="float" office:value="8042391">
            <text:p>8042391</text:p>
          </table:table-cell>
          <table:table-cell office:value-type="float" office:value="16000">
            <text:p>16000</text:p>
          </table:table-cell>
          <table:table-cell office:value-type="float" office:value="502.6494375">
            <text:p>502.65</text:p>
          </table:table-cell>
          <table:table-cell office:value-type="string">
            <text:p>StringCacheKeyGenerator(true, true)</text:p>
          </table:table-cell>
        </table:table-row>
        <table:table-row table:style-name="ro1">
          <table:table-cell office:value-type="float" office:value="11188965">
            <text:p>11188965</text:p>
          </table:table-cell>
          <table:table-cell office:value-type="float" office:value="16000">
            <text:p>16000</text:p>
          </table:table-cell>
          <table:table-cell office:value-type="float" office:value="699.3103125">
            <text:p>699.31</text:p>
          </table:table-cell>
          <table:table-cell office:value-type="string">
            <text:p>StringCacheKeyGenerator(true, false)</text:p>
          </table:table-cell>
        </table:table-row>
        <table:table-row table:style-name="ro1">
          <table:table-cell office:value-type="float" office:value="28368111">
            <text:p>28368111</text:p>
          </table:table-cell>
          <table:table-cell office:value-type="float" office:value="16000">
            <text:p>16000</text:p>
          </table:table-cell>
          <table:table-cell office:value-type="float" office:value="1773.0069375">
            <text:p>1773.01</text:p>
          </table:table-cell>
          <table:table-cell office:value-type="string">
            <text:p>StringCacheKeyGenerator(false, false)</text:p>
          </table:table-cell>
        </table:table-row>
        <table:table-row table:style-name="ro1">
          <table:table-cell office:value-type="float" office:value="10125063">
            <text:p>10125063</text:p>
          </table:table-cell>
          <table:table-cell office:value-type="float" office:value="16000">
            <text:p>16000</text:p>
          </table:table-cell>
          <table:table-cell office:value-type="float" office:value="632.8164375">
            <text:p>632.82</text:p>
          </table:table-cell>
          <table:table-cell office:value-type="string">
            <text:p>MessageDigestCacheKeyGenerator("MD5", true, true)</text:p>
          </table:table-cell>
        </table:table-row>
        <table:table-row table:style-name="ro1">
          <table:table-cell office:value-type="float" office:value="12085668">
            <text:p>12085668</text:p>
          </table:table-cell>
          <table:table-cell office:value-type="float" office:value="16000">
            <text:p>16000</text:p>
          </table:table-cell>
          <table:table-cell office:value-type="float" office:value="755.35425">
            <text:p>755.35</text:p>
          </table:table-cell>
          <table:table-cell office:value-type="string">
            <text:p>MessageDigestCacheKeyGenerator("MD5", true, false)</text:p>
          </table:table-cell>
        </table:table-row>
        <table:table-row table:style-name="ro1">
          <table:table-cell office:value-type="float" office:value="15147690">
            <text:p>15147690</text:p>
          </table:table-cell>
          <table:table-cell office:value-type="float" office:value="16000">
            <text:p>16000</text:p>
          </table:table-cell>
          <table:table-cell office:value-type="float" office:value="946.730625">
            <text:p>946.73</text:p>
          </table:table-cell>
          <table:table-cell office:value-type="string">
            <text:p>MessageDigestCacheKeyGenerator("MD5", false, false)</text:p>
          </table:table-cell>
        </table:table-row>
        <table:table-row table:style-name="ro1">
          <table:table-cell office:value-type="float" office:value="72617640">
            <text:p>72617640</text:p>
          </table:table-cell>
          <table:table-cell office:value-type="float" office:value="16000">
            <text:p>16000</text:p>
          </table:table-cell>
          <table:table-cell office:value-type="float" office:value="4538.6025">
            <text:p>4538.60</text:p>
          </table:table-cell>
          <table:table-cell office:value-type="string">
            <text:p>SimpleHashCodeCacheKeyGenerator(true, true)</text:p>
          </table:table-cell>
        </table:table-row>
        <table:table-row table:style-name="ro1">
          <table:table-cell office:value-type="float" office:value="98031408">
            <text:p>98031408</text:p>
          </table:table-cell>
          <table:table-cell office:value-type="float" office:value="16000">
            <text:p>16000</text:p>
          </table:table-cell>
          <table:table-cell office:value-type="float" office:value="6126.963">
            <text:p>6126.96</text:p>
          </table:table-cell>
          <table:table-cell office:value-type="string">
            <text:p>SimpleHashCodeCacheKeyGenerator(true, false)</text:p>
          </table:table-cell>
        </table:table-row>
        <table:table-row table:style-name="ro1">
          <table:table-cell office:value-type="float" office:value="151053468">
            <text:p>151053468</text:p>
          </table:table-cell>
          <table:table-cell office:value-type="float" office:value="16000">
            <text:p>16000</text:p>
          </table:table-cell>
          <table:table-cell office:value-type="float" office:value="9440.84175">
            <text:p>9440.84</text:p>
          </table:table-cell>
          <table:table-cell office:value-type="string">
            <text:p>SimpleHashCodeCacheKeyGenerator(false, false)</text:p>
          </table:table-cell>
        </table:table-row>
        <table:table-row table:style-name="ro1">
          <table:table-cell office:value-type="float" office:value="988512">
            <text:p>988512</text:p>
          </table:table-cell>
          <table:table-cell office:value-type="float" office:value="16000">
            <text:p>16000</text:p>
          </table:table-cell>
          <table:table-cell office:value-type="float" office:value="61.782">
            <text:p>61.78</text:p>
          </table:table-cell>
          <table:table-cell office:value-type="string">
            <text:p>ReflectionHashCodeCacheKeyGenerator(true, true)</text:p>
          </table:table-cell>
        </table:table-row>
        <table:table-row table:style-name="ro1">
          <table:table-cell office:value-type="float" office:value="969435">
            <text:p>969435</text:p>
          </table:table-cell>
          <table:table-cell office:value-type="float" office:value="16000">
            <text:p>16000</text:p>
          </table:table-cell>
          <table:table-cell office:value-type="float" office:value="60.5896875">
            <text:p>60.59</text:p>
          </table:table-cell>
          <table:table-cell office:value-type="string">
            <text:p>ReflectionHashCodeCacheKeyGenerator(true, false)</text:p>
          </table:table-cell>
        </table:table-row>
        <table:table-row table:style-name="ro1">
          <table:table-cell office:value-type="float" office:value="1690662">
            <text:p>1690662</text:p>
          </table:table-cell>
          <table:table-cell office:value-type="float" office:value="16000">
            <text:p>16000</text:p>
          </table:table-cell>
          <table:table-cell office:value-type="float" office:value="105.666375">
            <text:p>105.67</text:p>
          </table:table-cell>
          <table:table-cell office:value-type="string">
            <text:p>ReflectionHashCodeCacheKeyGenerator(false, false)</text:p>
          </table:table-cell>
        </table:table-row>
        <table:table-row table:style-name="ro1">
          <table:table-cell office:value-type="float" office:value="8352750">
            <text:p>8352750</text:p>
          </table:table-cell>
          <table:table-cell office:value-type="float" office:value="17000">
            <text:p>17000</text:p>
          </table:table-cell>
          <table:table-cell office:value-type="float" office:value="491.338235294118">
            <text:p>491.34</text:p>
          </table:table-cell>
          <table:table-cell office:value-type="string">
            <text:p>ArgumentListCacheKeyGenerator(true, true)</text:p>
          </table:table-cell>
        </table:table-row>
        <table:table-row table:style-name="ro1">
          <table:table-cell office:value-type="float" office:value="10777842">
            <text:p>10777842</text:p>
          </table:table-cell>
          <table:table-cell office:value-type="float" office:value="17000">
            <text:p>17000</text:p>
          </table:table-cell>
          <table:table-cell office:value-type="float" office:value="633.990705882353">
            <text:p>633.99</text:p>
          </table:table-cell>
          <table:table-cell office:value-type="string">
            <text:p>ArgumentListCacheKeyGenerator(true, false)</text:p>
          </table:table-cell>
        </table:table-row>
        <table:table-row table:style-name="ro1">
          <table:table-cell office:value-type="float" office:value="16471740">
            <text:p>16471740</text:p>
          </table:table-cell>
          <table:table-cell office:value-type="float" office:value="17000">
            <text:p>17000</text:p>
          </table:table-cell>
          <table:table-cell office:value-type="float" office:value="968.925882352941">
            <text:p>968.93</text:p>
          </table:table-cell>
          <table:table-cell office:value-type="string">
            <text:p>ArgumentListCacheKeyGenerator(false, false)</text:p>
          </table:table-cell>
        </table:table-row>
        <table:table-row table:style-name="ro1">
          <table:table-cell office:value-type="float" office:value="8577945">
            <text:p>8577945</text:p>
          </table:table-cell>
          <table:table-cell office:value-type="float" office:value="17000">
            <text:p>17000</text:p>
          </table:table-cell>
          <table:table-cell office:value-type="float" office:value="504.585">
            <text:p>504.59</text:p>
          </table:table-cell>
          <table:table-cell office:value-type="string">
            <text:p>StringCacheKeyGenerator(true, true)</text:p>
          </table:table-cell>
        </table:table-row>
        <table:table-row table:style-name="ro1">
          <table:table-cell office:value-type="float" office:value="12105951">
            <text:p>12105951</text:p>
          </table:table-cell>
          <table:table-cell office:value-type="float" office:value="17000">
            <text:p>17000</text:p>
          </table:table-cell>
          <table:table-cell office:value-type="float" office:value="712.114764705882">
            <text:p>712.11</text:p>
          </table:table-cell>
          <table:table-cell office:value-type="string">
            <text:p>StringCacheKeyGenerator(true, false)</text:p>
          </table:table-cell>
        </table:table-row>
        <table:table-row table:style-name="ro1">
          <table:table-cell office:value-type="float" office:value="31601382">
            <text:p>31601382</text:p>
          </table:table-cell>
          <table:table-cell office:value-type="float" office:value="17000">
            <text:p>17000</text:p>
          </table:table-cell>
          <table:table-cell office:value-type="float" office:value="1858.90482352941">
            <text:p>1858.90</text:p>
          </table:table-cell>
          <table:table-cell office:value-type="string">
            <text:p>StringCacheKeyGenerator(false, false)</text:p>
          </table:table-cell>
        </table:table-row>
        <table:table-row table:style-name="ro1">
          <table:table-cell office:value-type="float" office:value="11043579">
            <text:p>11043579</text:p>
          </table:table-cell>
          <table:table-cell office:value-type="float" office:value="17000">
            <text:p>17000</text:p>
          </table:table-cell>
          <table:table-cell office:value-type="float" office:value="649.622294117647">
            <text:p>649.62</text:p>
          </table:table-cell>
          <table:table-cell office:value-type="string">
            <text:p>MessageDigestCacheKeyGenerator("MD5", true, true)</text:p>
          </table:table-cell>
        </table:table-row>
        <table:table-row table:style-name="ro1">
          <table:table-cell office:value-type="float" office:value="13210593">
            <text:p>13210593</text:p>
          </table:table-cell>
          <table:table-cell office:value-type="float" office:value="17000">
            <text:p>17000</text:p>
          </table:table-cell>
          <table:table-cell office:value-type="float" office:value="777.093705882353">
            <text:p>777.09</text:p>
          </table:table-cell>
          <table:table-cell office:value-type="string">
            <text:p>MessageDigestCacheKeyGenerator("MD5", true, false)</text:p>
          </table:table-cell>
        </table:table-row>
        <table:table-row table:style-name="ro1">
          <table:table-cell office:value-type="float" office:value="16708245">
            <text:p>16708245</text:p>
          </table:table-cell>
          <table:table-cell office:value-type="float" office:value="17000">
            <text:p>17000</text:p>
          </table:table-cell>
          <table:table-cell office:value-type="float" office:value="982.837941176471">
            <text:p>982.84</text:p>
          </table:table-cell>
          <table:table-cell office:value-type="string">
            <text:p>MessageDigestCacheKeyGenerator("MD5", false, false)</text:p>
          </table:table-cell>
        </table:table-row>
        <table:table-row table:style-name="ro1">
          <table:table-cell office:value-type="float" office:value="76444830">
            <text:p>76444830</text:p>
          </table:table-cell>
          <table:table-cell office:value-type="float" office:value="17000">
            <text:p>17000</text:p>
          </table:table-cell>
          <table:table-cell office:value-type="float" office:value="4496.75470588235">
            <text:p>4496.75</text:p>
          </table:table-cell>
          <table:table-cell office:value-type="string">
            <text:p>SimpleHashCodeCacheKeyGenerator(true, true)</text:p>
          </table:table-cell>
        </table:table-row>
        <table:table-row table:style-name="ro1">
          <table:table-cell office:value-type="float" office:value="108610614">
            <text:p>108610614</text:p>
          </table:table-cell>
          <table:table-cell office:value-type="float" office:value="17000">
            <text:p>17000</text:p>
          </table:table-cell>
          <table:table-cell office:value-type="float" office:value="6388.85964705882">
            <text:p>6388.86</text:p>
          </table:table-cell>
          <table:table-cell office:value-type="string">
            <text:p>SimpleHashCodeCacheKeyGenerator(true, false)</text:p>
          </table:table-cell>
        </table:table-row>
        <table:table-row table:style-name="ro1">
          <table:table-cell office:value-type="float" office:value="177754068">
            <text:p>177754068</text:p>
          </table:table-cell>
          <table:table-cell office:value-type="float" office:value="17000">
            <text:p>17000</text:p>
          </table:table-cell>
          <table:table-cell office:value-type="float" office:value="10456.1216470588">
            <text:p>10456.12</text:p>
          </table:table-cell>
          <table:table-cell office:value-type="string">
            <text:p>SimpleHashCodeCacheKeyGenerator(false, false)</text:p>
          </table:table-cell>
        </table:table-row>
        <table:table-row table:style-name="ro1">
          <table:table-cell office:value-type="float" office:value="1041192">
            <text:p>1041192</text:p>
          </table:table-cell>
          <table:table-cell office:value-type="float" office:value="17000">
            <text:p>17000</text:p>
          </table:table-cell>
          <table:table-cell office:value-type="float" office:value="61.2465882352941">
            <text:p>61.25</text:p>
          </table:table-cell>
          <table:table-cell office:value-type="string">
            <text:p>ReflectionHashCodeCacheKeyGenerator(true, true)</text:p>
          </table:table-cell>
        </table:table-row>
        <table:table-row table:style-name="ro1">
          <table:table-cell office:value-type="float" office:value="1033692">
            <text:p>1033692</text:p>
          </table:table-cell>
          <table:table-cell office:value-type="float" office:value="17000">
            <text:p>17000</text:p>
          </table:table-cell>
          <table:table-cell office:value-type="float" office:value="60.8054117647059">
            <text:p>60.81</text:p>
          </table:table-cell>
          <table:table-cell office:value-type="string">
            <text:p>ReflectionHashCodeCacheKeyGenerator(true, false)</text:p>
          </table:table-cell>
        </table:table-row>
        <table:table-row table:style-name="ro1">
          <table:table-cell office:value-type="float" office:value="1865253">
            <text:p>1865253</text:p>
          </table:table-cell>
          <table:table-cell office:value-type="float" office:value="17000">
            <text:p>17000</text:p>
          </table:table-cell>
          <table:table-cell office:value-type="float" office:value="109.720764705882">
            <text:p>109.72</text:p>
          </table:table-cell>
          <table:table-cell office:value-type="string">
            <text:p>ReflectionHashCodeCacheKeyGenerator(false, false)</text:p>
          </table:table-cell>
        </table:table-row>
        <table:table-row table:style-name="ro1">
          <table:table-cell office:value-type="float" office:value="9324636">
            <text:p>9324636</text:p>
          </table:table-cell>
          <table:table-cell office:value-type="float" office:value="18000">
            <text:p>18000</text:p>
          </table:table-cell>
          <table:table-cell office:value-type="float" office:value="518.035333333333">
            <text:p>518.04</text:p>
          </table:table-cell>
          <table:table-cell office:value-type="string">
            <text:p>ArgumentListCacheKeyGenerator(true, true)</text:p>
          </table:table-cell>
        </table:table-row>
        <table:table-row table:style-name="ro1">
          <table:table-cell office:value-type="float" office:value="11370960">
            <text:p>11370960</text:p>
          </table:table-cell>
          <table:table-cell office:value-type="float" office:value="18000">
            <text:p>18000</text:p>
          </table:table-cell>
          <table:table-cell office:value-type="float" office:value="631.72">
            <text:p>631.72</text:p>
          </table:table-cell>
          <table:table-cell office:value-type="string">
            <text:p>ArgumentListCacheKeyGenerator(true, false)</text:p>
          </table:table-cell>
        </table:table-row>
        <table:table-row table:style-name="ro1">
          <table:table-cell office:value-type="float" office:value="16870722">
            <text:p>16870722</text:p>
          </table:table-cell>
          <table:table-cell office:value-type="float" office:value="18000">
            <text:p>18000</text:p>
          </table:table-cell>
          <table:table-cell office:value-type="float" office:value="937.262333333333">
            <text:p>937.26</text:p>
          </table:table-cell>
          <table:table-cell office:value-type="string">
            <text:p>ArgumentListCacheKeyGenerator(false, false)</text:p>
          </table:table-cell>
        </table:table-row>
        <table:table-row table:style-name="ro1">
          <table:table-cell office:value-type="float" office:value="9387990">
            <text:p>9387990</text:p>
          </table:table-cell>
          <table:table-cell office:value-type="float" office:value="18000">
            <text:p>18000</text:p>
          </table:table-cell>
          <table:table-cell office:value-type="float" office:value="521.555">
            <text:p>521.56</text:p>
          </table:table-cell>
          <table:table-cell office:value-type="string">
            <text:p>StringCacheKeyGenerator(true, true)</text:p>
          </table:table-cell>
        </table:table-row>
        <table:table-row table:style-name="ro1">
          <table:table-cell office:value-type="float" office:value="12802617">
            <text:p>12802617</text:p>
          </table:table-cell>
          <table:table-cell office:value-type="float" office:value="18000">
            <text:p>18000</text:p>
          </table:table-cell>
          <table:table-cell office:value-type="float" office:value="711.2565">
            <text:p>711.26</text:p>
          </table:table-cell>
          <table:table-cell office:value-type="string">
            <text:p>StringCacheKeyGenerator(true, false)</text:p>
          </table:table-cell>
        </table:table-row>
        <table:table-row table:style-name="ro1">
          <table:table-cell office:value-type="float" office:value="32246703">
            <text:p>32246703</text:p>
          </table:table-cell>
          <table:table-cell office:value-type="float" office:value="18000">
            <text:p>18000</text:p>
          </table:table-cell>
          <table:table-cell office:value-type="float" office:value="1791.4835">
            <text:p>1791.48</text:p>
          </table:table-cell>
          <table:table-cell office:value-type="string">
            <text:p>StringCacheKeyGenerator(false, false)</text:p>
          </table:table-cell>
        </table:table-row>
        <table:table-row table:style-name="ro1">
          <table:table-cell office:value-type="float" office:value="11967006">
            <text:p>11967006</text:p>
          </table:table-cell>
          <table:table-cell office:value-type="float" office:value="18000">
            <text:p>18000</text:p>
          </table:table-cell>
          <table:table-cell office:value-type="float" office:value="664.833666666667">
            <text:p>664.83</text:p>
          </table:table-cell>
          <table:table-cell office:value-type="string">
            <text:p>MessageDigestCacheKeyGenerator("MD5", true, true)</text:p>
          </table:table-cell>
        </table:table-row>
        <table:table-row table:style-name="ro1">
          <table:table-cell office:value-type="float" office:value="14612814">
            <text:p>14612814</text:p>
          </table:table-cell>
          <table:table-cell office:value-type="float" office:value="18000">
            <text:p>18000</text:p>
          </table:table-cell>
          <table:table-cell office:value-type="float" office:value="811.823">
            <text:p>811.82</text:p>
          </table:table-cell>
          <table:table-cell office:value-type="string">
            <text:p>MessageDigestCacheKeyGenerator("MD5", true, false)</text:p>
          </table:table-cell>
        </table:table-row>
        <table:table-row table:style-name="ro1">
          <table:table-cell office:value-type="float" office:value="15857652">
            <text:p>15857652</text:p>
          </table:table-cell>
          <table:table-cell office:value-type="float" office:value="18000">
            <text:p>18000</text:p>
          </table:table-cell>
          <table:table-cell office:value-type="float" office:value="880.980666666667">
            <text:p>880.98</text:p>
          </table:table-cell>
          <table:table-cell office:value-type="string">
            <text:p>MessageDigestCacheKeyGenerator("MD5", false, false)</text:p>
          </table:table-cell>
        </table:table-row>
        <table:table-row table:style-name="ro1">
          <table:table-cell office:value-type="float" office:value="83171322">
            <text:p>83171322</text:p>
          </table:table-cell>
          <table:table-cell office:value-type="float" office:value="18000">
            <text:p>18000</text:p>
          </table:table-cell>
          <table:table-cell office:value-type="float" office:value="4620.629">
            <text:p>4620.63</text:p>
          </table:table-cell>
          <table:table-cell office:value-type="string">
            <text:p>SimpleHashCodeCacheKeyGenerator(true, true)</text:p>
          </table:table-cell>
        </table:table-row>
        <table:table-row table:style-name="ro1">
          <table:table-cell office:value-type="float" office:value="110504886">
            <text:p>110504886</text:p>
          </table:table-cell>
          <table:table-cell office:value-type="float" office:value="18000">
            <text:p>18000</text:p>
          </table:table-cell>
          <table:table-cell office:value-type="float" office:value="6139.16033333333">
            <text:p>6139.16</text:p>
          </table:table-cell>
          <table:table-cell office:value-type="string">
            <text:p>SimpleHashCodeCacheKeyGenerator(true, false)</text:p>
          </table:table-cell>
        </table:table-row>
        <table:table-row table:style-name="ro1">
          <table:table-cell office:value-type="float" office:value="188355708">
            <text:p>188355708</text:p>
          </table:table-cell>
          <table:table-cell office:value-type="float" office:value="18000">
            <text:p>18000</text:p>
          </table:table-cell>
          <table:table-cell office:value-type="float" office:value="10464.206">
            <text:p>10464.21</text:p>
          </table:table-cell>
          <table:table-cell office:value-type="string">
            <text:p>SimpleHashCodeCacheKeyGenerator(false, false)</text:p>
          </table:table-cell>
        </table:table-row>
        <table:table-row table:style-name="ro1">
          <table:table-cell office:value-type="float" office:value="1137423">
            <text:p>1137423</text:p>
          </table:table-cell>
          <table:table-cell office:value-type="float" office:value="18000">
            <text:p>18000</text:p>
          </table:table-cell>
          <table:table-cell office:value-type="float" office:value="63.1901666666667">
            <text:p>63.19</text:p>
          </table:table-cell>
          <table:table-cell office:value-type="string">
            <text:p>ReflectionHashCodeCacheKeyGenerator(true, true)</text:p>
          </table:table-cell>
        </table:table-row>
        <table:table-row table:style-name="ro1">
          <table:table-cell office:value-type="float" office:value="1153626">
            <text:p>1153626</text:p>
          </table:table-cell>
          <table:table-cell office:value-type="float" office:value="18000">
            <text:p>18000</text:p>
          </table:table-cell>
          <table:table-cell office:value-type="float" office:value="64.0903333333333">
            <text:p>64.09</text:p>
          </table:table-cell>
          <table:table-cell office:value-type="string">
            <text:p>ReflectionHashCodeCacheKeyGenerator(true, false)</text:p>
          </table:table-cell>
        </table:table-row>
        <table:table-row table:style-name="ro1">
          <table:table-cell office:value-type="float" office:value="1990740">
            <text:p>1990740</text:p>
          </table:table-cell>
          <table:table-cell office:value-type="float" office:value="18000">
            <text:p>18000</text:p>
          </table:table-cell>
          <table:table-cell office:value-type="float" office:value="110.596666666667">
            <text:p>110.60</text:p>
          </table:table-cell>
          <table:table-cell office:value-type="string">
            <text:p>ReflectionHashCodeCacheKeyGenerator(false, false)</text:p>
          </table:table-cell>
        </table:table-row>
        <table:table-row table:style-name="ro1">
          <table:table-cell office:value-type="float" office:value="10010211">
            <text:p>10010211</text:p>
          </table:table-cell>
          <table:table-cell office:value-type="float" office:value="19000">
            <text:p>19000</text:p>
          </table:table-cell>
          <table:table-cell office:value-type="float" office:value="526.853210526316">
            <text:p>526.85</text:p>
          </table:table-cell>
          <table:table-cell office:value-type="string">
            <text:p>ArgumentListCacheKeyGenerator(true, true)</text:p>
          </table:table-cell>
        </table:table-row>
        <table:table-row table:style-name="ro1">
          <table:table-cell office:value-type="float" office:value="12881100">
            <text:p>12881100</text:p>
          </table:table-cell>
          <table:table-cell office:value-type="float" office:value="19000">
            <text:p>19000</text:p>
          </table:table-cell>
          <table:table-cell office:value-type="float" office:value="677.952631578947">
            <text:p>677.95</text:p>
          </table:table-cell>
          <table:table-cell office:value-type="string">
            <text:p>ArgumentListCacheKeyGenerator(true, false)</text:p>
          </table:table-cell>
        </table:table-row>
        <table:table-row table:style-name="ro1">
          <table:table-cell office:value-type="float" office:value="16781808">
            <text:p>16781808</text:p>
          </table:table-cell>
          <table:table-cell office:value-type="float" office:value="19000">
            <text:p>19000</text:p>
          </table:table-cell>
          <table:table-cell office:value-type="float" office:value="883.253052631579">
            <text:p>883.25</text:p>
          </table:table-cell>
          <table:table-cell office:value-type="string">
            <text:p>ArgumentListCacheKeyGenerator(false, false)</text:p>
          </table:table-cell>
        </table:table-row>
        <table:table-row table:style-name="ro1">
          <table:table-cell office:value-type="float" office:value="9227538">
            <text:p>9227538</text:p>
          </table:table-cell>
          <table:table-cell office:value-type="float" office:value="19000">
            <text:p>19000</text:p>
          </table:table-cell>
          <table:table-cell office:value-type="float" office:value="485.659894736842">
            <text:p>485.66</text:p>
          </table:table-cell>
          <table:table-cell office:value-type="string">
            <text:p>StringCacheKeyGenerator(true, true)</text:p>
          </table:table-cell>
        </table:table-row>
        <table:table-row table:style-name="ro1">
          <table:table-cell office:value-type="float" office:value="12447699">
            <text:p>12447699</text:p>
          </table:table-cell>
          <table:table-cell office:value-type="float" office:value="19000">
            <text:p>19000</text:p>
          </table:table-cell>
          <table:table-cell office:value-type="float" office:value="655.142052631579">
            <text:p>655.14</text:p>
          </table:table-cell>
          <table:table-cell office:value-type="string">
            <text:p>StringCacheKeyGenerator(true, false)</text:p>
          </table:table-cell>
        </table:table-row>
        <table:table-row table:style-name="ro1">
          <table:table-cell office:value-type="float" office:value="32967861">
            <text:p>32967861</text:p>
          </table:table-cell>
          <table:table-cell office:value-type="float" office:value="19000">
            <text:p>19000</text:p>
          </table:table-cell>
          <table:table-cell office:value-type="float" office:value="1735.15057894737">
            <text:p>1735.15</text:p>
          </table:table-cell>
          <table:table-cell office:value-type="string">
            <text:p>StringCacheKeyGenerator(false, false)</text:p>
          </table:table-cell>
        </table:table-row>
        <table:table-row table:style-name="ro1">
          <table:table-cell office:value-type="float" office:value="11476602">
            <text:p>11476602</text:p>
          </table:table-cell>
          <table:table-cell office:value-type="float" office:value="19000">
            <text:p>19000</text:p>
          </table:table-cell>
          <table:table-cell office:value-type="float" office:value="604.031684210526">
            <text:p>604.03</text:p>
          </table:table-cell>
          <table:table-cell office:value-type="string">
            <text:p>MessageDigestCacheKeyGenerator("MD5", true, true)</text:p>
          </table:table-cell>
        </table:table-row>
        <table:table-row table:style-name="ro1">
          <table:table-cell office:value-type="float" office:value="13935621">
            <text:p>13935621</text:p>
          </table:table-cell>
          <table:table-cell office:value-type="float" office:value="19000">
            <text:p>19000</text:p>
          </table:table-cell>
          <table:table-cell office:value-type="float" office:value="733.453736842105">
            <text:p>733.45</text:p>
          </table:table-cell>
          <table:table-cell office:value-type="string">
            <text:p>MessageDigestCacheKeyGenerator("MD5", true, false)</text:p>
          </table:table-cell>
        </table:table-row>
        <table:table-row table:style-name="ro1">
          <table:table-cell office:value-type="float" office:value="16700310">
            <text:p>16700310</text:p>
          </table:table-cell>
          <table:table-cell office:value-type="float" office:value="19000">
            <text:p>19000</text:p>
          </table:table-cell>
          <table:table-cell office:value-type="float" office:value="878.963684210526">
            <text:p>878.96</text:p>
          </table:table-cell>
          <table:table-cell office:value-type="string">
            <text:p>MessageDigestCacheKeyGenerator("MD5", false, false)</text:p>
          </table:table-cell>
        </table:table-row>
        <table:table-row table:style-name="ro1">
          <table:table-cell office:value-type="float" office:value="83335239">
            <text:p>83335239</text:p>
          </table:table-cell>
          <table:table-cell office:value-type="float" office:value="19000">
            <text:p>19000</text:p>
          </table:table-cell>
          <table:table-cell office:value-type="float" office:value="4386.06521052632">
            <text:p>4386.07</text:p>
          </table:table-cell>
          <table:table-cell office:value-type="string">
            <text:p>SimpleHashCodeCacheKeyGenerator(true, true)</text:p>
          </table:table-cell>
        </table:table-row>
        <table:table-row table:style-name="ro1">
          <table:table-cell office:value-type="float" office:value="112682883">
            <text:p>112682883</text:p>
          </table:table-cell>
          <table:table-cell office:value-type="float" office:value="19000">
            <text:p>19000</text:p>
          </table:table-cell>
          <table:table-cell office:value-type="float" office:value="5930.67805263158">
            <text:p>5930.68</text:p>
          </table:table-cell>
          <table:table-cell office:value-type="string">
            <text:p>SimpleHashCodeCacheKeyGenerator(true, false)</text:p>
          </table:table-cell>
        </table:table-row>
        <table:table-row table:style-name="ro1">
          <table:table-cell office:value-type="float" office:value="185279037">
            <text:p>185279037</text:p>
          </table:table-cell>
          <table:table-cell office:value-type="float" office:value="19000">
            <text:p>19000</text:p>
          </table:table-cell>
          <table:table-cell office:value-type="float" office:value="9751.52826315789">
            <text:p>9751.53</text:p>
          </table:table-cell>
          <table:table-cell office:value-type="string">
            <text:p>SimpleHashCodeCacheKeyGenerator(false, false)</text:p>
          </table:table-cell>
        </table:table-row>
        <table:table-row table:style-name="ro1">
          <table:table-cell office:value-type="float" office:value="1244487">
            <text:p>1244487</text:p>
          </table:table-cell>
          <table:table-cell office:value-type="float" office:value="19000">
            <text:p>19000</text:p>
          </table:table-cell>
          <table:table-cell office:value-type="float" office:value="65.4993157894737">
            <text:p>65.50</text:p>
          </table:table-cell>
          <table:table-cell office:value-type="string">
            <text:p>ReflectionHashCodeCacheKeyGenerator(true, true)</text:p>
          </table:table-cell>
        </table:table-row>
        <table:table-row table:style-name="ro1">
          <table:table-cell office:value-type="float" office:value="1198695">
            <text:p>1198695</text:p>
          </table:table-cell>
          <table:table-cell office:value-type="float" office:value="19000">
            <text:p>19000</text:p>
          </table:table-cell>
          <table:table-cell office:value-type="float" office:value="63.0892105263158">
            <text:p>63.09</text:p>
          </table:table-cell>
          <table:table-cell office:value-type="string">
            <text:p>ReflectionHashCodeCacheKeyGenerator(true, false)</text:p>
          </table:table-cell>
        </table:table-row>
        <table:table-row table:style-name="ro1">
          <table:table-cell office:value-type="float" office:value="1905753">
            <text:p>1905753</text:p>
          </table:table-cell>
          <table:table-cell office:value-type="float" office:value="19000">
            <text:p>19000</text:p>
          </table:table-cell>
          <table:table-cell office:value-type="float" office:value="100.302789473684">
            <text:p>100.30</text:p>
          </table:table-cell>
          <table:table-cell office:value-type="string">
            <text:p>ReflectionHashCodeCacheKeyGenerator(false, false)</text:p>
          </table:table-cell>
        </table:table-row>
        <table:table-row table:style-name="ro1">
          <table:table-cell office:value-type="float" office:value="9581460">
            <text:p>9581460</text:p>
          </table:table-cell>
          <table:table-cell office:value-type="float" office:value="20000">
            <text:p>20000</text:p>
          </table:table-cell>
          <table:table-cell office:value-type="float" office:value="479.073">
            <text:p>479.07</text:p>
          </table:table-cell>
          <table:table-cell office:value-type="string">
            <text:p>ArgumentListCacheKeyGenerator(true, true)</text:p>
          </table:table-cell>
        </table:table-row>
        <table:table-row table:style-name="ro1">
          <table:table-cell office:value-type="float" office:value="12721557">
            <text:p>12721557</text:p>
          </table:table-cell>
          <table:table-cell office:value-type="float" office:value="20000">
            <text:p>20000</text:p>
          </table:table-cell>
          <table:table-cell office:value-type="float" office:value="636.07785">
            <text:p>636.08</text:p>
          </table:table-cell>
          <table:table-cell office:value-type="string">
            <text:p>ArgumentListCacheKeyGenerator(true, false)</text:p>
          </table:table-cell>
        </table:table-row>
        <table:table-row table:style-name="ro1">
          <table:table-cell office:value-type="float" office:value="18772077">
            <text:p>18772077</text:p>
          </table:table-cell>
          <table:table-cell office:value-type="float" office:value="20000">
            <text:p>20000</text:p>
          </table:table-cell>
          <table:table-cell office:value-type="float" office:value="938.60385">
            <text:p>938.60</text:p>
          </table:table-cell>
          <table:table-cell office:value-type="string">
            <text:p>ArgumentListCacheKeyGenerator(false, false)</text:p>
          </table:table-cell>
        </table:table-row>
        <table:table-row table:style-name="ro1">
          <table:table-cell office:value-type="float" office:value="9883347">
            <text:p>9883347</text:p>
          </table:table-cell>
          <table:table-cell office:value-type="float" office:value="20000">
            <text:p>20000</text:p>
          </table:table-cell>
          <table:table-cell office:value-type="float" office:value="494.16735">
            <text:p>494.17</text:p>
          </table:table-cell>
          <table:table-cell office:value-type="string">
            <text:p>StringCacheKeyGenerator(true, true)</text:p>
          </table:table-cell>
        </table:table-row>
        <table:table-row table:style-name="ro1">
          <table:table-cell office:value-type="float" office:value="13800474">
            <text:p>13800474</text:p>
          </table:table-cell>
          <table:table-cell office:value-type="float" office:value="20000">
            <text:p>20000</text:p>
          </table:table-cell>
          <table:table-cell office:value-type="float" office:value="690.0237">
            <text:p>690.02</text:p>
          </table:table-cell>
          <table:table-cell office:value-type="string">
            <text:p>StringCacheKeyGenerator(true, false)</text:p>
          </table:table-cell>
        </table:table-row>
        <table:table-row table:style-name="ro1">
          <table:table-cell office:value-type="float" office:value="35162388">
            <text:p>35162388</text:p>
          </table:table-cell>
          <table:table-cell office:value-type="float" office:value="20000">
            <text:p>20000</text:p>
          </table:table-cell>
          <table:table-cell office:value-type="float" office:value="1758.1194">
            <text:p>1758.12</text:p>
          </table:table-cell>
          <table:table-cell office:value-type="string">
            <text:p>StringCacheKeyGenerator(false, false)</text:p>
          </table:table-cell>
        </table:table-row>
        <table:table-row table:style-name="ro1">
          <table:table-cell office:value-type="float" office:value="12830814">
            <text:p>12830814</text:p>
          </table:table-cell>
          <table:table-cell office:value-type="float" office:value="20000">
            <text:p>20000</text:p>
          </table:table-cell>
          <table:table-cell office:value-type="float" office:value="641.5407">
            <text:p>641.54</text:p>
          </table:table-cell>
          <table:table-cell office:value-type="string">
            <text:p>MessageDigestCacheKeyGenerator("MD5", true, true)</text:p>
          </table:table-cell>
        </table:table-row>
        <table:table-row table:style-name="ro1">
          <table:table-cell office:value-type="float" office:value="15374607">
            <text:p>15374607</text:p>
          </table:table-cell>
          <table:table-cell office:value-type="float" office:value="20000">
            <text:p>20000</text:p>
          </table:table-cell>
          <table:table-cell office:value-type="float" office:value="768.73035">
            <text:p>768.73</text:p>
          </table:table-cell>
          <table:table-cell office:value-type="string">
            <text:p>MessageDigestCacheKeyGenerator("MD5", true, false)</text:p>
          </table:table-cell>
        </table:table-row>
        <table:table-row table:style-name="ro1">
          <table:table-cell office:value-type="float" office:value="19611117">
            <text:p>19611117</text:p>
          </table:table-cell>
          <table:table-cell office:value-type="float" office:value="20000">
            <text:p>20000</text:p>
          </table:table-cell>
          <table:table-cell office:value-type="float" office:value="980.55585">
            <text:p>980.56</text:p>
          </table:table-cell>
          <table:table-cell office:value-type="string">
            <text:p>MessageDigestCacheKeyGenerator("MD5", false, false)</text:p>
          </table:table-cell>
        </table:table-row>
        <table:table-row table:style-name="ro1">
          <table:table-cell office:value-type="float" office:value="91174563">
            <text:p>91174563</text:p>
          </table:table-cell>
          <table:table-cell office:value-type="float" office:value="20000">
            <text:p>20000</text:p>
          </table:table-cell>
          <table:table-cell office:value-type="float" office:value="4558.72815">
            <text:p>4558.73</text:p>
          </table:table-cell>
          <table:table-cell office:value-type="string">
            <text:p>SimpleHashCodeCacheKeyGenerator(true, true)</text:p>
          </table:table-cell>
        </table:table-row>
        <table:table-row table:style-name="ro1">
          <table:table-cell office:value-type="float" office:value="126846432">
            <text:p>126846432</text:p>
          </table:table-cell>
          <table:table-cell office:value-type="float" office:value="20000">
            <text:p>20000</text:p>
          </table:table-cell>
          <table:table-cell office:value-type="float" office:value="6342.3216">
            <text:p>6342.32</text:p>
          </table:table-cell>
          <table:table-cell office:value-type="string">
            <text:p>SimpleHashCodeCacheKeyGenerator(true, false)</text:p>
          </table:table-cell>
        </table:table-row>
        <table:table-row table:style-name="ro1">
          <table:table-cell office:value-type="float" office:value="196149831">
            <text:p>196149831</text:p>
          </table:table-cell>
          <table:table-cell office:value-type="float" office:value="20000">
            <text:p>20000</text:p>
          </table:table-cell>
          <table:table-cell office:value-type="float" office:value="9807.49155">
            <text:p>9807.49</text:p>
          </table:table-cell>
          <table:table-cell office:value-type="string">
            <text:p>SimpleHashCodeCacheKeyGenerator(false, false)</text:p>
          </table:table-cell>
        </table:table-row>
        <table:table-row table:style-name="ro1">
          <table:table-cell office:value-type="float" office:value="1173249">
            <text:p>1173249</text:p>
          </table:table-cell>
          <table:table-cell office:value-type="float" office:value="20000">
            <text:p>20000</text:p>
          </table:table-cell>
          <table:table-cell office:value-type="float" office:value="58.66245">
            <text:p>58.66</text:p>
          </table:table-cell>
          <table:table-cell office:value-type="string">
            <text:p>ReflectionHashCodeCacheKeyGenerator(true, true)</text:p>
          </table:table-cell>
        </table:table-row>
        <table:table-row table:style-name="ro1">
          <table:table-cell office:value-type="float" office:value="1289166">
            <text:p>1289166</text:p>
          </table:table-cell>
          <table:table-cell office:value-type="float" office:value="20000">
            <text:p>20000</text:p>
          </table:table-cell>
          <table:table-cell office:value-type="float" office:value="64.4583">
            <text:p>64.46</text:p>
          </table:table-cell>
          <table:table-cell office:value-type="string">
            <text:p>ReflectionHashCodeCacheKeyGenerator(true, false)</text:p>
          </table:table-cell>
        </table:table-row>
        <table:table-row table:style-name="ro1">
          <table:table-cell office:value-type="float" office:value="2194029">
            <text:p>2194029</text:p>
          </table:table-cell>
          <table:table-cell office:value-type="float" office:value="20000">
            <text:p>20000</text:p>
          </table:table-cell>
          <table:table-cell office:value-type="float" office:value="109.70145">
            <text:p>109.70</text:p>
          </table:table-cell>
          <table:table-cell office:value-type="string">
            <text:p>ReflectionHashCodeCacheKeyGenerator(false, false)</text:p>
          </table:table-cell>
        </table:table-row>
      </table:table>
      <table:table table:name="Sheet3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ce4"/>
        <table:table-column table:style-name="co13" table:default-cell-style-name="Default"/>
        <table:table-column table:style-name="co8" table:default-cell-style-name="ce2"/>
        <table:table-column table:style-name="co8" table:number-columns-repeated="3" table:default-cell-style-name="Default"/>
        <table:table-row table:style-name="ro1">
          <table:table-cell office:value-type="float" office:value="1918635">
            <text:p>1918635</text:p>
          </table:table-cell>
          <table:table-cell office:value-type="float" office:value="4000">
            <text:p>4000</text:p>
          </table:table-cell>
          <table:table-cell office:value-type="float" office:value="479.65875">
            <text:p>479.66</text:p>
          </table:table-cell>
          <table:table-cell office:value-type="string">
            <text:p>ListCacheKeyGenerator</text:p>
          </table:table-cell>
          <table:table-cell table:number-columns-repeated="2" office:value-type="boolean" office:boolean-value="true">
            <text:p>TRUE</text:p>
          </table:table-cell>
          <table:table-cell table:number-columns-repeated="3"/>
          <table:table-cell table:formula="of:=MIN([.H2];[.H5];[.H8];[.H11];[.H14])" office:value-type="percentage" office:value="0.0968283607151973">
            <text:p>9.68%</text:p>
          </table:table-cell>
          <table:table-cell/>
        </table:table-row>
        <table:table-row table:style-name="ro1">
          <table:table-cell office:value-type="float" office:value="2581518">
            <text:p>2581518</text:p>
          </table:table-cell>
          <table:table-cell office:value-type="float" office:value="4000">
            <text:p>4000</text:p>
          </table:table-cell>
          <table:table-cell office:value-type="float" office:value="645.3795">
            <text:p>645.38</text:p>
          </table:table-cell>
          <table:table-cell office:value-type="string">
            <text:p>ListCacheKeyGenerator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([.C2]-[.C1])/[.C1]" office:value-type="percentage" office:value="0.345497189408095">
            <text:p>34.55%</text:p>
          </table:table-cell>
          <table:table-cell/>
          <table:table-cell table:formula="of:=AVERAGE([.H2];[.H5];[.H8];[.H11];[.H14])" office:value-type="percentage" office:value="0.255760472204208">
            <text:p>25.58%</text:p>
          </table:table-cell>
          <table:table-cell table:formula="of:=MIN([.H3];[.H6];[.H9];[.H12];[.H15])" office:value-type="percentage" office:value="0.276365007497618">
            <text:p>27.64%</text:p>
          </table:table-cell>
        </table:table-row>
        <table:table-row table:style-name="ro1">
          <table:table-cell office:value-type="float" office:value="3657426">
            <text:p>3657426</text:p>
          </table:table-cell>
          <table:table-cell office:value-type="float" office:value="4000">
            <text:p>4000</text:p>
          </table:table-cell>
          <table:table-cell office:value-type="float" office:value="914.3565">
            <text:p>914.36</text:p>
          </table:table-cell>
          <table:table-cell office:value-type="string">
            <text:p>ListCacheKeyGenerator</text:p>
          </table:table-cell>
          <table:table-cell table:number-columns-repeated="2" office:value-type="boolean" office:boolean-value="false">
            <text:p>FALSE</text:p>
          </table:table-cell>
          <table:table-cell/>
          <table:table-cell table:formula="of:=([.C3]-[.C2])/[.C2]" office:value-type="percentage" office:value="0.416773386821242">
            <text:p>41.68%</text:p>
          </table:table-cell>
          <table:table-cell/>
          <table:table-cell table:style-name="ce3" table:formula="of:=MAX([.H2];[.H5];[.H8];[.H11];[.H14])" office:value-type="percentage" office:value="0.395363889326403">
            <text:p>39.54%</text:p>
          </table:table-cell>
          <table:table-cell table:formula="of:=AVERAGE([.H3];[.H6];[.H9];[.H12];[.H15])" office:value-type="percentage" office:value="0.674775712369784">
            <text:p>67.48%</text:p>
          </table:table-cell>
        </table:table-row>
        <table:table-row table:style-name="ro1">
          <table:table-cell office:value-type="float" office:value="2423319">
            <text:p>2423319</text:p>
          </table:table-cell>
          <table:table-cell office:value-type="float" office:value="4000">
            <text:p>4000</text:p>
          </table:table-cell>
          <table:table-cell office:value-type="float" office:value="605.82975">
            <text:p>605.83</text:p>
          </table:table-cell>
          <table:table-cell office:value-type="string">
            <text:p>StringCacheKeyGenerator</text:p>
          </table:table-cell>
          <table:table-cell table:number-columns-repeated="2" office:value-type="boolean" office:boolean-value="true">
            <text:p>TRUE</text:p>
          </table:table-cell>
          <table:table-cell table:number-columns-repeated="4"/>
          <table:table-cell table:style-name="ce3" table:formula="of:=MAX([.H3];[.H6];[.H9];[.H12];[.H15])" office:value-type="percentage" office:value="1.81018721544733">
            <text:p>181.02%</text:p>
          </table:table-cell>
        </table:table-row>
        <table:table-row table:style-name="ro1">
          <table:table-cell office:value-type="float" office:value="3098943">
            <text:p>3098943</text:p>
          </table:table-cell>
          <table:table-cell office:value-type="float" office:value="4000">
            <text:p>4000</text:p>
          </table:table-cell>
          <table:table-cell office:value-type="float" office:value="774.73575">
            <text:p>774.74</text:p>
          </table:table-cell>
          <table:table-cell office:value-type="string">
            <text:p>StringCacheKeyGenerator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([.C5]-[.C4])/[.C4]" office:value-type="percentage" office:value="0.278801098823556">
            <text:p>27.88%</text:p>
          </table:table-cell>
          <table:table-cell table:number-columns-repeated="3"/>
        </table:table-row>
        <table:table-row table:style-name="ro1">
          <table:table-cell office:value-type="float" office:value="8708610">
            <text:p>8708610</text:p>
          </table:table-cell>
          <table:table-cell office:value-type="float" office:value="4000">
            <text:p>4000</text:p>
          </table:table-cell>
          <table:table-cell office:value-type="float" office:value="2177.1525">
            <text:p>2177.15</text:p>
          </table:table-cell>
          <table:table-cell office:value-type="string">
            <text:p>StringCacheKeyGenerator</text:p>
          </table:table-cell>
          <table:table-cell table:number-columns-repeated="2" office:value-type="boolean" office:boolean-value="false">
            <text:p>FALSE</text:p>
          </table:table-cell>
          <table:table-cell/>
          <table:table-cell table:formula="of:=([.C6]-[.C5])/[.C5]" office:value-type="percentage" office:value="1.81018721544733">
            <text:p>181.02%</text:p>
          </table:table-cell>
          <table:table-cell table:number-columns-repeated="3"/>
        </table:table-row>
        <table:table-row table:style-name="ro1">
          <table:table-cell office:value-type="float" office:value="2662782">
            <text:p>2662782</text:p>
          </table:table-cell>
          <table:table-cell office:value-type="float" office:value="4000">
            <text:p>4000</text:p>
          </table:table-cell>
          <table:table-cell office:value-type="float" office:value="665.6955">
            <text:p>665.7</text:p>
          </table:table-cell>
          <table:table-cell office:value-type="string">
            <text:p>MessageDigestCacheKeyGenerator_MD5</text:p>
          </table:table-cell>
          <table:table-cell table:number-columns-repeated="2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office:value-type="float" office:value="3094983">
            <text:p>3094983</text:p>
          </table:table-cell>
          <table:table-cell office:value-type="float" office:value="4000">
            <text:p>4000</text:p>
          </table:table-cell>
          <table:table-cell office:value-type="float" office:value="773.74575">
            <text:p>773.75</text:p>
          </table:table-cell>
          <table:table-cell office:value-type="string">
            <text:p>MessageDigestCacheKeyGenerator_MD5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([.C8]-[.C7])/[.C7]" office:value-type="percentage" office:value="0.162311822747788">
            <text:p>16.23%</text:p>
          </table:table-cell>
          <table:table-cell table:number-columns-repeated="3"/>
        </table:table-row>
        <table:table-row table:style-name="ro1">
          <table:table-cell office:value-type="float" office:value="3950328">
            <text:p>3950328</text:p>
          </table:table-cell>
          <table:table-cell office:value-type="float" office:value="4000">
            <text:p>4000</text:p>
          </table:table-cell>
          <table:table-cell office:value-type="float" office:value="987.582">
            <text:p>987.58</text:p>
          </table:table-cell>
          <table:table-cell office:value-type="string">
            <text:p>MessageDigestCacheKeyGenerator_MD5</text:p>
          </table:table-cell>
          <table:table-cell table:number-columns-repeated="2" office:value-type="boolean" office:boolean-value="false">
            <text:p>FALSE</text:p>
          </table:table-cell>
          <table:table-cell/>
          <table:table-cell table:formula="of:=([.C9]-[.C8])/[.C8]" office:value-type="percentage" office:value="0.276365007497618">
            <text:p>27.64%</text:p>
          </table:table-cell>
          <table:table-cell table:number-columns-repeated="3"/>
        </table:table-row>
        <table:table-row table:style-name="ro1">
          <table:table-cell office:value-type="float" office:value="21427875">
            <text:p>21427875</text:p>
          </table:table-cell>
          <table:table-cell office:value-type="float" office:value="4000">
            <text:p>4000</text:p>
          </table:table-cell>
          <table:table-cell office:value-type="float" office:value="5356.96875">
            <text:p>5356.97</text:p>
          </table:table-cell>
          <table:table-cell office:value-type="string">
            <text:p>HashCodeCacheKeyGenerator</text:p>
          </table:table-cell>
          <table:table-cell table:number-columns-repeated="2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office:value-type="float" office:value="29899683">
            <text:p>29899683</text:p>
          </table:table-cell>
          <table:table-cell office:value-type="float" office:value="4000">
            <text:p>4000</text:p>
          </table:table-cell>
          <table:table-cell office:value-type="float" office:value="7474.92075">
            <text:p>7474.92</text:p>
          </table:table-cell>
          <table:table-cell office:value-type="string">
            <text:p>HashCodeCacheKeyGenerator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([.C11]-[.C10])/[.C10]" office:value-type="percentage" office:value="0.395363889326403">
            <text:p>39.54%</text:p>
          </table:table-cell>
          <table:table-cell table:number-columns-repeated="3"/>
        </table:table-row>
        <table:table-row table:style-name="ro1">
          <table:table-cell office:value-type="float" office:value="40731366">
            <text:p>40731366</text:p>
          </table:table-cell>
          <table:table-cell office:value-type="float" office:value="4000">
            <text:p>4000</text:p>
          </table:table-cell>
          <table:table-cell office:value-type="float" office:value="10182.8415">
            <text:p>10182.84</text:p>
          </table:table-cell>
          <table:table-cell office:value-type="string">
            <text:p>HashCodeCacheKeyGenerator</text:p>
          </table:table-cell>
          <table:table-cell table:number-columns-repeated="2" office:value-type="boolean" office:boolean-value="false">
            <text:p>FALSE</text:p>
          </table:table-cell>
          <table:table-cell/>
          <table:table-cell table:formula="of:=([.C12]-[.C11])/[.C11]" office:value-type="percentage" office:value="0.362267486247262">
            <text:p>36.23%</text:p>
          </table:table-cell>
          <table:table-cell table:number-columns-repeated="3"/>
        </table:table-row>
        <table:table-row table:style-name="ro1">
          <table:table-cell office:value-type="float" office:value="223323">
            <text:p>223323</text:p>
          </table:table-cell>
          <table:table-cell office:value-type="float" office:value="4000">
            <text:p>4000</text:p>
          </table:table-cell>
          <table:table-cell office:value-type="float" office:value="55.83075">
            <text:p>55.83</text:p>
          </table:table-cell>
          <table:table-cell office:value-type="string">
            <text:p>ReflectionHashCodeCacheKeyGenerator</text:p>
          </table:table-cell>
          <table:table-cell table:number-columns-repeated="2" office:value-type="boolean" office:boolean-value="true">
            <text:p>TRUE</text:p>
          </table:table-cell>
          <table:table-cell table:number-columns-repeated="5"/>
        </table:table-row>
        <table:table-row table:style-name="ro1">
          <table:table-cell office:value-type="float" office:value="244947">
            <text:p>244947</text:p>
          </table:table-cell>
          <table:table-cell office:value-type="float" office:value="4000">
            <text:p>4000</text:p>
          </table:table-cell>
          <table:table-cell office:value-type="float" office:value="61.23675">
            <text:p>61.24</text:p>
          </table:table-cell>
          <table:table-cell office:value-type="string">
            <text:p>ReflectionHashCodeCacheKeyGenerator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([.C14]-[.C13])/[.C13]" office:value-type="percentage" office:value="0.0968283607151973">
            <text:p>9.68%</text:p>
          </table:table-cell>
          <table:table-cell table:number-columns-repeated="3"/>
        </table:table-row>
        <table:table-row table:style-name="ro1">
          <table:table-cell office:value-type="float" office:value="369450">
            <text:p>369450</text:p>
          </table:table-cell>
          <table:table-cell office:value-type="float" office:value="4000">
            <text:p>4000</text:p>
          </table:table-cell>
          <table:table-cell office:value-type="float" office:value="92.3625">
            <text:p>92.36</text:p>
          </table:table-cell>
          <table:table-cell office:value-type="string">
            <text:p>ReflectionHashCodeCacheKeyGenerator</text:p>
          </table:table-cell>
          <table:table-cell table:number-columns-repeated="2" office:value-type="boolean" office:boolean-value="false">
            <text:p>FALSE</text:p>
          </table:table-cell>
          <table:table-cell/>
          <table:table-cell table:formula="of:=([.C15]-[.C14])/[.C14]" office:value-type="percentage" office:value="0.508285465835466">
            <text:p>50.83%</text:p>
          </table:table-cell>
          <table:table-cell table:number-columns-repeated="3"/>
        </table:table-row>
        <table:table-row table:style-name="ro1" table:number-rows-repeated="4"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3"/>
        </table:table-row>
        <table:table-row table:style-name="ro1">
          <table:table-cell office:value-type="float" office:value="40731366">
            <text:p>40731366</text:p>
          </table:table-cell>
          <table:table-cell office:value-type="float" office:value="4000">
            <text:p>4000</text:p>
          </table:table-cell>
          <table:table-cell office:value-type="float" office:value="10182.8415">
            <text:p>10182.84</text:p>
          </table:table-cell>
          <table:table-cell office:value-type="string">
            <text:p>HashCodeCacheKeyGenerator</text:p>
          </table:table-cell>
          <table:table-cell table:number-columns-repeated="2" office:value-type="boolean" office:boolean-value="false">
            <text:p>FALSE</text:p>
          </table:table-cell>
          <table:table-cell/>
          <table:table-cell table:formula="of:=([.C20]-[.C21])/[.C21]" office:value-type="percentage" office:value="0.362267486247262">
            <text:p>36.23%</text:p>
          </table:table-cell>
          <table:table-cell table:style-name="ce2" table:formula="of:=([.C20]-[.C23])/[.C23]" office:value-type="percentage" office:value="3.67713745362348">
            <text:p>367.71%</text:p>
          </table:table-cell>
          <table:table-cell table:number-columns-repeated="2"/>
        </table:table-row>
        <table:table-row table:style-name="ro1">
          <table:table-cell office:value-type="float" office:value="29899683">
            <text:p>29899683</text:p>
          </table:table-cell>
          <table:table-cell office:value-type="float" office:value="4000">
            <text:p>4000</text:p>
          </table:table-cell>
          <table:table-cell office:value-type="float" office:value="7474.92075">
            <text:p>7474.92</text:p>
          </table:table-cell>
          <table:table-cell office:value-type="string">
            <text:p>HashCodeCacheKeyGenerator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([.C21]-[.C22])/[.C22]" office:value-type="percentage" office:value="0.395363889326403">
            <text:p>39.54%</text:p>
          </table:table-cell>
          <table:table-cell table:number-columns-repeated="3"/>
        </table:table-row>
        <table:table-row table:style-name="ro1">
          <table:table-cell office:value-type="float" office:value="21427875">
            <text:p>21427875</text:p>
          </table:table-cell>
          <table:table-cell office:value-type="float" office:value="4000">
            <text:p>4000</text:p>
          </table:table-cell>
          <table:table-cell office:value-type="float" office:value="5356.96875">
            <text:p>5356.97</text:p>
          </table:table-cell>
          <table:table-cell office:value-type="string">
            <text:p>HashCodeCacheKeyGenerator</text:p>
          </table:table-cell>
          <table:table-cell table:number-columns-repeated="2" office:value-type="boolean" office:boolean-value="true">
            <text:p>TRUE</text:p>
          </table:table-cell>
          <table:table-cell/>
          <table:table-cell table:formula="of:=([.C22]-[.C23])/[.C23]" office:value-type="percentage" office:value="1.46053905273057">
            <text:p>146.05%</text:p>
          </table:table-cell>
          <table:table-cell table:number-columns-repeated="3"/>
        </table:table-row>
        <table:table-row table:style-name="ro1">
          <table:table-cell office:value-type="float" office:value="8708610">
            <text:p>8708610</text:p>
          </table:table-cell>
          <table:table-cell office:value-type="float" office:value="4000">
            <text:p>4000</text:p>
          </table:table-cell>
          <table:table-cell office:value-type="float" office:value="2177.1525">
            <text:p>2177.15</text:p>
          </table:table-cell>
          <table:table-cell office:value-type="string">
            <text:p>StringCacheKeyGenerator</text:p>
          </table:table-cell>
          <table:table-cell table:number-columns-repeated="2" office:value-type="boolean" office:boolean-value="false">
            <text:p>FALSE</text:p>
          </table:table-cell>
          <table:table-cell/>
          <table:table-cell table:formula="of:=([.C23]-[.C24])/[.C24]" office:value-type="percentage" office:value="1.20452833283717">
            <text:p>120.45%</text:p>
          </table:table-cell>
          <table:table-cell table:number-columns-repeated="3"/>
        </table:table-row>
        <table:table-row table:style-name="ro1">
          <table:table-cell office:value-type="float" office:value="3950328">
            <text:p>3950328</text:p>
          </table:table-cell>
          <table:table-cell office:value-type="float" office:value="4000">
            <text:p>4000</text:p>
          </table:table-cell>
          <table:table-cell office:value-type="float" office:value="987.582">
            <text:p>987.58</text:p>
          </table:table-cell>
          <table:table-cell office:value-type="string">
            <text:p>MessageDigestCacheKeyGenerator_MD5</text:p>
          </table:table-cell>
          <table:table-cell table:number-columns-repeated="2" office:value-type="boolean" office:boolean-value="false">
            <text:p>FALSE</text:p>
          </table:table-cell>
          <table:table-cell/>
          <table:table-cell table:formula="of:=([.C24]-[.C25])/[.C25]" office:value-type="percentage" office:value="0.0800841903568247">
            <text:p>8.01%</text:p>
          </table:table-cell>
          <table:table-cell table:number-columns-repeated="3"/>
        </table:table-row>
        <table:table-row table:style-name="ro1">
          <table:table-cell office:value-type="float" office:value="3657426">
            <text:p>3657426</text:p>
          </table:table-cell>
          <table:table-cell office:value-type="float" office:value="4000">
            <text:p>4000</text:p>
          </table:table-cell>
          <table:table-cell office:value-type="float" office:value="914.3565">
            <text:p>914.36</text:p>
          </table:table-cell>
          <table:table-cell office:value-type="string">
            <text:p>ListCacheKeyGenerator</text:p>
          </table:table-cell>
          <table:table-cell table:number-columns-repeated="2" office:value-type="boolean" office:boolean-value="false">
            <text:p>FALSE</text:p>
          </table:table-cell>
          <table:table-cell/>
          <table:table-cell table:formula="of:=([.C25]-[.C26])/[.C26]" office:value-type="percentage" office:value="0.180217254722013">
            <text:p>18.02%</text:p>
          </table:table-cell>
          <table:table-cell table:number-columns-repeated="3"/>
        </table:table-row>
        <table:table-row table:style-name="ro1">
          <table:table-cell office:value-type="float" office:value="3098943">
            <text:p>3098943</text:p>
          </table:table-cell>
          <table:table-cell office:value-type="float" office:value="4000">
            <text:p>4000</text:p>
          </table:table-cell>
          <table:table-cell office:value-type="float" office:value="774.73575">
            <text:p>774.74</text:p>
          </table:table-cell>
          <table:table-cell office:value-type="string">
            <text:p>StringCacheKeyGenerator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([.C26]-[.C27])/[.C27]" office:value-type="percentage" office:value="0.00127949006505045">
            <text:p>0.13%</text:p>
          </table:table-cell>
          <table:table-cell table:number-columns-repeated="3"/>
        </table:table-row>
        <table:table-row table:style-name="ro1">
          <table:table-cell office:value-type="float" office:value="3094983">
            <text:p>3094983</text:p>
          </table:table-cell>
          <table:table-cell office:value-type="float" office:value="4000">
            <text:p>4000</text:p>
          </table:table-cell>
          <table:table-cell office:value-type="float" office:value="773.74575">
            <text:p>773.75</text:p>
          </table:table-cell>
          <table:table-cell office:value-type="string">
            <text:p>MessageDigestCacheKeyGenerator_MD5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([.C27]-[.C28])/[.C28]" office:value-type="percentage" office:value="0.162311822747788">
            <text:p>16.23%</text:p>
          </table:table-cell>
          <table:table-cell table:number-columns-repeated="3"/>
        </table:table-row>
        <table:table-row table:style-name="ro1">
          <table:table-cell office:value-type="float" office:value="2662782">
            <text:p>2662782</text:p>
          </table:table-cell>
          <table:table-cell office:value-type="float" office:value="4000">
            <text:p>4000</text:p>
          </table:table-cell>
          <table:table-cell office:value-type="float" office:value="665.6955">
            <text:p>665.7</text:p>
          </table:table-cell>
          <table:table-cell office:value-type="string">
            <text:p>MessageDigestCacheKeyGenerator_MD5</text:p>
          </table:table-cell>
          <table:table-cell table:number-columns-repeated="2" office:value-type="boolean" office:boolean-value="true">
            <text:p>TRUE</text:p>
          </table:table-cell>
          <table:table-cell/>
          <table:table-cell table:formula="of:=([.C28]-[.C29])/[.C29]" office:value-type="percentage" office:value="0.031479152963489">
            <text:p>3.15%</text:p>
          </table:table-cell>
          <table:table-cell table:number-columns-repeated="3"/>
        </table:table-row>
        <table:table-row table:style-name="ro1">
          <table:table-cell office:value-type="float" office:value="2581518">
            <text:p>2581518</text:p>
          </table:table-cell>
          <table:table-cell office:value-type="float" office:value="4000">
            <text:p>4000</text:p>
          </table:table-cell>
          <table:table-cell office:value-type="float" office:value="645.3795">
            <text:p>645.38</text:p>
          </table:table-cell>
          <table:table-cell office:value-type="string">
            <text:p>ListCacheKeyGenerator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([.C29]-[.C30])/[.C30]" office:value-type="percentage" office:value="0.065281954212384">
            <text:p>6.53%</text:p>
          </table:table-cell>
          <table:table-cell table:number-columns-repeated="3"/>
        </table:table-row>
        <table:table-row table:style-name="ro1">
          <table:table-cell office:value-type="float" office:value="2423319">
            <text:p>2423319</text:p>
          </table:table-cell>
          <table:table-cell office:value-type="float" office:value="4000">
            <text:p>4000</text:p>
          </table:table-cell>
          <table:table-cell office:value-type="float" office:value="605.82975">
            <text:p>605.83</text:p>
          </table:table-cell>
          <table:table-cell office:value-type="string">
            <text:p>StringCacheKeyGenerator</text:p>
          </table:table-cell>
          <table:table-cell table:number-columns-repeated="2" office:value-type="boolean" office:boolean-value="true">
            <text:p>TRUE</text:p>
          </table:table-cell>
          <table:table-cell/>
          <table:table-cell table:formula="of:=([.C30]-[.C31])/[.C31]" office:value-type="percentage" office:value="0.263043257315748">
            <text:p>26.30%</text:p>
          </table:table-cell>
          <table:table-cell table:number-columns-repeated="3"/>
        </table:table-row>
        <table:table-row table:style-name="ro1">
          <table:table-cell office:value-type="float" office:value="1918635">
            <text:p>1918635</text:p>
          </table:table-cell>
          <table:table-cell office:value-type="float" office:value="4000">
            <text:p>4000</text:p>
          </table:table-cell>
          <table:table-cell office:value-type="float" office:value="479.65875">
            <text:p>479.66</text:p>
          </table:table-cell>
          <table:table-cell office:value-type="string">
            <text:p>ListCacheKeyGenerator</text:p>
          </table:table-cell>
          <table:table-cell table:number-columns-repeated="2" office:value-type="boolean" office:boolean-value="true">
            <text:p>TRUE</text:p>
          </table:table-cell>
          <table:table-cell/>
          <table:table-cell table:formula="of:=([.C31]-[.C32])/[.C32]" office:value-type="percentage" office:value="4.19321965083232">
            <text:p>419.32%</text:p>
          </table:table-cell>
          <table:table-cell table:number-columns-repeated="3"/>
        </table:table-row>
        <table:table-row table:style-name="ro1">
          <table:table-cell office:value-type="float" office:value="369450">
            <text:p>369450</text:p>
          </table:table-cell>
          <table:table-cell office:value-type="float" office:value="4000">
            <text:p>4000</text:p>
          </table:table-cell>
          <table:table-cell office:value-type="float" office:value="92.3625">
            <text:p>92.36</text:p>
          </table:table-cell>
          <table:table-cell office:value-type="string">
            <text:p>ReflectionHashCodeCacheKeyGenerator</text:p>
          </table:table-cell>
          <table:table-cell table:number-columns-repeated="2" office:value-type="boolean" office:boolean-value="false">
            <text:p>FALSE</text:p>
          </table:table-cell>
          <table:table-cell/>
          <table:table-cell table:formula="of:=([.C32]-[.C33])/[.C33]" office:value-type="percentage" office:value="0.508285465835466">
            <text:p>50.83%</text:p>
          </table:table-cell>
          <table:table-cell table:number-columns-repeated="3"/>
        </table:table-row>
        <table:table-row table:style-name="ro1">
          <table:table-cell office:value-type="float" office:value="244947">
            <text:p>244947</text:p>
          </table:table-cell>
          <table:table-cell office:value-type="float" office:value="4000">
            <text:p>4000</text:p>
          </table:table-cell>
          <table:table-cell office:value-type="float" office:value="61.23675">
            <text:p>61.24</text:p>
          </table:table-cell>
          <table:table-cell office:value-type="string">
            <text:p>ReflectionHashCodeCacheKeyGenerator</text:p>
          </table:table-cell>
          <table:table-cell office:value-type="boolean" office:boolean-value="true">
            <text:p>TRUE</text:p>
          </table:table-cell>
          <table:table-cell office:value-type="boolean" office:boolean-value="false">
            <text:p>FALSE</text:p>
          </table:table-cell>
          <table:table-cell/>
          <table:table-cell table:formula="of:=([.C33]-[.C34])/[.C34]" office:value-type="percentage" office:value="0.0968283607151973">
            <text:p>9.68%</text:p>
          </table:table-cell>
          <table:table-cell table:number-columns-repeated="3"/>
        </table:table-row>
        <table:table-row table:style-name="ro1">
          <table:table-cell office:value-type="float" office:value="223323">
            <text:p>223323</text:p>
          </table:table-cell>
          <table:table-cell office:value-type="float" office:value="4000">
            <text:p>4000</text:p>
          </table:table-cell>
          <table:table-cell office:value-type="float" office:value="55.83075">
            <text:p>55.83</text:p>
          </table:table-cell>
          <table:table-cell office:value-type="string">
            <text:p>ReflectionHashCodeCacheKeyGenerator</text:p>
          </table:table-cell>
          <table:table-cell table:number-columns-repeated="2" office:value-type="boolean" office:boolean-value="true">
            <text:p>TRUE</text:p>
          </table:table-cell>
          <table:table-cell table:number-columns-repeated="5"/>
        </table:table-row>
      </table:table>
      <table:database-ranges>
        <table:database-range table:target-range-address="Sheet3.A20:Sheet3.AMJ34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4">04/04/2010</text:date>, <text:time>21:14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ic Dalquist</meta:initial-creator>
    <meta:creation-date>2010-04-01T15:54:29</meta:creation-date>
    <dc:date>2010-04-04T21:14:27</dc:date>
    <meta:editing-duration>PT00H49M16S</meta:editing-duration>
    <meta:editing-cycles>6</meta:editing-cycles>
    <meta:generator>OpenOffice.org/3.2$Unix OpenOffice.org_project/320m12$Build-9483</meta:generator>
    <meta:document-statistic meta:table-count="3" meta:cell-count="1562" meta:object-count="0"/>
  </office:meta>
</office:document-meta>
</file>